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8881111145" calcext:value-type="float">
            <text:p>0.3888111115</text:p>
          </table:table-cell>
          <table:table-cell office:value-type="string" calcext:value-type="string">
            <text:p>queens3.lp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385436058044" calcext:value-type="float">
            <text:p>0.385436058</text:p>
          </table:table-cell>
          <table:table-cell office:value-type="string" calcext:value-type="string">
            <text:p>queens4.lp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759983062744" calcext:value-type="float">
            <text:p>0.7599830627</text:p>
          </table:table-cell>
          <table:table-cell office:value-type="string" calcext:value-type="string">
            <text:p>Queens.11.lp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359216928482" calcext:value-type="float">
            <text:p>0.359216928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0.34654211998" calcext:value-type="float">
            <text:p>0.34654212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0.835443973541" calcext:value-type="float">
            <text:p>0.8354439735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60331058502" calcext:value-type="float">
            <text:p>0.0860331059</text:p>
          </table:table-cell>
          <table:table-cell table:formula="of:=AVERAGE([.B1:.B500])" office:value-type="float" office:value="0.634539594650355" calcext:value-type="float">
            <text:p>0.6345395947</text:p>
          </table:table-cell>
          <table:table-cell office:value-type="string" calcext:value-type="string">
            <text:p>all</text:p>
          </table:table-cell>
          <table:table-cell office:value-type="float" office:value="2002" calcext:value-type="float">
            <text:p>2002</text:p>
          </table:table-cell>
          <table:table-cell office:value-type="float" office:value="0.076849937439" calcext:value-type="float">
            <text:p>0.0768499374</text:p>
          </table:table-cell>
          <table:table-cell table:formula="of:=AVERAGE([.F1:.F500])" office:value-type="float" office:value="0.660359632015241" calcext:value-type="float">
            <text:p>0.66035963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0.698668003082" calcext:value-type="float">
            <text:p>0.6986680031</text:p>
          </table:table-cell>
          <table:table-cell table:formula="of:=AVERAGE([.K1:.K500])" office:value-type="float" office:value="1.17333669471752" calcext:value-type="float">
            <text:p>1.1733366947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842719078064" calcext:value-type="float">
            <text:p>0.084271907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0754890441895" calcext:value-type="float">
            <text:p>0.0754890442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0.757340908051" calcext:value-type="float">
            <text:p>0.7573409081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85824871063" calcext:value-type="float">
            <text:p>0.185824871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0.180670022964" calcext:value-type="float">
            <text:p>0.180670023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0.794895887375" calcext:value-type="float">
            <text:p>0.7948958874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982809066772" calcext:value-type="float">
            <text:p>0.0982809067</text:p>
          </table:table-cell>
          <table:table-cell table:formula="of:=AVERAGE([.B50:.B150])" office:value-type="float" office:value="2.43104463284607" calcext:value-type="float">
            <text:p>2.4310446328</text:p>
          </table:table-cell>
          <table:table-cell office:value-type="string" calcext:value-type="string">
            <text:p>50-150</text:p>
          </table:table-cell>
          <table:table-cell office:value-type="float" office:value="2005" calcext:value-type="float">
            <text:p>2005</text:p>
          </table:table-cell>
          <table:table-cell office:value-type="float" office:value="0.0919930934906" calcext:value-type="float">
            <text:p>0.0919930935</text:p>
          </table:table-cell>
          <table:table-cell table:formula="of:=AVERAGE([.F50:.F150])" office:value-type="float" office:value="2.5965993994534" calcext:value-type="float">
            <text:p>2.5965993995</text:p>
          </table:table-cell>
          <table:table-cell office:value-type="string" calcext:value-type="string">
            <text:p>50-15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.783166885376" calcext:value-type="float">
            <text:p>0.7831668854</text:p>
          </table:table-cell>
          <table:table-cell table:formula="of:=AVERAGE([.K50:.K150])" office:value-type="float" office:value="2.62514827511171" calcext:value-type="float">
            <text:p>2.6251482751</text:p>
          </table:table-cell>
          <table:table-cell office:value-type="string" calcext:value-type="string">
            <text:p>50-1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17530798912" calcext:value-type="float">
            <text:p>0.175307989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0.165101766586" calcext:value-type="float">
            <text:p>0.1651017666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0.797005176544" calcext:value-type="float">
            <text:p>0.7970051765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242378950119" calcext:value-type="float">
            <text:p>0.242378950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0.232653141022" calcext:value-type="float">
            <text:p>0.232653141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0.82674407959" calcext:value-type="float">
            <text:p>0.8267440796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260055065155" calcext:value-type="float">
            <text:p>0.260055065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0.254323959351" calcext:value-type="float">
            <text:p>0.2543239594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0.886579990387" calcext:value-type="float">
            <text:p>0.8865799904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890040397644" calcext:value-type="float">
            <text:p>0.0890040398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0.0826530456543" calcext:value-type="float">
            <text:p>0.0826530457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1.63817095757" calcext:value-type="float">
            <text:p>1.6381709576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821628570557" calcext:value-type="float">
            <text:p>0.082162857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0.0734348297119" calcext:value-type="float">
            <text:p>0.073434829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0.709485054016" calcext:value-type="float">
            <text:p>0.709485054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09200954437" calcext:value-type="float">
            <text:p>0.109200954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0.103785037994" calcext:value-type="float">
            <text:p>0.103785038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0.812427043915" calcext:value-type="float">
            <text:p>0.8124270439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12192606926" calcext:value-type="float">
            <text:p>0.121926069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0.112030982971" calcext:value-type="float">
            <text:p>0.112030983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0.742783069611" calcext:value-type="float">
            <text:p>0.7427830696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170323133469" calcext:value-type="float">
            <text:p>0.17032313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0.164263010025" calcext:value-type="float">
            <text:p>0.16426301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0.860234975815" calcext:value-type="float">
            <text:p>0.8602349758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395580053329" calcext:value-type="float">
            <text:p>0.395580053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0.37623500824" calcext:value-type="float">
            <text:p>0.3762350082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0.885087966919" calcext:value-type="float">
            <text:p>0.8850879669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45072126389" calcext:value-type="float">
            <text:p>0.245072126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0.237277984619" calcext:value-type="float">
            <text:p>0.2372779846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0.855311870575" calcext:value-type="float">
            <text:p>0.8553118706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52806997299" calcext:value-type="float">
            <text:p>0.152806997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0.146118879318" calcext:value-type="float">
            <text:p>0.1461188793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.0318710804" calcext:value-type="float">
            <text:p>1.0318710804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20841026306" calcext:value-type="float">
            <text:p>0.120841026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0.111060142517" calcext:value-type="float">
            <text:p>0.1110601425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float" office:value="1.03418707848" calcext:value-type="float">
            <text:p>1.0341870785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0792670249939" calcext:value-type="float">
            <text:p>0.07926702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0.0692179203033" calcext:value-type="float">
            <text:p>0.0692179203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0.764668941498" calcext:value-type="float">
            <text:p>0.7646689415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102729797363" calcext:value-type="float">
            <text:p>0.102729797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0.0928831100464" calcext:value-type="float">
            <text:p>0.09288311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float" office:value="0.712296962738" calcext:value-type="float">
            <text:p>0.7122969627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432657003403" calcext:value-type="float">
            <text:p>0.432657003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0.423747062683" calcext:value-type="float">
            <text:p>0.4237470627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float" office:value="1.16206693649" calcext:value-type="float">
            <text:p>1.1620669365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346087217331" calcext:value-type="float">
            <text:p>0.3460872173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0.338162899017" calcext:value-type="float">
            <text:p>0.338162899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float" office:value="0.704314947128" calcext:value-type="float">
            <text:p>0.7043149471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.66814208031" calcext:value-type="float">
            <text:p>3.6681420803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3.6522359848" calcext:value-type="float">
            <text:p>3.6522359848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float" office:value="0.761259078979" calcext:value-type="float">
            <text:p>0.761259079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114598035812" calcext:value-type="float">
            <text:p>0.1145980358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office:value-type="float" office:value="0.107388019562" calcext:value-type="float">
            <text:p>0.1073880196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0.739964962006" calcext:value-type="float">
            <text:p>0.739964962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20065927505" calcext:value-type="float">
            <text:p>0.1200659275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0.119533777237" calcext:value-type="float">
            <text:p>0.1195337772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 office:value-type="float" office:value="0.899425029755" calcext:value-type="float">
            <text:p>0.8994250298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701899051666" calcext:value-type="float">
            <text:p>0.7018990517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0.698548078537" calcext:value-type="float">
            <text:p>0.6985480785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1.01398611069" calcext:value-type="float">
            <text:p>1.0139861107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132391929626" calcext:value-type="float">
            <text:p>0.1323919296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office:value-type="float" office:value="0.124125957489" calcext:value-type="float">
            <text:p>0.1241259575</text:p>
          </table:table-cell>
          <table:table-cell table:number-columns-repeated="3"/>
          <table:table-cell office:value-type="float" office:value="2026" calcext:value-type="float">
            <text:p>2026</text:p>
          </table:table-cell>
          <table:table-cell office:value-type="float" office:value="0.789739131927" calcext:value-type="float">
            <text:p>0.7897391319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770211219788" calcext:value-type="float">
            <text:p>0.077021122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 office:value-type="float" office:value="0.0702619552612" calcext:value-type="float">
            <text:p>0.0702619553</text:p>
          </table:table-cell>
          <table:table-cell table:number-columns-repeated="3"/>
          <table:table-cell office:value-type="float" office:value="2027" calcext:value-type="float">
            <text:p>2027</text:p>
          </table:table-cell>
          <table:table-cell office:value-type="float" office:value="1.70395493507" calcext:value-type="float">
            <text:p>1.7039549351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975117921829" calcext:value-type="float">
            <text:p>0.9751179218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 office:value-type="float" office:value="0.964230060577" calcext:value-type="float">
            <text:p>0.9642300606</text:p>
          </table:table-cell>
          <table:table-cell table:number-columns-repeated="3"/>
          <table:table-cell office:value-type="float" office:value="2028" calcext:value-type="float">
            <text:p>2028</text:p>
          </table:table-cell>
          <table:table-cell office:value-type="float" office:value="0.702901124954" calcext:value-type="float">
            <text:p>0.702901125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358576059341" calcext:value-type="float">
            <text:p>0.3585760593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0.355705976486" calcext:value-type="float">
            <text:p>0.3557059765</text:p>
          </table:table-cell>
          <table:table-cell table:number-columns-repeated="3"/>
          <table:table-cell office:value-type="float" office:value="2029" calcext:value-type="float">
            <text:p>2029</text:p>
          </table:table-cell>
          <table:table-cell office:value-type="float" office:value="0.739682912827" calcext:value-type="float">
            <text:p>0.7396829128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525856971741" calcext:value-type="float">
            <text:p>0.5258569717</text:p>
          </table:table-cell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0.513516902924" calcext:value-type="float">
            <text:p>0.5135169029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 office:value-type="float" office:value="1.5745780468" calcext:value-type="float">
            <text:p>1.5745780468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.09377789497" calcext:value-type="float">
            <text:p>2.093777895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2.07650494576" calcext:value-type="float">
            <text:p>2.0765049458</text:p>
          </table:table-cell>
          <table:table-cell table:number-columns-repeated="3"/>
          <table:table-cell office:value-type="float" office:value="2031" calcext:value-type="float">
            <text:p>2031</text:p>
          </table:table-cell>
          <table:table-cell office:value-type="float" office:value="1.35461902618" calcext:value-type="float">
            <text:p>1.3546190262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100075960159" calcext:value-type="float">
            <text:p>0.1000759602</text:p>
          </table:table-cell>
          <table:table-cell table:number-columns-repeated="2"/>
          <table:table-cell office:value-type="float" office:value="2032" calcext:value-type="float">
            <text:p>2032</text:p>
          </table:table-cell>
          <table:table-cell office:value-type="float" office:value="0.0935678482056" calcext:value-type="float">
            <text:p>0.0935678482</text:p>
          </table:table-cell>
          <table:table-cell table:number-columns-repeated="3"/>
          <table:table-cell office:value-type="float" office:value="2032" calcext:value-type="float">
            <text:p>2032</text:p>
          </table:table-cell>
          <table:table-cell office:value-type="float" office:value="0.859320878983" calcext:value-type="float">
            <text:p>0.859320879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26472902298" calcext:value-type="float">
            <text:p>0.264729023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0.256278038025" calcext:value-type="float">
            <text:p>0.256278038</text:p>
          </table:table-cell>
          <table:table-cell table:number-columns-repeated="3"/>
          <table:table-cell office:value-type="float" office:value="2033" calcext:value-type="float">
            <text:p>2033</text:p>
          </table:table-cell>
          <table:table-cell office:value-type="float" office:value="0.955214977264" calcext:value-type="float">
            <text:p>0.9552149773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155575037003" calcext:value-type="float">
            <text:p>0.155575037</text:p>
          </table:table-cell>
          <table:table-cell table:number-columns-repeated="2"/>
          <table:table-cell office:value-type="float" office:value="2034" calcext:value-type="float">
            <text:p>2034</text:p>
          </table:table-cell>
          <table:table-cell office:value-type="float" office:value="0.147668838501" calcext:value-type="float">
            <text:p>0.1476688385</text:p>
          </table:table-cell>
          <table:table-cell table:number-columns-repeated="3"/>
          <table:table-cell office:value-type="float" office:value="2034" calcext:value-type="float">
            <text:p>2034</text:p>
          </table:table-cell>
          <table:table-cell office:value-type="float" office:value="0.799499034882" calcext:value-type="float">
            <text:p>0.7994990349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217755079269" calcext:value-type="float">
            <text:p>0.2177550793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0.208656072617" calcext:value-type="float">
            <text:p>0.2086560726</text:p>
          </table:table-cell>
          <table:table-cell table:number-columns-repeated="3"/>
          <table:table-cell office:value-type="float" office:value="2035" calcext:value-type="float">
            <text:p>2035</text:p>
          </table:table-cell>
          <table:table-cell office:value-type="float" office:value="0.951665878296" calcext:value-type="float">
            <text:p>0.9516658783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.44943094254" calcext:value-type="float">
            <text:p>2.4494309425</text:p>
          </table:table-cell>
          <table:table-cell table:number-columns-repeated="2"/>
          <table:table-cell office:value-type="float" office:value="2036" calcext:value-type="float">
            <text:p>2036</text:p>
          </table:table-cell>
          <table:table-cell office:value-type="float" office:value="2.44478702545" calcext:value-type="float">
            <text:p>2.4447870255</text:p>
          </table:table-cell>
          <table:table-cell table:number-columns-repeated="3"/>
          <table:table-cell office:value-type="float" office:value="2036" calcext:value-type="float">
            <text:p>2036</text:p>
          </table:table-cell>
          <table:table-cell office:value-type="float" office:value="0.853136062622" calcext:value-type="float">
            <text:p>0.8531360626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19531416893" calcext:value-type="float">
            <text:p>0.1953141689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office:value-type="float" office:value="0.187319040298" calcext:value-type="float">
            <text:p>0.1873190403</text:p>
          </table:table-cell>
          <table:table-cell table:number-columns-repeated="3"/>
          <table:table-cell office:value-type="float" office:value="2037" calcext:value-type="float">
            <text:p>2037</text:p>
          </table:table-cell>
          <table:table-cell office:value-type="float" office:value="1.88262987137" calcext:value-type="float">
            <text:p>1.8826298714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298234939575" calcext:value-type="float">
            <text:p>0.2982349396</text:p>
          </table:table-cell>
          <table:table-cell table:number-columns-repeated="2"/>
          <table:table-cell office:value-type="float" office:value="2038" calcext:value-type="float">
            <text:p>2038</text:p>
          </table:table-cell>
          <table:table-cell office:value-type="float" office:value="0.290544986725" calcext:value-type="float">
            <text:p>0.2905449867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0.749491930008" calcext:value-type="float">
            <text:p>0.74949193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0856440067291" calcext:value-type="float">
            <text:p>0.0856440067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office:value-type="float" office:value="0.0766489505768" calcext:value-type="float">
            <text:p>0.0766489506</text:p>
          </table:table-cell>
          <table:table-cell table:number-columns-repeated="3"/>
          <table:table-cell office:value-type="float" office:value="2039" calcext:value-type="float">
            <text:p>2039</text:p>
          </table:table-cell>
          <table:table-cell office:value-type="float" office:value="0.758157968521" calcext:value-type="float">
            <text:p>0.7581579685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159832954407" calcext:value-type="float">
            <text:p>0.1598329544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0.145008802414" calcext:value-type="float">
            <text:p>0.1450088024</text:p>
          </table:table-cell>
          <table:table-cell table:number-columns-repeated="3"/>
          <table:table-cell office:value-type="float" office:value="2040" calcext:value-type="float">
            <text:p>2040</text:p>
          </table:table-cell>
          <table:table-cell office:value-type="float" office:value="0.902756929398" calcext:value-type="float">
            <text:p>0.9027569294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245179176331" calcext:value-type="float">
            <text:p>0.2451791763</text:p>
          </table:table-cell>
          <table:table-cell table:number-columns-repeated="2"/>
          <table:table-cell office:value-type="float" office:value="2041" calcext:value-type="float">
            <text:p>2041</text:p>
          </table:table-cell>
          <table:table-cell office:value-type="float" office:value="0.234064102173" calcext:value-type="float">
            <text:p>0.2340641022</text:p>
          </table:table-cell>
          <table:table-cell table:number-columns-repeated="3"/>
          <table:table-cell office:value-type="float" office:value="2041" calcext:value-type="float">
            <text:p>2041</text:p>
          </table:table-cell>
          <table:table-cell office:value-type="float" office:value="0.823348045349" calcext:value-type="float">
            <text:p>0.8233480453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181687116623" calcext:value-type="float">
            <text:p>0.1816871166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office:value-type="float" office:value="0.173324108124" calcext:value-type="float">
            <text:p>0.1733241081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 office:value-type="float" office:value="0.970082044601" calcext:value-type="float">
            <text:p>0.9700820446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172584056854" calcext:value-type="float">
            <text:p>0.1725840569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0.163115978241" calcext:value-type="float">
            <text:p>0.1631159782</text:p>
          </table:table-cell>
          <table:table-cell table:number-columns-repeated="3"/>
          <table:table-cell office:value-type="float" office:value="2043" calcext:value-type="float">
            <text:p>2043</text:p>
          </table:table-cell>
          <table:table-cell office:value-type="float" office:value="1.01753401756" calcext:value-type="float">
            <text:p>1.0175340176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4681661129" calcext:value-type="float">
            <text:p>0.4681661129</text:p>
          </table:table-cell>
          <table:table-cell table:number-columns-repeated="2"/>
          <table:table-cell office:value-type="float" office:value="2044" calcext:value-type="float">
            <text:p>2044</text:p>
          </table:table-cell>
          <table:table-cell office:value-type="float" office:value="0.458237171173" calcext:value-type="float">
            <text:p>0.4582371712</text:p>
          </table:table-cell>
          <table:table-cell table:number-columns-repeated="3"/>
          <table:table-cell office:value-type="float" office:value="2044" calcext:value-type="float">
            <text:p>2044</text:p>
          </table:table-cell>
          <table:table-cell office:value-type="float" office:value="1.21200489998" calcext:value-type="float">
            <text:p>1.2120049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251072883606" calcext:value-type="float">
            <text:p>0.2510728836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0.238147974014" calcext:value-type="float">
            <text:p>0.238147974</text:p>
          </table:table-cell>
          <table:table-cell table:number-columns-repeated="3"/>
          <table:table-cell office:value-type="float" office:value="2045" calcext:value-type="float">
            <text:p>2045</text:p>
          </table:table-cell>
          <table:table-cell office:value-type="float" office:value="0.840296983719" calcext:value-type="float">
            <text:p>0.8402969837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475641012192" calcext:value-type="float">
            <text:p>0.4756410122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0.465782880783" calcext:value-type="float">
            <text:p>0.4657828808</text:p>
          </table:table-cell>
          <table:table-cell table:number-columns-repeated="3"/>
          <table:table-cell office:value-type="float" office:value="2046" calcext:value-type="float">
            <text:p>2046</text:p>
          </table:table-cell>
          <table:table-cell office:value-type="float" office:value="0.808319091797" calcext:value-type="float">
            <text:p>0.8083190918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.15716385841" calcext:value-type="float">
            <text:p>1.1571638584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1.15525698662" calcext:value-type="float">
            <text:p>1.1552569866</text:p>
          </table:table-cell>
          <table:table-cell table:number-columns-repeated="3"/>
          <table:table-cell office:value-type="float" office:value="2047" calcext:value-type="float">
            <text:p>2047</text:p>
          </table:table-cell>
          <table:table-cell office:value-type="float" office:value="0.862685203552" calcext:value-type="float">
            <text:p>0.8626852036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15495109558" calcext:value-type="float">
            <text:p>0.215495109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209652900696" calcext:value-type="float">
            <text:p>0.2096529007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.41043901443" calcext:value-type="float">
            <text:p>1.4104390144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164345026016" calcext:value-type="float">
            <text:p>0.164345026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0.15819811821" calcext:value-type="float">
            <text:p>0.1581981182</text:p>
          </table:table-cell>
          <table:table-cell table:number-columns-repeated="3"/>
          <table:table-cell office:value-type="float" office:value="2049" calcext:value-type="float">
            <text:p>2049</text:p>
          </table:table-cell>
          <table:table-cell office:value-type="float" office:value="0.942326068878" calcext:value-type="float">
            <text:p>0.9423260689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797419548035" calcext:value-type="float">
            <text:p>0.0797419548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0.0735399723053" calcext:value-type="float">
            <text:p>0.0735399723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0.706689834595" calcext:value-type="float">
            <text:p>0.7066898346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327875852585" calcext:value-type="float">
            <text:p>0.327875852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0.322130918503" calcext:value-type="float">
            <text:p>0.3221309185</text:p>
          </table:table-cell>
          <table:table-cell table:number-columns-repeated="3"/>
          <table:table-cell office:value-type="float" office:value="2051" calcext:value-type="float">
            <text:p>2051</text:p>
          </table:table-cell>
          <table:table-cell office:value-type="float" office:value="2.22374510765" calcext:value-type="float">
            <text:p>2.2237451077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631328105927" calcext:value-type="float">
            <text:p>0.6313281059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0.629990100861" calcext:value-type="float">
            <text:p>0.6299901009</text:p>
          </table:table-cell>
          <table:table-cell table:number-columns-repeated="3"/>
          <table:table-cell office:value-type="float" office:value="2052" calcext:value-type="float">
            <text:p>2052</text:p>
          </table:table-cell>
          <table:table-cell office:value-type="float" office:value="0.998027086258" calcext:value-type="float">
            <text:p>0.9980270863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392778873444" calcext:value-type="float">
            <text:p>0.3927788734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office:value-type="float" office:value="0.385359048843" calcext:value-type="float">
            <text:p>0.3853590488</text:p>
          </table:table-cell>
          <table:table-cell table:number-columns-repeated="3"/>
          <table:table-cell office:value-type="float" office:value="2053" calcext:value-type="float">
            <text:p>2053</text:p>
          </table:table-cell>
          <table:table-cell office:value-type="float" office:value="1.02231907845" calcext:value-type="float">
            <text:p>1.0223190785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533510923386" calcext:value-type="float">
            <text:p>0.5335109234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float" office:value="0.522594928741" calcext:value-type="float">
            <text:p>0.5225949287</text:p>
          </table:table-cell>
          <table:table-cell table:number-columns-repeated="3"/>
          <table:table-cell office:value-type="float" office:value="2054" calcext:value-type="float">
            <text:p>2054</text:p>
          </table:table-cell>
          <table:table-cell office:value-type="float" office:value="1.18401408195" calcext:value-type="float">
            <text:p>1.184014082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126787900925" calcext:value-type="float">
            <text:p>0.1267879009</text:p>
          </table:table-cell>
          <table:table-cell table:number-columns-repeated="2"/>
          <table:table-cell office:value-type="float" office:value="2055" calcext:value-type="float">
            <text:p>2055</text:p>
          </table:table-cell>
          <table:table-cell office:value-type="float" office:value="0.120502948761" calcext:value-type="float">
            <text:p>0.1205029488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 office:value-type="float" office:value="1.2805519104" calcext:value-type="float">
            <text:p>1.2805519104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473784923553" calcext:value-type="float">
            <text:p>0.4737849236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0.470904111862" calcext:value-type="float">
            <text:p>0.4709041119</text:p>
          </table:table-cell>
          <table:table-cell table:number-columns-repeated="3"/>
          <table:table-cell office:value-type="float" office:value="2056" calcext:value-type="float">
            <text:p>2056</text:p>
          </table:table-cell>
          <table:table-cell office:value-type="float" office:value="0.867608070374" calcext:value-type="float">
            <text:p>0.8676080704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648011922836" calcext:value-type="float">
            <text:p>0.6480119228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office:value-type="float" office:value="0.638753175735" calcext:value-type="float">
            <text:p>0.6387531757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1.10703015327" calcext:value-type="float">
            <text:p>1.1070301533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895534992218" calcext:value-type="float">
            <text:p>0.8955349922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0.884481191635" calcext:value-type="float">
            <text:p>0.8844811916</text:p>
          </table:table-cell>
          <table:table-cell table:number-columns-repeated="3"/>
          <table:table-cell office:value-type="float" office:value="2058" calcext:value-type="float">
            <text:p>2058</text:p>
          </table:table-cell>
          <table:table-cell office:value-type="float" office:value="0.782961130142" calcext:value-type="float">
            <text:p>0.7829611301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0988829135895" calcext:value-type="float">
            <text:p>0.0988829136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0.0899279117584" calcext:value-type="float">
            <text:p>0.0899279118</text:p>
          </table:table-cell>
          <table:table-cell table:number-columns-repeated="3"/>
          <table:table-cell office:value-type="float" office:value="2059" calcext:value-type="float">
            <text:p>2059</text:p>
          </table:table-cell>
          <table:table-cell office:value-type="float" office:value="0.864973783493" calcext:value-type="float">
            <text:p>0.8649737835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63916516304" calcext:value-type="float">
            <text:p>0.639165163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0.627067089081" calcext:value-type="float">
            <text:p>0.6270670891</text:p>
          </table:table-cell>
          <table:table-cell table:number-columns-repeated="3"/>
          <table:table-cell office:value-type="float" office:value="2060" calcext:value-type="float">
            <text:p>2060</text:p>
          </table:table-cell>
          <table:table-cell office:value-type="float" office:value="3.083122015" calcext:value-type="float">
            <text:p>3.083122015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35870718956" calcext:value-type="float">
            <text:p>0.3587071896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0.349060058594" calcext:value-type="float">
            <text:p>0.3490600586</text:p>
          </table:table-cell>
          <table:table-cell table:number-columns-repeated="3"/>
          <table:table-cell office:value-type="float" office:value="2061" calcext:value-type="float">
            <text:p>2061</text:p>
          </table:table-cell>
          <table:table-cell office:value-type="float" office:value="1.04296803474" calcext:value-type="float">
            <text:p>1.0429680347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118416070938" calcext:value-type="float">
            <text:p>0.1184160709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office:value-type="float" office:value="0.112275838852" calcext:value-type="float">
            <text:p>0.1122758389</text:p>
          </table:table-cell>
          <table:table-cell table:number-columns-repeated="3"/>
          <table:table-cell office:value-type="float" office:value="2062" calcext:value-type="float">
            <text:p>2062</text:p>
          </table:table-cell>
          <table:table-cell office:value-type="float" office:value="0.960676908493" calcext:value-type="float">
            <text:p>0.9606769085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992154121399" calcext:value-type="float">
            <text:p>0.9921541214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office:value-type="float" office:value="0.980407953262" calcext:value-type="float">
            <text:p>0.9804079533</text:p>
          </table:table-cell>
          <table:table-cell table:number-columns-repeated="3"/>
          <table:table-cell office:value-type="float" office:value="2063" calcext:value-type="float">
            <text:p>2063</text:p>
          </table:table-cell>
          <table:table-cell office:value-type="float" office:value="0.965310096741" calcext:value-type="float">
            <text:p>0.9653100967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473280906677" calcext:value-type="float">
            <text:p>0.4732809067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office:value-type="float" office:value="0.467502832413" calcext:value-type="float">
            <text:p>0.4675028324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0.874983072281" calcext:value-type="float">
            <text:p>0.8749830723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774493932724" calcext:value-type="float">
            <text:p>0.7744939327</text:p>
          </table:table-cell>
          <table:table-cell table:number-columns-repeated="2"/>
          <table:table-cell office:value-type="float" office:value="2065" calcext:value-type="float">
            <text:p>2065</text:p>
          </table:table-cell>
          <table:table-cell office:value-type="float" office:value="0.758615016937" calcext:value-type="float">
            <text:p>0.7586150169</text:p>
          </table:table-cell>
          <table:table-cell table:number-columns-repeated="3"/>
          <table:table-cell office:value-type="float" office:value="2065" calcext:value-type="float">
            <text:p>2065</text:p>
          </table:table-cell>
          <table:table-cell office:value-type="float" office:value="2.6746070385" calcext:value-type="float">
            <text:p>2.6746070385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123438119888" calcext:value-type="float">
            <text:p>0.1234381199</text:p>
          </table:table-cell>
          <table:table-cell table:number-columns-repeated="2"/>
          <table:table-cell office:value-type="float" office:value="2066" calcext:value-type="float">
            <text:p>2066</text:p>
          </table:table-cell>
          <table:table-cell office:value-type="float" office:value="0.114750146866" calcext:value-type="float">
            <text:p>0.1147501469</text:p>
          </table:table-cell>
          <table:table-cell table:number-columns-repeated="3"/>
          <table:table-cell office:value-type="float" office:value="2066" calcext:value-type="float">
            <text:p>2066</text:p>
          </table:table-cell>
          <table:table-cell office:value-type="float" office:value="1.47135305405" calcext:value-type="float">
            <text:p>1.4713530541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177317857742" calcext:value-type="float">
            <text:p>0.1773178577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office:value-type="float" office:value="0.17480802536" calcext:value-type="float">
            <text:p>0.1748080254</text:p>
          </table:table-cell>
          <table:table-cell table:number-columns-repeated="3"/>
          <table:table-cell office:value-type="float" office:value="2067" calcext:value-type="float">
            <text:p>2067</text:p>
          </table:table-cell>
          <table:table-cell office:value-type="float" office:value="0.851440906525" calcext:value-type="float">
            <text:p>0.8514409065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112481117249" calcext:value-type="float">
            <text:p>0.1124811172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0.104424953461" calcext:value-type="float">
            <text:p>0.1044249535</text:p>
          </table:table-cell>
          <table:table-cell table:number-columns-repeated="3"/>
          <table:table-cell office:value-type="float" office:value="2068" calcext:value-type="float">
            <text:p>2068</text:p>
          </table:table-cell>
          <table:table-cell office:value-type="float" office:value="0.996338844299" calcext:value-type="float">
            <text:p>0.9963388443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.0789449214935" calcext:value-type="float">
            <text:p>0.0789449215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0.0719821453094" calcext:value-type="float">
            <text:p>0.0719821453</text:p>
          </table:table-cell>
          <table:table-cell table:number-columns-repeated="3"/>
          <table:table-cell office:value-type="float" office:value="2069" calcext:value-type="float">
            <text:p>2069</text:p>
          </table:table-cell>
          <table:table-cell office:value-type="float" office:value="0.760637044907" calcext:value-type="float">
            <text:p>0.7606370449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945953845978" calcext:value-type="float">
            <text:p>0.945953846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0.939136981964" calcext:value-type="float">
            <text:p>0.939136982</text:p>
          </table:table-cell>
          <table:table-cell table:number-columns-repeated="3"/>
          <table:table-cell office:value-type="float" office:value="2070" calcext:value-type="float">
            <text:p>2070</text:p>
          </table:table-cell>
          <table:table-cell office:value-type="float" office:value="2.73395395279" calcext:value-type="float">
            <text:p>2.7339539528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222034931183" calcext:value-type="float">
            <text:p>0.2220349312</text:p>
          </table:table-cell>
          <table:table-cell table:number-columns-repeated="2"/>
          <table:table-cell office:value-type="float" office:value="2071" calcext:value-type="float">
            <text:p>2071</text:p>
          </table:table-cell>
          <table:table-cell office:value-type="float" office:value="0.215744972229" calcext:value-type="float">
            <text:p>0.2157449722</text:p>
          </table:table-cell>
          <table:table-cell table:number-columns-repeated="3"/>
          <table:table-cell office:value-type="float" office:value="2071" calcext:value-type="float">
            <text:p>2071</text:p>
          </table:table-cell>
          <table:table-cell office:value-type="float" office:value="1.85756111145" calcext:value-type="float">
            <text:p>1.8575611115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396170854568" calcext:value-type="float">
            <text:p>0.3961708546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 office:value-type="float" office:value="0.388903856277" calcext:value-type="float">
            <text:p>0.3889038563</text:p>
          </table:table-cell>
          <table:table-cell table:number-columns-repeated="3"/>
          <table:table-cell office:value-type="float" office:value="2072" calcext:value-type="float">
            <text:p>2072</text:p>
          </table:table-cell>
          <table:table-cell office:value-type="float" office:value="0.907196998596" calcext:value-type="float">
            <text:p>0.9071969986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347529888153" calcext:value-type="float">
            <text:p>0.3475298882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0.33951997757" calcext:value-type="float">
            <text:p>0.3395199776</text:p>
          </table:table-cell>
          <table:table-cell table:number-columns-repeated="3"/>
          <table:table-cell office:value-type="float" office:value="2073" calcext:value-type="float">
            <text:p>2073</text:p>
          </table:table-cell>
          <table:table-cell office:value-type="float" office:value="2.91349196434" calcext:value-type="float">
            <text:p>2.9134919643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261389017105" calcext:value-type="float">
            <text:p>0.2613890171</text:p>
          </table:table-cell>
          <table:table-cell table:number-columns-repeated="2"/>
          <table:table-cell office:value-type="float" office:value="2074" calcext:value-type="float">
            <text:p>2074</text:p>
          </table:table-cell>
          <table:table-cell office:value-type="float" office:value="0.257486104965" calcext:value-type="float">
            <text:p>0.257486105</text:p>
          </table:table-cell>
          <table:table-cell table:number-columns-repeated="3"/>
          <table:table-cell office:value-type="float" office:value="2074" calcext:value-type="float">
            <text:p>2074</text:p>
          </table:table-cell>
          <table:table-cell office:value-type="float" office:value="1.03545498848" calcext:value-type="float">
            <text:p>1.0354549885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116386890411" calcext:value-type="float">
            <text:p>0.1163868904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0.109737873077" calcext:value-type="float">
            <text:p>0.1097378731</text:p>
          </table:table-cell>
          <table:table-cell table:number-columns-repeated="3"/>
          <table:table-cell office:value-type="float" office:value="2075" calcext:value-type="float">
            <text:p>2075</text:p>
          </table:table-cell>
          <table:table-cell office:value-type="float" office:value="0.807614088058" calcext:value-type="float">
            <text:p>0.8076140881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105190992355" calcext:value-type="float">
            <text:p>0.105190992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0.0981740951538" calcext:value-type="float">
            <text:p>0.0981740952</text:p>
          </table:table-cell>
          <table:table-cell table:number-columns-repeated="3"/>
          <table:table-cell office:value-type="float" office:value="2076" calcext:value-type="float">
            <text:p>2076</text:p>
          </table:table-cell>
          <table:table-cell office:value-type="float" office:value="0.960052967072" calcext:value-type="float">
            <text:p>0.9600529671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132115840912" calcext:value-type="float">
            <text:p>0.132115840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0.12767291069" calcext:value-type="float">
            <text:p>0.1276729107</text:p>
          </table:table-cell>
          <table:table-cell table:number-columns-repeated="3"/>
          <table:table-cell office:value-type="float" office:value="2077" calcext:value-type="float">
            <text:p>2077</text:p>
          </table:table-cell>
          <table:table-cell office:value-type="float" office:value="1.03992390633" calcext:value-type="float">
            <text:p>1.0399239063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5.22226500511" calcext:value-type="float">
            <text:p>5.2222650051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5.26528310776" calcext:value-type="float">
            <text:p>5.2652831078</text:p>
          </table:table-cell>
          <table:table-cell table:number-columns-repeated="3"/>
          <table:table-cell office:value-type="float" office:value="2078" calcext:value-type="float">
            <text:p>2078</text:p>
          </table:table-cell>
          <table:table-cell office:value-type="float" office:value="2.68061900139" calcext:value-type="float">
            <text:p>2.6806190014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094309091568" calcext:value-type="float">
            <text:p>0.0943090916</text:p>
          </table:table-cell>
          <table:table-cell table:number-columns-repeated="2"/>
          <table:table-cell office:value-type="float" office:value="2079" calcext:value-type="float">
            <text:p>2079</text:p>
          </table:table-cell>
          <table:table-cell office:value-type="float" office:value="0.0852720737457" calcext:value-type="float">
            <text:p>0.0852720737</text:p>
          </table:table-cell>
          <table:table-cell table:number-columns-repeated="3"/>
          <table:table-cell office:value-type="float" office:value="2079" calcext:value-type="float">
            <text:p>2079</text:p>
          </table:table-cell>
          <table:table-cell office:value-type="float" office:value="0.725076198578" calcext:value-type="float">
            <text:p>0.7250761986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854690074921" calcext:value-type="float">
            <text:p>0.0854690075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0.0811150074005" calcext:value-type="float">
            <text:p>0.0811150074</text:p>
          </table:table-cell>
          <table:table-cell table:number-columns-repeated="3"/>
          <table:table-cell office:value-type="float" office:value="2080" calcext:value-type="float">
            <text:p>2080</text:p>
          </table:table-cell>
          <table:table-cell office:value-type="float" office:value="0.893689870834" calcext:value-type="float">
            <text:p>0.8936898708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189095020294" calcext:value-type="float">
            <text:p>0.1890950203</text:p>
          </table:table-cell>
          <table:table-cell table:number-columns-repeated="2"/>
          <table:table-cell office:value-type="float" office:value="2081" calcext:value-type="float">
            <text:p>2081</text:p>
          </table:table-cell>
          <table:table-cell office:value-type="float" office:value="0.184700012207" calcext:value-type="float">
            <text:p>0.1847000122</text:p>
          </table:table-cell>
          <table:table-cell table:number-columns-repeated="3"/>
          <table:table-cell office:value-type="float" office:value="2081" calcext:value-type="float">
            <text:p>2081</text:p>
          </table:table-cell>
          <table:table-cell office:value-type="float" office:value="0.814023971558" calcext:value-type="float">
            <text:p>0.8140239716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387294769287" calcext:value-type="float">
            <text:p>0.3872947693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0.380731105804" calcext:value-type="float">
            <text:p>0.3807311058</text:p>
          </table:table-cell>
          <table:table-cell table:number-columns-repeated="3"/>
          <table:table-cell office:value-type="float" office:value="2082" calcext:value-type="float">
            <text:p>2082</text:p>
          </table:table-cell>
          <table:table-cell office:value-type="float" office:value="1.98675990105" calcext:value-type="float">
            <text:p>1.9867599011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174359083176" calcext:value-type="float">
            <text:p>0.174359083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0.167153120041" calcext:value-type="float">
            <text:p>0.16715312</text:p>
          </table:table-cell>
          <table:table-cell table:number-columns-repeated="3"/>
          <table:table-cell office:value-type="float" office:value="2083" calcext:value-type="float">
            <text:p>2083</text:p>
          </table:table-cell>
          <table:table-cell office:value-type="float" office:value="1.24438810349" calcext:value-type="float">
            <text:p>1.2443881035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.538513898849" calcext:value-type="float">
            <text:p>0.5385138988</text:p>
          </table:table-cell>
          <table:table-cell table:number-columns-repeated="2"/>
          <table:table-cell office:value-type="float" office:value="2084" calcext:value-type="float">
            <text:p>2084</text:p>
          </table:table-cell>
          <table:table-cell office:value-type="float" office:value="0.525813102722" calcext:value-type="float">
            <text:p>0.5258131027</text:p>
          </table:table-cell>
          <table:table-cell table:number-columns-repeated="3"/>
          <table:table-cell office:value-type="float" office:value="2084" calcext:value-type="float">
            <text:p>2084</text:p>
          </table:table-cell>
          <table:table-cell office:value-type="float" office:value="1.22275114059" calcext:value-type="float">
            <text:p>1.2227511406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.4274430275" calcext:value-type="float">
            <text:p>5.4274430275</text:p>
          </table:table-cell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5.42399215698" calcext:value-type="float">
            <text:p>5.423992157</text:p>
          </table:table-cell>
          <table:table-cell table:number-columns-repeated="3"/>
          <table:table-cell office:value-type="float" office:value="2085" calcext:value-type="float">
            <text:p>2085</text:p>
          </table:table-cell>
          <table:table-cell office:value-type="float" office:value="0.932976961136" calcext:value-type="float">
            <text:p>0.9329769611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.90920114517" calcext:value-type="float">
            <text:p>1.9092011452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1.90060400963" calcext:value-type="float">
            <text:p>1.9006040096</text:p>
          </table:table-cell>
          <table:table-cell table:number-columns-repeated="3"/>
          <table:table-cell office:value-type="float" office:value="2086" calcext:value-type="float">
            <text:p>2086</text:p>
          </table:table-cell>
          <table:table-cell office:value-type="float" office:value="1.18606996536" calcext:value-type="float">
            <text:p>1.1860699654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616188049316" calcext:value-type="float">
            <text:p>0.6161880493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0.612468957901" calcext:value-type="float">
            <text:p>0.6124689579</text:p>
          </table:table-cell>
          <table:table-cell table:number-columns-repeated="3"/>
          <table:table-cell office:value-type="float" office:value="2087" calcext:value-type="float">
            <text:p>2087</text:p>
          </table:table-cell>
          <table:table-cell office:value-type="float" office:value="0.759390830994" calcext:value-type="float">
            <text:p>0.759390831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201936006546" calcext:value-type="float">
            <text:p>0.2019360065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0.191728830338" calcext:value-type="float">
            <text:p>0.1917288303</text:p>
          </table:table-cell>
          <table:table-cell table:number-columns-repeated="3"/>
          <table:table-cell office:value-type="float" office:value="2088" calcext:value-type="float">
            <text:p>2088</text:p>
          </table:table-cell>
          <table:table-cell office:value-type="float" office:value="1.13846898079" calcext:value-type="float">
            <text:p>1.1384689808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1664249897" calcext:value-type="float">
            <text:p>0.1664249897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0.162303924561" calcext:value-type="float">
            <text:p>0.1623039246</text:p>
          </table:table-cell>
          <table:table-cell table:number-columns-repeated="3"/>
          <table:table-cell office:value-type="float" office:value="2089" calcext:value-type="float">
            <text:p>2089</text:p>
          </table:table-cell>
          <table:table-cell office:value-type="float" office:value="1.23778009415" calcext:value-type="float">
            <text:p>1.2377800942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461874008179" calcext:value-type="float">
            <text:p>0.4618740082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0.455681085587" calcext:value-type="float">
            <text:p>0.4556810856</text:p>
          </table:table-cell>
          <table:table-cell table:number-columns-repeated="3"/>
          <table:table-cell office:value-type="float" office:value="2090" calcext:value-type="float">
            <text:p>2090</text:p>
          </table:table-cell>
          <table:table-cell office:value-type="float" office:value="7.13231301308" calcext:value-type="float">
            <text:p>7.1323130131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461463928223" calcext:value-type="float">
            <text:p>0.4614639282</text:p>
          </table:table-cell>
          <table:table-cell table:number-columns-repeated="2"/>
          <table:table-cell office:value-type="float" office:value="2091" calcext:value-type="float">
            <text:p>2091</text:p>
          </table:table-cell>
          <table:table-cell office:value-type="float" office:value="0.471168041229" calcext:value-type="float">
            <text:p>0.4711680412</text:p>
          </table:table-cell>
          <table:table-cell table:number-columns-repeated="3"/>
          <table:table-cell office:value-type="float" office:value="2091" calcext:value-type="float">
            <text:p>2091</text:p>
          </table:table-cell>
          <table:table-cell office:value-type="float" office:value="0.876641988754" calcext:value-type="float">
            <text:p>0.8766419888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949167013168" calcext:value-type="float">
            <text:p>0.9491670132</text:p>
          </table:table-cell>
          <table:table-cell table:number-columns-repeated="2"/>
          <table:table-cell office:value-type="float" office:value="2092" calcext:value-type="float">
            <text:p>2092</text:p>
          </table:table-cell>
          <table:table-cell office:value-type="float" office:value="0.975059986115" calcext:value-type="float">
            <text:p>0.9750599861</text:p>
          </table:table-cell>
          <table:table-cell table:number-columns-repeated="3"/>
          <table:table-cell office:value-type="float" office:value="2092" calcext:value-type="float">
            <text:p>2092</text:p>
          </table:table-cell>
          <table:table-cell office:value-type="float" office:value="1.55630111694" calcext:value-type="float">
            <text:p>1.5563011169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381521940231" calcext:value-type="float">
            <text:p>0.3815219402</text:p>
          </table:table-cell>
          <table:table-cell table:number-columns-repeated="2"/>
          <table:table-cell office:value-type="float" office:value="2093" calcext:value-type="float">
            <text:p>2093</text:p>
          </table:table-cell>
          <table:table-cell office:value-type="float" office:value="0.376769065857" calcext:value-type="float">
            <text:p>0.3767690659</text:p>
          </table:table-cell>
          <table:table-cell table:number-columns-repeated="3"/>
          <table:table-cell office:value-type="float" office:value="2093" calcext:value-type="float">
            <text:p>2093</text:p>
          </table:table-cell>
          <table:table-cell office:value-type="float" office:value="0.843971014023" calcext:value-type="float">
            <text:p>0.843971014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26072597504" calcext:value-type="float">
            <text:p>1.260725975</text:p>
          </table:table-cell>
          <table:table-cell table:number-columns-repeated="2"/>
          <table:table-cell office:value-type="float" office:value="2094" calcext:value-type="float">
            <text:p>2094</text:p>
          </table:table-cell>
          <table:table-cell office:value-type="float" office:value="1.27529501915" calcext:value-type="float">
            <text:p>1.2752950192</text:p>
          </table:table-cell>
          <table:table-cell table:number-columns-repeated="3"/>
          <table:table-cell office:value-type="float" office:value="2094" calcext:value-type="float">
            <text:p>2094</text:p>
          </table:table-cell>
          <table:table-cell office:value-type="float" office:value="0.819650173187" calcext:value-type="float">
            <text:p>0.8196501732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498085021973" calcext:value-type="float">
            <text:p>0.498085022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office:value-type="float" office:value="0.59818315506" calcext:value-type="float">
            <text:p>0.5981831551</text:p>
          </table:table-cell>
          <table:table-cell table:number-columns-repeated="3"/>
          <table:table-cell office:value-type="float" office:value="2095" calcext:value-type="float">
            <text:p>2095</text:p>
          </table:table-cell>
          <table:table-cell office:value-type="float" office:value="1.31417989731" calcext:value-type="float">
            <text:p>1.3141798973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5524969101" calcext:value-type="float">
            <text:p>6.5524969101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8.22517895699" calcext:value-type="float">
            <text:p>8.225178957</text:p>
          </table:table-cell>
          <table:table-cell table:number-columns-repeated="3"/>
          <table:table-cell office:value-type="float" office:value="2096" calcext:value-type="float">
            <text:p>2096</text:p>
          </table:table-cell>
          <table:table-cell office:value-type="float" office:value="14.7509760857" calcext:value-type="float">
            <text:p>14.7509760857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.28843903542" calcext:value-type="float">
            <text:p>1.2884390354</text:p>
          </table:table-cell>
          <table:table-cell table:number-columns-repeated="2"/>
          <table:table-cell office:value-type="float" office:value="2097" calcext:value-type="float">
            <text:p>2097</text:p>
          </table:table-cell>
          <table:table-cell office:value-type="float" office:value="1.76157689095" calcext:value-type="float">
            <text:p>1.761576891</text:p>
          </table:table-cell>
          <table:table-cell table:number-columns-repeated="3"/>
          <table:table-cell office:value-type="float" office:value="2097" calcext:value-type="float">
            <text:p>2097</text:p>
          </table:table-cell>
          <table:table-cell office:value-type="float" office:value="0.901375055313" calcext:value-type="float">
            <text:p>0.9013750553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4.97214603424" calcext:value-type="float">
            <text:p>4.972146034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6.01460909843" calcext:value-type="float">
            <text:p>6.0146090984</text:p>
          </table:table-cell>
          <table:table-cell table:number-columns-repeated="3"/>
          <table:table-cell office:value-type="float" office:value="2098" calcext:value-type="float">
            <text:p>2098</text:p>
          </table:table-cell>
          <table:table-cell office:value-type="float" office:value="1.67280006409" calcext:value-type="float">
            <text:p>1.6728000641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.25990200043" calcext:value-type="float">
            <text:p>2.2599020004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2.26959204674" calcext:value-type="float">
            <text:p>2.2695920467</text:p>
          </table:table-cell>
          <table:table-cell table:number-columns-repeated="3"/>
          <table:table-cell office:value-type="float" office:value="2099" calcext:value-type="float">
            <text:p>2099</text:p>
          </table:table-cell>
          <table:table-cell office:value-type="float" office:value="7.18472790718" calcext:value-type="float">
            <text:p>7.1847279072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.3278529644" calcext:value-type="float">
            <text:p>5.3278529644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6.00897407532" calcext:value-type="float">
            <text:p>6.0089740753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3.11846995354" calcext:value-type="float">
            <text:p>3.1184699535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.43607187271" calcext:value-type="float">
            <text:p>2.4360718727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2.69690203667" calcext:value-type="float">
            <text:p>2.6969020367</text:p>
          </table:table-cell>
          <table:table-cell table:number-columns-repeated="3"/>
          <table:table-cell office:value-type="float" office:value="2101" calcext:value-type="float">
            <text:p>2101</text:p>
          </table:table-cell>
          <table:table-cell office:value-type="float" office:value="8.16447496414" calcext:value-type="float">
            <text:p>8.1644749641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.55528593063" calcext:value-type="float">
            <text:p>1.5552859306</text:p>
          </table:table-cell>
          <table:table-cell table:number-columns-repeated="2"/>
          <table:table-cell office:value-type="float" office:value="2102" calcext:value-type="float">
            <text:p>2102</text:p>
          </table:table-cell>
          <table:table-cell office:value-type="float" office:value="1.90093111992" calcext:value-type="float">
            <text:p>1.9009311199</text:p>
          </table:table-cell>
          <table:table-cell table:number-columns-repeated="3"/>
          <table:table-cell office:value-type="float" office:value="2102" calcext:value-type="float">
            <text:p>2102</text:p>
          </table:table-cell>
          <table:table-cell office:value-type="float" office:value="0.849723815918" calcext:value-type="float">
            <text:p>0.8497238159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282134056091" calcext:value-type="float">
            <text:p>0.2821340561</text:p>
          </table:table-cell>
          <table:table-cell table:number-columns-repeated="2"/>
          <table:table-cell office:value-type="float" office:value="2103" calcext:value-type="float">
            <text:p>2103</text:p>
          </table:table-cell>
          <table:table-cell office:value-type="float" office:value="0.295880079269" calcext:value-type="float">
            <text:p>0.2958800793</text:p>
          </table:table-cell>
          <table:table-cell table:number-columns-repeated="3"/>
          <table:table-cell office:value-type="float" office:value="2103" calcext:value-type="float">
            <text:p>2103</text:p>
          </table:table-cell>
          <table:table-cell office:value-type="float" office:value="0.732771873474" calcext:value-type="float">
            <text:p>0.7327718735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727611064911" calcext:value-type="float">
            <text:p>0.727611064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1.01647615433" calcext:value-type="float">
            <text:p>1.0164761543</text:p>
          </table:table-cell>
          <table:table-cell table:number-columns-repeated="3"/>
          <table:table-cell office:value-type="float" office:value="2104" calcext:value-type="float">
            <text:p>2104</text:p>
          </table:table-cell>
          <table:table-cell office:value-type="float" office:value="2.17282795906" calcext:value-type="float">
            <text:p>2.1728279591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69751906395" calcext:value-type="float">
            <text:p>0.697519064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0.98915886879" calcext:value-type="float">
            <text:p>0.9891588688</text:p>
          </table:table-cell>
          <table:table-cell table:number-columns-repeated="3"/>
          <table:table-cell office:value-type="float" office:value="2105" calcext:value-type="float">
            <text:p>2105</text:p>
          </table:table-cell>
          <table:table-cell office:value-type="float" office:value="1.08576202393" calcext:value-type="float">
            <text:p>1.0857620239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436589002609" calcext:value-type="float">
            <text:p>0.4365890026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0.542876005173" calcext:value-type="float">
            <text:p>0.5428760052</text:p>
          </table:table-cell>
          <table:table-cell table:number-columns-repeated="3"/>
          <table:table-cell office:value-type="float" office:value="2106" calcext:value-type="float">
            <text:p>2106</text:p>
          </table:table-cell>
          <table:table-cell office:value-type="float" office:value="0.787864923477" calcext:value-type="float">
            <text:p>0.7878649235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.10486602783" calcext:value-type="float">
            <text:p>1.1048660278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office:value-type="float" office:value="1.82464194298" calcext:value-type="float">
            <text:p>1.824641943</text:p>
          </table:table-cell>
          <table:table-cell table:number-columns-repeated="3"/>
          <table:table-cell office:value-type="float" office:value="2107" calcext:value-type="float">
            <text:p>2107</text:p>
          </table:table-cell>
          <table:table-cell office:value-type="float" office:value="1.88575005531" calcext:value-type="float">
            <text:p>1.8857500553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.53644394875" calcext:value-type="float">
            <text:p>4.5364439488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7.75933599472" calcext:value-type="float">
            <text:p>7.7593359947</text:p>
          </table:table-cell>
          <table:table-cell table:number-columns-repeated="3"/>
          <table:table-cell office:value-type="float" office:value="2108" calcext:value-type="float">
            <text:p>2108</text:p>
          </table:table-cell>
          <table:table-cell office:value-type="float" office:value="4.3570189476" calcext:value-type="float">
            <text:p>4.3570189476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201545953751" calcext:value-type="float">
            <text:p>0.2015459538</text:p>
          </table:table-cell>
          <table:table-cell table:number-columns-repeated="2"/>
          <table:table-cell office:value-type="float" office:value="2109" calcext:value-type="float">
            <text:p>2109</text:p>
          </table:table-cell>
          <table:table-cell office:value-type="float" office:value="0.237637042999" calcext:value-type="float">
            <text:p>0.237637043</text:p>
          </table:table-cell>
          <table:table-cell table:number-columns-repeated="3"/>
          <table:table-cell office:value-type="float" office:value="2109" calcext:value-type="float">
            <text:p>2109</text:p>
          </table:table-cell>
          <table:table-cell office:value-type="float" office:value="1.56004214287" calcext:value-type="float">
            <text:p>1.5600421429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3.3427248001" calcext:value-type="float">
            <text:p>23.3427248001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27.2513668537" calcext:value-type="float">
            <text:p>27.2513668537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office:value-type="float" office:value="15.5639090538" calcext:value-type="float">
            <text:p>15.5639090538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368798017502" calcext:value-type="float">
            <text:p>0.3687980175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office:value-type="float" office:value="0.375663995743" calcext:value-type="float">
            <text:p>0.3756639957</text:p>
          </table:table-cell>
          <table:table-cell table:number-columns-repeated="3"/>
          <table:table-cell office:value-type="float" office:value="2111" calcext:value-type="float">
            <text:p>2111</text:p>
          </table:table-cell>
          <table:table-cell office:value-type="float" office:value="2.05974507332" calcext:value-type="float">
            <text:p>2.0597450733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543689012527" calcext:value-type="float">
            <text:p>0.5436890125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0.551841020584" calcext:value-type="float">
            <text:p>0.5518410206</text:p>
          </table:table-cell>
          <table:table-cell table:number-columns-repeated="3"/>
          <table:table-cell office:value-type="float" office:value="2112" calcext:value-type="float">
            <text:p>2112</text:p>
          </table:table-cell>
          <table:table-cell office:value-type="float" office:value="1.25624990463" calcext:value-type="float">
            <text:p>1.2562499046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452375173569" calcext:value-type="float">
            <text:p>0.4523751736</text:p>
          </table:table-cell>
          <table:table-cell table:number-columns-repeated="2"/>
          <table:table-cell office:value-type="float" office:value="2113" calcext:value-type="float">
            <text:p>2113</text:p>
          </table:table-cell>
          <table:table-cell office:value-type="float" office:value="0.456324100494" calcext:value-type="float">
            <text:p>0.4563241005</text:p>
          </table:table-cell>
          <table:table-cell table:number-columns-repeated="3"/>
          <table:table-cell office:value-type="float" office:value="2113" calcext:value-type="float">
            <text:p>2113</text:p>
          </table:table-cell>
          <table:table-cell office:value-type="float" office:value="1.98012781143" calcext:value-type="float">
            <text:p>1.9801278114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8.59837007523" calcext:value-type="float">
            <text:p>8.5983700752</text:p>
          </table:table-cell>
          <table:table-cell table:number-columns-repeated="2"/>
          <table:table-cell office:value-type="float" office:value="2114" calcext:value-type="float">
            <text:p>2114</text:p>
          </table:table-cell>
          <table:table-cell office:value-type="float" office:value="8.75893998146" calcext:value-type="float">
            <text:p>8.7589399815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 office:value-type="float" office:value="8.48363399506" calcext:value-type="float">
            <text:p>8.4836339951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.70855689049" calcext:value-type="float">
            <text:p>3.7085568905</text:p>
          </table:table-cell>
          <table:table-cell table:number-columns-repeated="2"/>
          <table:table-cell office:value-type="float" office:value="2115" calcext:value-type="float">
            <text:p>2115</text:p>
          </table:table-cell>
          <table:table-cell office:value-type="float" office:value="3.76921987534" calcext:value-type="float">
            <text:p>3.7692198753</text:p>
          </table:table-cell>
          <table:table-cell table:number-columns-repeated="3"/>
          <table:table-cell office:value-type="float" office:value="2115" calcext:value-type="float">
            <text:p>2115</text:p>
          </table:table-cell>
          <table:table-cell office:value-type="float" office:value="0.819492816925" calcext:value-type="float">
            <text:p>0.8194928169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.12719297409" calcext:value-type="float">
            <text:p>2.1271929741</text:p>
          </table:table-cell>
          <table:table-cell table:number-columns-repeated="2"/>
          <table:table-cell office:value-type="float" office:value="2116" calcext:value-type="float">
            <text:p>2116</text:p>
          </table:table-cell>
          <table:table-cell office:value-type="float" office:value="2.1536719799" calcext:value-type="float">
            <text:p>2.1536719799</text:p>
          </table:table-cell>
          <table:table-cell table:number-columns-repeated="3"/>
          <table:table-cell office:value-type="float" office:value="2116" calcext:value-type="float">
            <text:p>2116</text:p>
          </table:table-cell>
          <table:table-cell office:value-type="float" office:value="12.9854822159" calcext:value-type="float">
            <text:p>12.9854822159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.42338585854" calcext:value-type="float">
            <text:p>1.4233858585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office:value-type="float" office:value="1.45009493828" calcext:value-type="float">
            <text:p>1.4500949383</text:p>
          </table:table-cell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1.09016990662" calcext:value-type="float">
            <text:p>1.0901699066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.79314994812" calcext:value-type="float">
            <text:p>2.7931499481</text:p>
          </table:table-cell>
          <table:table-cell table:number-columns-repeated="2"/>
          <table:table-cell office:value-type="float" office:value="2118" calcext:value-type="float">
            <text:p>2118</text:p>
          </table:table-cell>
          <table:table-cell office:value-type="float" office:value="2.83553814888" calcext:value-type="float">
            <text:p>2.8355381489</text:p>
          </table:table-cell>
          <table:table-cell table:number-columns-repeated="3"/>
          <table:table-cell office:value-type="float" office:value="2118" calcext:value-type="float">
            <text:p>2118</text:p>
          </table:table-cell>
          <table:table-cell office:value-type="float" office:value="0.924446105957" calcext:value-type="float">
            <text:p>0.924446106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726143836975" calcext:value-type="float">
            <text:p>0.726143837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0.726577997208" calcext:value-type="float">
            <text:p>0.7265779972</text:p>
          </table:table-cell>
          <table:table-cell table:number-columns-repeated="3"/>
          <table:table-cell office:value-type="float" office:value="2119" calcext:value-type="float">
            <text:p>2119</text:p>
          </table:table-cell>
          <table:table-cell office:value-type="float" office:value="0.773488044739" calcext:value-type="float">
            <text:p>0.7734880447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316738128662" calcext:value-type="float">
            <text:p>0.3167381287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0.317934989929" calcext:value-type="float">
            <text:p>0.3179349899</text:p>
          </table:table-cell>
          <table:table-cell table:number-columns-repeated="3"/>
          <table:table-cell office:value-type="float" office:value="2120" calcext:value-type="float">
            <text:p>2120</text:p>
          </table:table-cell>
          <table:table-cell office:value-type="float" office:value="0.871001958847" calcext:value-type="float">
            <text:p>0.8710019588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.32280993462" calcext:value-type="float">
            <text:p>2.3228099346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.35886216164" calcext:value-type="float">
            <text:p>2.3588621616</text:p>
          </table:table-cell>
          <table:table-cell table:number-columns-repeated="3"/>
          <table:table-cell office:value-type="float" office:value="2121" calcext:value-type="float">
            <text:p>2121</text:p>
          </table:table-cell>
          <table:table-cell office:value-type="float" office:value="1.66092705727" calcext:value-type="float">
            <text:p>1.6609270573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.22677707672" calcext:value-type="float">
            <text:p>4.2267770767</text:p>
          </table:table-cell>
          <table:table-cell table:number-columns-repeated="2"/>
          <table:table-cell office:value-type="float" office:value="2122" calcext:value-type="float">
            <text:p>2122</text:p>
          </table:table-cell>
          <table:table-cell office:value-type="float" office:value="4.25835895538" calcext:value-type="float">
            <text:p>4.2583589554</text:p>
          </table:table-cell>
          <table:table-cell table:number-columns-repeated="3"/>
          <table:table-cell office:value-type="float" office:value="2122" calcext:value-type="float">
            <text:p>2122</text:p>
          </table:table-cell>
          <table:table-cell office:value-type="float" office:value="7.97885894775" calcext:value-type="float">
            <text:p>7.9788589478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235136032104" calcext:value-type="float">
            <text:p>0.2351360321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0.234820127487" calcext:value-type="float">
            <text:p>0.2348201275</text:p>
          </table:table-cell>
          <table:table-cell table:number-columns-repeated="3"/>
          <table:table-cell office:value-type="float" office:value="2123" calcext:value-type="float">
            <text:p>2123</text:p>
          </table:table-cell>
          <table:table-cell office:value-type="float" office:value="1.06850600243" calcext:value-type="float">
            <text:p>1.0685060024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476652860641" calcext:value-type="float">
            <text:p>0.4766528606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0.48789691925" calcext:value-type="float">
            <text:p>0.4878969193</text:p>
          </table:table-cell>
          <table:table-cell table:number-columns-repeated="3"/>
          <table:table-cell office:value-type="float" office:value="2124" calcext:value-type="float">
            <text:p>2124</text:p>
          </table:table-cell>
          <table:table-cell office:value-type="float" office:value="0.93820810318" calcext:value-type="float">
            <text:p>0.9382081032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299451828003" calcext:value-type="float">
            <text:p>0.299451828</text:p>
          </table:table-cell>
          <table:table-cell table:number-columns-repeated="2"/>
          <table:table-cell office:value-type="float" office:value="2125" calcext:value-type="float">
            <text:p>2125</text:p>
          </table:table-cell>
          <table:table-cell office:value-type="float" office:value="0.293959856033" calcext:value-type="float">
            <text:p>0.293959856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office:value-type="float" office:value="1.23739290237" calcext:value-type="float">
            <text:p>1.2373929024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.03586602211" calcext:value-type="float">
            <text:p>2.0358660221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2.06077313423" calcext:value-type="float">
            <text:p>2.0607731342</text:p>
          </table:table-cell>
          <table:table-cell table:number-columns-repeated="3"/>
          <table:table-cell office:value-type="float" office:value="2126" calcext:value-type="float">
            <text:p>2126</text:p>
          </table:table-cell>
          <table:table-cell office:value-type="float" office:value="1.05438494682" calcext:value-type="float">
            <text:p>1.0543849468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394841909409" calcext:value-type="float">
            <text:p>0.3948419094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0.332206964493" calcext:value-type="float">
            <text:p>0.3322069645</text:p>
          </table:table-cell>
          <table:table-cell table:number-columns-repeated="3"/>
          <table:table-cell office:value-type="float" office:value="2127" calcext:value-type="float">
            <text:p>2127</text:p>
          </table:table-cell>
          <table:table-cell office:value-type="float" office:value="4.73952889442" calcext:value-type="float">
            <text:p>4.7395288944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7.19758796692" calcext:value-type="float">
            <text:p>7.197587966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7.08085298538" calcext:value-type="float">
            <text:p>7.0808529854</text:p>
          </table:table-cell>
          <table:table-cell table:number-columns-repeated="3"/>
          <table:table-cell office:value-type="float" office:value="2128" calcext:value-type="float">
            <text:p>2128</text:p>
          </table:table-cell>
          <table:table-cell office:value-type="float" office:value="6.03044009209" calcext:value-type="float">
            <text:p>6.0304400921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504644870758" calcext:value-type="float">
            <text:p>0.5046448708</text:p>
          </table:table-cell>
          <table:table-cell table:number-columns-repeated="2"/>
          <table:table-cell office:value-type="float" office:value="2129" calcext:value-type="float">
            <text:p>2129</text:p>
          </table:table-cell>
          <table:table-cell office:value-type="float" office:value="0.510344028473" calcext:value-type="float">
            <text:p>0.5103440285</text:p>
          </table:table-cell>
          <table:table-cell table:number-columns-repeated="3"/>
          <table:table-cell office:value-type="float" office:value="2129" calcext:value-type="float">
            <text:p>2129</text:p>
          </table:table-cell>
          <table:table-cell office:value-type="float" office:value="0.958164930344" calcext:value-type="float">
            <text:p>0.9581649303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.64193797112" calcext:value-type="float">
            <text:p>1.6419379711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1.62475013733" calcext:value-type="float">
            <text:p>1.6247501373</text:p>
          </table:table-cell>
          <table:table-cell table:number-columns-repeated="3"/>
          <table:table-cell office:value-type="float" office:value="2130" calcext:value-type="float">
            <text:p>2130</text:p>
          </table:table-cell>
          <table:table-cell office:value-type="float" office:value="1.60633301735" calcext:value-type="float">
            <text:p>1.6063330174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7.27085495" calcext:value-type="float">
            <text:p>67.27085495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 office:value-type="float" office:value="69.6867060661" calcext:value-type="float">
            <text:p>69.6867060661</text:p>
          </table:table-cell>
          <table:table-cell table:number-columns-repeated="3"/>
          <table:table-cell office:value-type="float" office:value="2131" calcext:value-type="float">
            <text:p>2131</text:p>
          </table:table-cell>
          <table:table-cell office:value-type="float" office:value="10.5425729752" calcext:value-type="float">
            <text:p>10.5425729752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.86471390724" calcext:value-type="float">
            <text:p>3.8647139072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3.98335409164" calcext:value-type="float">
            <text:p>3.9833540916</text:p>
          </table:table-cell>
          <table:table-cell table:number-columns-repeated="3"/>
          <table:table-cell office:value-type="float" office:value="2132" calcext:value-type="float">
            <text:p>2132</text:p>
          </table:table-cell>
          <table:table-cell office:value-type="float" office:value="3.6841750145" calcext:value-type="float">
            <text:p>3.6841750145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211071014404" calcext:value-type="float">
            <text:p>0.2110710144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0.204790115356" calcext:value-type="float">
            <text:p>0.2047901154</text:p>
          </table:table-cell>
          <table:table-cell table:number-columns-repeated="3"/>
          <table:table-cell office:value-type="float" office:value="2133" calcext:value-type="float">
            <text:p>2133</text:p>
          </table:table-cell>
          <table:table-cell office:value-type="float" office:value="2.75583696365" calcext:value-type="float">
            <text:p>2.7558369637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.68322205544" calcext:value-type="float">
            <text:p>2.6832220554</text:p>
          </table:table-cell>
          <table:table-cell table:number-columns-repeated="2"/>
          <table:table-cell office:value-type="float" office:value="2134" calcext:value-type="float">
            <text:p>2134</text:p>
          </table:table-cell>
          <table:table-cell office:value-type="float" office:value="2.73184204102" calcext:value-type="float">
            <text:p>2.731842041</text:p>
          </table:table-cell>
          <table:table-cell table:number-columns-repeated="3"/>
          <table:table-cell office:value-type="float" office:value="2134" calcext:value-type="float">
            <text:p>2134</text:p>
          </table:table-cell>
          <table:table-cell office:value-type="float" office:value="1.20844388008" calcext:value-type="float">
            <text:p>1.2084438801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.74375009537" calcext:value-type="float">
            <text:p>1.7437500954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1.77087402344" calcext:value-type="float">
            <text:p>1.7708740234</text:p>
          </table:table-cell>
          <table:table-cell table:number-columns-repeated="3"/>
          <table:table-cell office:value-type="float" office:value="2135" calcext:value-type="float">
            <text:p>2135</text:p>
          </table:table-cell>
          <table:table-cell office:value-type="float" office:value="2.31298398972" calcext:value-type="float">
            <text:p>2.3129839897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544377088547" calcext:value-type="float">
            <text:p>0.5443770885</text:p>
          </table:table-cell>
          <table:table-cell table:number-columns-repeated="2"/>
          <table:table-cell office:value-type="float" office:value="2136" calcext:value-type="float">
            <text:p>2136</text:p>
          </table:table-cell>
          <table:table-cell office:value-type="float" office:value="0.537837028503" calcext:value-type="float">
            <text:p>0.5378370285</text:p>
          </table:table-cell>
          <table:table-cell table:number-columns-repeated="3"/>
          <table:table-cell office:value-type="float" office:value="2136" calcext:value-type="float">
            <text:p>2136</text:p>
          </table:table-cell>
          <table:table-cell office:value-type="float" office:value="1.11729121208" calcext:value-type="float">
            <text:p>1.1172912121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621423006058" calcext:value-type="float">
            <text:p>0.6214230061</text:p>
          </table:table-cell>
          <table:table-cell table:number-columns-repeated="2"/>
          <table:table-cell office:value-type="float" office:value="2137" calcext:value-type="float">
            <text:p>2137</text:p>
          </table:table-cell>
          <table:table-cell office:value-type="float" office:value="0.614683151245" calcext:value-type="float">
            <text:p>0.6146831512</text:p>
          </table:table-cell>
          <table:table-cell table:number-columns-repeated="3"/>
          <table:table-cell office:value-type="float" office:value="2137" calcext:value-type="float">
            <text:p>2137</text:p>
          </table:table-cell>
          <table:table-cell office:value-type="float" office:value="5.28564810753" calcext:value-type="float">
            <text:p>5.2856481075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.69213700294" calcext:value-type="float">
            <text:p>1.6921370029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1.7507250309" calcext:value-type="float">
            <text:p>1.7507250309</text:p>
          </table:table-cell>
          <table:table-cell table:number-columns-repeated="3"/>
          <table:table-cell office:value-type="float" office:value="2138" calcext:value-type="float">
            <text:p>2138</text:p>
          </table:table-cell>
          <table:table-cell office:value-type="float" office:value="1.66945791245" calcext:value-type="float">
            <text:p>1.6694579125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.89716386795" calcext:value-type="float">
            <text:p>1.897163868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1.94093203545" calcext:value-type="float">
            <text:p>1.9409320355</text:p>
          </table:table-cell>
          <table:table-cell table:number-columns-repeated="3"/>
          <table:table-cell office:value-type="float" office:value="2139" calcext:value-type="float">
            <text:p>2139</text:p>
          </table:table-cell>
          <table:table-cell office:value-type="float" office:value="0.700349092484" calcext:value-type="float">
            <text:p>0.7003490925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.14119982719" calcext:value-type="float">
            <text:p>5.1411998272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5.22474908829" calcext:value-type="float">
            <text:p>5.2247490883</text:p>
          </table:table-cell>
          <table:table-cell table:number-columns-repeated="3"/>
          <table:table-cell office:value-type="float" office:value="2140" calcext:value-type="float">
            <text:p>2140</text:p>
          </table:table-cell>
          <table:table-cell office:value-type="float" office:value="6.10717082024" calcext:value-type="float">
            <text:p>6.1071708202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620808124542" calcext:value-type="float">
            <text:p>0.6208081245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0.61735701561" calcext:value-type="float">
            <text:p>0.6173570156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 office:value-type="float" office:value="3.36125206947" calcext:value-type="float">
            <text:p>3.3612520695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4.7744848728" calcext:value-type="float">
            <text:p>14.774484872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15.3166239262" calcext:value-type="float">
            <text:p>15.3166239262</text:p>
          </table:table-cell>
          <table:table-cell table:number-columns-repeated="3"/>
          <table:table-cell office:value-type="float" office:value="2142" calcext:value-type="float">
            <text:p>2142</text:p>
          </table:table-cell>
          <table:table-cell office:value-type="float" office:value="3.52550888062" calcext:value-type="float">
            <text:p>3.5255088806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7.71225380898" calcext:value-type="float">
            <text:p>7.712253809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7.82295107841" calcext:value-type="float">
            <text:p>7.8229510784</text:p>
          </table:table-cell>
          <table:table-cell table:number-columns-repeated="3"/>
          <table:table-cell office:value-type="float" office:value="2143" calcext:value-type="float">
            <text:p>2143</text:p>
          </table:table-cell>
          <table:table-cell office:value-type="float" office:value="10.4477910995" calcext:value-type="float">
            <text:p>10.4477910995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859890222549" calcext:value-type="float">
            <text:p>0.8598902225</text:p>
          </table:table-cell>
          <table:table-cell table:number-columns-repeated="2"/>
          <table:table-cell office:value-type="float" office:value="2144" calcext:value-type="float">
            <text:p>2144</text:p>
          </table:table-cell>
          <table:table-cell office:value-type="float" office:value="0.85232591629" calcext:value-type="float">
            <text:p>0.8523259163</text:p>
          </table:table-cell>
          <table:table-cell table:number-columns-repeated="3"/>
          <table:table-cell office:value-type="float" office:value="2144" calcext:value-type="float">
            <text:p>2144</text:p>
          </table:table-cell>
          <table:table-cell office:value-type="float" office:value="3.36876106262" calcext:value-type="float">
            <text:p>3.3687610626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.95419001579" calcext:value-type="float">
            <text:p>3.9541900158</text:p>
          </table:table-cell>
          <table:table-cell table:number-columns-repeated="2"/>
          <table:table-cell office:value-type="float" office:value="2145" calcext:value-type="float">
            <text:p>2145</text:p>
          </table:table-cell>
          <table:table-cell office:value-type="float" office:value="4.06540703773" calcext:value-type="float">
            <text:p>4.0654070377</text:p>
          </table:table-cell>
          <table:table-cell table:number-columns-repeated="3"/>
          <table:table-cell office:value-type="float" office:value="2145" calcext:value-type="float">
            <text:p>2145</text:p>
          </table:table-cell>
          <table:table-cell office:value-type="float" office:value="4.79130983353" calcext:value-type="float">
            <text:p>4.7913098335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786662817001" calcext:value-type="float">
            <text:p>0.786662817</text:p>
          </table:table-cell>
          <table:table-cell table:number-columns-repeated="2"/>
          <table:table-cell office:value-type="float" office:value="2146" calcext:value-type="float">
            <text:p>2146</text:p>
          </table:table-cell>
          <table:table-cell office:value-type="float" office:value="0.781857013702" calcext:value-type="float">
            <text:p>0.7818570137</text:p>
          </table:table-cell>
          <table:table-cell table:number-columns-repeated="3"/>
          <table:table-cell office:value-type="float" office:value="2146" calcext:value-type="float">
            <text:p>2146</text:p>
          </table:table-cell>
          <table:table-cell office:value-type="float" office:value="3.18225693703" calcext:value-type="float">
            <text:p>3.182256937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582212924957" calcext:value-type="float">
            <text:p>0.582212925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office:value-type="float" office:value="0.561537981033" calcext:value-type="float">
            <text:p>0.561537981</text:p>
          </table:table-cell>
          <table:table-cell table:number-columns-repeated="3"/>
          <table:table-cell office:value-type="float" office:value="2147" calcext:value-type="float">
            <text:p>2147</text:p>
          </table:table-cell>
          <table:table-cell office:value-type="float" office:value="2.19082689285" calcext:value-type="float">
            <text:p>2.1908268929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.45398306847" calcext:value-type="float">
            <text:p>4.4539830685</text:p>
          </table:table-cell>
          <table:table-cell table:number-columns-repeated="2"/>
          <table:table-cell office:value-type="float" office:value="2148" calcext:value-type="float">
            <text:p>2148</text:p>
          </table:table-cell>
          <table:table-cell office:value-type="float" office:value="4.4619371891" calcext:value-type="float">
            <text:p>4.4619371891</text:p>
          </table:table-cell>
          <table:table-cell table:number-columns-repeated="3"/>
          <table:table-cell office:value-type="float" office:value="2148" calcext:value-type="float">
            <text:p>2148</text:p>
          </table:table-cell>
          <table:table-cell office:value-type="float" office:value="9.47978210449" calcext:value-type="float">
            <text:p>9.4797821045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232282161713" calcext:value-type="float">
            <text:p>0.2322821617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0.229305028915" calcext:value-type="float">
            <text:p>0.2293050289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.821493864059" calcext:value-type="float">
            <text:p>0.8214938641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.43297314644" calcext:value-type="float">
            <text:p>2.4329731464</text:p>
          </table:table-cell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2.45834493637" calcext:value-type="float">
            <text:p>2.4583449364</text:p>
          </table:table-cell>
          <table:table-cell table:number-columns-repeated="3"/>
          <table:table-cell office:value-type="float" office:value="2150" calcext:value-type="float">
            <text:p>2150</text:p>
          </table:table-cell>
          <table:table-cell office:value-type="float" office:value="1.86038684845" calcext:value-type="float">
            <text:p>1.8603868485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263083219528" calcext:value-type="float">
            <text:p>0.2630832195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 office:value-type="float" office:value="0.261960029602" calcext:value-type="float">
            <text:p>0.2619600296</text:p>
          </table:table-cell>
          <table:table-cell table:number-columns-repeated="3"/>
          <table:table-cell office:value-type="float" office:value="2151" calcext:value-type="float">
            <text:p>2151</text:p>
          </table:table-cell>
          <table:table-cell office:value-type="float" office:value="0.897989034653" calcext:value-type="float">
            <text:p>0.8979890347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.65759301186" calcext:value-type="float">
            <text:p>2.6575930119</text:p>
          </table:table-cell>
          <table:table-cell table:number-columns-repeated="2"/>
          <table:table-cell office:value-type="float" office:value="2152" calcext:value-type="float">
            <text:p>2152</text:p>
          </table:table-cell>
          <table:table-cell office:value-type="float" office:value="2.70863389969" calcext:value-type="float">
            <text:p>2.7086338997</text:p>
          </table:table-cell>
          <table:table-cell table:number-columns-repeated="3"/>
          <table:table-cell office:value-type="float" office:value="2152" calcext:value-type="float">
            <text:p>2152</text:p>
          </table:table-cell>
          <table:table-cell office:value-type="float" office:value="5.22369003296" calcext:value-type="float">
            <text:p>5.223690033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.4231159687" calcext:value-type="float">
            <text:p>1.4231159687</text:p>
          </table:table-cell>
          <table:table-cell table:number-columns-repeated="2"/>
          <table:table-cell office:value-type="float" office:value="2153" calcext:value-type="float">
            <text:p>2153</text:p>
          </table:table-cell>
          <table:table-cell office:value-type="float" office:value="1.47824215889" calcext:value-type="float">
            <text:p>1.4782421589</text:p>
          </table:table-cell>
          <table:table-cell table:number-columns-repeated="3"/>
          <table:table-cell office:value-type="float" office:value="2153" calcext:value-type="float">
            <text:p>2153</text:p>
          </table:table-cell>
          <table:table-cell office:value-type="float" office:value="2.50795602798" calcext:value-type="float">
            <text:p>2.507956028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497944116592" calcext:value-type="float">
            <text:p>0.4979441166</text:p>
          </table:table-cell>
          <table:table-cell table:number-columns-repeated="2"/>
          <table:table-cell office:value-type="float" office:value="2154" calcext:value-type="float">
            <text:p>2154</text:p>
          </table:table-cell>
          <table:table-cell office:value-type="float" office:value="0.487311124802" calcext:value-type="float">
            <text:p>0.4873111248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1.18781709671" calcext:value-type="float">
            <text:p>1.1878170967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0933320522308" calcext:value-type="float">
            <text:p>0.0933320522</text:p>
          </table:table-cell>
          <table:table-cell table:number-columns-repeated="2"/>
          <table:table-cell office:value-type="float" office:value="2155" calcext:value-type="float">
            <text:p>2155</text:p>
          </table:table-cell>
          <table:table-cell office:value-type="float" office:value="0.0848109722137" calcext:value-type="float">
            <text:p>0.0848109722</text:p>
          </table:table-cell>
          <table:table-cell table:number-columns-repeated="3"/>
          <table:table-cell office:value-type="float" office:value="2155" calcext:value-type="float">
            <text:p>2155</text:p>
          </table:table-cell>
          <table:table-cell office:value-type="float" office:value="0.719297885895" calcext:value-type="float">
            <text:p>0.7192978859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835639953613" calcext:value-type="float">
            <text:p>0.8356399536</text:p>
          </table:table-cell>
          <table:table-cell table:number-columns-repeated="2"/>
          <table:table-cell office:value-type="float" office:value="2156" calcext:value-type="float">
            <text:p>2156</text:p>
          </table:table-cell>
          <table:table-cell office:value-type="float" office:value="0.840621948242" calcext:value-type="float">
            <text:p>0.8406219482</text:p>
          </table:table-cell>
          <table:table-cell table:number-columns-repeated="3"/>
          <table:table-cell office:value-type="float" office:value="2156" calcext:value-type="float">
            <text:p>2156</text:p>
          </table:table-cell>
          <table:table-cell office:value-type="float" office:value="1.82243299484" calcext:value-type="float">
            <text:p>1.8224329948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127821922302" calcext:value-type="float">
            <text:p>0.1278219223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office:value-type="float" office:value="0.118254899979" calcext:value-type="float">
            <text:p>0.1182549</text:p>
          </table:table-cell>
          <table:table-cell table:number-columns-repeated="3"/>
          <table:table-cell office:value-type="float" office:value="2157" calcext:value-type="float">
            <text:p>2157</text:p>
          </table:table-cell>
          <table:table-cell office:value-type="float" office:value="0.80304312706" calcext:value-type="float">
            <text:p>0.8030431271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437011003494" calcext:value-type="float">
            <text:p>0.4370110035</text:p>
          </table:table-cell>
          <table:table-cell table:number-columns-repeated="2"/>
          <table:table-cell office:value-type="float" office:value="2158" calcext:value-type="float">
            <text:p>2158</text:p>
          </table:table-cell>
          <table:table-cell office:value-type="float" office:value="0.464029073715" calcext:value-type="float">
            <text:p>0.4640290737</text:p>
          </table:table-cell>
          <table:table-cell table:number-columns-repeated="3"/>
          <table:table-cell office:value-type="float" office:value="2158" calcext:value-type="float">
            <text:p>2158</text:p>
          </table:table-cell>
          <table:table-cell office:value-type="float" office:value="1.05411791801" calcext:value-type="float">
            <text:p>1.054117918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30537009239" calcext:value-type="float">
            <text:p>6.3053700924</text:p>
          </table:table-cell>
          <table:table-cell table:number-columns-repeated="2"/>
          <table:table-cell office:value-type="float" office:value="2159" calcext:value-type="float">
            <text:p>2159</text:p>
          </table:table-cell>
          <table:table-cell office:value-type="float" office:value="6.3626768589" calcext:value-type="float">
            <text:p>6.3626768589</text:p>
          </table:table-cell>
          <table:table-cell table:number-columns-repeated="3"/>
          <table:table-cell office:value-type="float" office:value="2159" calcext:value-type="float">
            <text:p>2159</text:p>
          </table:table-cell>
          <table:table-cell office:value-type="float" office:value="6.90638399124" calcext:value-type="float">
            <text:p>6.9063839912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.96241998672" calcext:value-type="float">
            <text:p>2.9624199867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3.07966399193" calcext:value-type="float">
            <text:p>3.0796639919</text:p>
          </table:table-cell>
          <table:table-cell table:number-columns-repeated="3"/>
          <table:table-cell office:value-type="float" office:value="2160" calcext:value-type="float">
            <text:p>2160</text:p>
          </table:table-cell>
          <table:table-cell office:value-type="float" office:value="3.90064096451" calcext:value-type="float">
            <text:p>3.9006409645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0771389007568" calcext:value-type="float">
            <text:p>0.0771389008</text:p>
          </table:table-cell>
          <table:table-cell table:number-columns-repeated="2"/>
          <table:table-cell office:value-type="float" office:value="2161" calcext:value-type="float">
            <text:p>2161</text:p>
          </table:table-cell>
          <table:table-cell office:value-type="float" office:value="0.0682311058044" calcext:value-type="float">
            <text:p>0.0682311058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 office:value-type="float" office:value="0.733845949173" calcext:value-type="float">
            <text:p>0.7338459492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994729995728" calcext:value-type="float">
            <text:p>0.9947299957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1.02722406387" calcext:value-type="float">
            <text:p>1.0272240639</text:p>
          </table:table-cell>
          <table:table-cell table:number-columns-repeated="3"/>
          <table:table-cell office:value-type="float" office:value="2162" calcext:value-type="float">
            <text:p>2162</text:p>
          </table:table-cell>
          <table:table-cell office:value-type="float" office:value="2.30387687683" calcext:value-type="float">
            <text:p>2.3038768768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0764188766479" calcext:value-type="float">
            <text:p>0.0764188766</text:p>
          </table:table-cell>
          <table:table-cell table:number-columns-repeated="2"/>
          <table:table-cell office:value-type="float" office:value="2163" calcext:value-type="float">
            <text:p>2163</text:p>
          </table:table-cell>
          <table:table-cell office:value-type="float" office:value="0.0593659877777" calcext:value-type="float">
            <text:p>0.0593659878</text:p>
          </table:table-cell>
          <table:table-cell table:number-columns-repeated="3"/>
          <table:table-cell office:value-type="float" office:value="2163" calcext:value-type="float">
            <text:p>2163</text:p>
          </table:table-cell>
          <table:table-cell office:value-type="float" office:value="0.773985147476" calcext:value-type="float">
            <text:p>0.7739851475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671217918396" calcext:value-type="float">
            <text:p>0.6712179184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0.66695189476" calcext:value-type="float">
            <text:p>0.6669518948</text:p>
          </table:table-cell>
          <table:table-cell table:number-columns-repeated="3"/>
          <table:table-cell office:value-type="float" office:value="2164" calcext:value-type="float">
            <text:p>2164</text:p>
          </table:table-cell>
          <table:table-cell office:value-type="float" office:value="1.32644510269" calcext:value-type="float">
            <text:p>1.3264451027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433048009872" calcext:value-type="float">
            <text:p>0.4330480099</text:p>
          </table:table-cell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0.425362825394" calcext:value-type="float">
            <text:p>0.4253628254</text:p>
          </table:table-cell>
          <table:table-cell table:number-columns-repeated="3"/>
          <table:table-cell office:value-type="float" office:value="2165" calcext:value-type="float">
            <text:p>2165</text:p>
          </table:table-cell>
          <table:table-cell office:value-type="float" office:value="1.10932588577" calcext:value-type="float">
            <text:p>1.1093258858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0756080150604" calcext:value-type="float">
            <text:p>0.0756080151</text:p>
          </table:table-cell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0.0647559165955" calcext:value-type="float">
            <text:p>0.0647559166</text:p>
          </table:table-cell>
          <table:table-cell table:number-columns-repeated="3"/>
          <table:table-cell office:value-type="float" office:value="2166" calcext:value-type="float">
            <text:p>2166</text:p>
          </table:table-cell>
          <table:table-cell office:value-type="float" office:value="0.708980083466" calcext:value-type="float">
            <text:p>0.7089800835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444422006607" calcext:value-type="float">
            <text:p>0.4444220066</text:p>
          </table:table-cell>
          <table:table-cell table:number-columns-repeated="2"/>
          <table:table-cell office:value-type="float" office:value="2167" calcext:value-type="float">
            <text:p>2167</text:p>
          </table:table-cell>
          <table:table-cell office:value-type="float" office:value="0.446935892105" calcext:value-type="float">
            <text:p>0.4469358921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1.29432415962" calcext:value-type="float">
            <text:p>1.2943241596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81237077713" calcext:value-type="float">
            <text:p>0.0812370777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0.0687348842621" calcext:value-type="float">
            <text:p>0.0687348843</text:p>
          </table:table-cell>
          <table:table-cell table:number-columns-repeated="3"/>
          <table:table-cell office:value-type="float" office:value="2168" calcext:value-type="float">
            <text:p>2168</text:p>
          </table:table-cell>
          <table:table-cell office:value-type="float" office:value="0.847589969635" calcext:value-type="float">
            <text:p>0.8475899696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95000910759" calcext:value-type="float">
            <text:p>0.9500091076</text:p>
          </table:table-cell>
          <table:table-cell table:number-columns-repeated="2"/>
          <table:table-cell office:value-type="float" office:value="2169" calcext:value-type="float">
            <text:p>2169</text:p>
          </table:table-cell>
          <table:table-cell office:value-type="float" office:value="1.02700090408" calcext:value-type="float">
            <text:p>1.0270009041</text:p>
          </table:table-cell>
          <table:table-cell table:number-columns-repeated="3"/>
          <table:table-cell office:value-type="float" office:value="2169" calcext:value-type="float">
            <text:p>2169</text:p>
          </table:table-cell>
          <table:table-cell office:value-type="float" office:value="1.80215406418" calcext:value-type="float">
            <text:p>1.8021540642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0849008560181" calcext:value-type="float">
            <text:p>0.084900856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0.0701580047607" calcext:value-type="float">
            <text:p>0.0701580048</text:p>
          </table:table-cell>
          <table:table-cell table:number-columns-repeated="3"/>
          <table:table-cell office:value-type="float" office:value="2170" calcext:value-type="float">
            <text:p>2170</text:p>
          </table:table-cell>
          <table:table-cell office:value-type="float" office:value="0.704434871674" calcext:value-type="float">
            <text:p>0.7044348717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095409154892" calcext:value-type="float">
            <text:p>0.0954091549</text:p>
          </table:table-cell>
          <table:table-cell table:number-columns-repeated="2"/>
          <table:table-cell office:value-type="float" office:value="2171" calcext:value-type="float">
            <text:p>2171</text:p>
          </table:table-cell>
          <table:table-cell office:value-type="float" office:value="0.0787801742554" calcext:value-type="float">
            <text:p>0.0787801743</text:p>
          </table:table-cell>
          <table:table-cell table:number-columns-repeated="3"/>
          <table:table-cell office:value-type="float" office:value="2171" calcext:value-type="float">
            <text:p>2171</text:p>
          </table:table-cell>
          <table:table-cell office:value-type="float" office:value="0.757620811462" calcext:value-type="float">
            <text:p>0.7576208115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32027387619" calcext:value-type="float">
            <text:p>0.3202738762</text:p>
          </table:table-cell>
          <table:table-cell table:number-columns-repeated="2"/>
          <table:table-cell office:value-type="float" office:value="2172" calcext:value-type="float">
            <text:p>2172</text:p>
          </table:table-cell>
          <table:table-cell office:value-type="float" office:value="0.321750879288" calcext:value-type="float">
            <text:p>0.3217508793</text:p>
          </table:table-cell>
          <table:table-cell table:number-columns-repeated="3"/>
          <table:table-cell office:value-type="float" office:value="2172" calcext:value-type="float">
            <text:p>2172</text:p>
          </table:table-cell>
          <table:table-cell office:value-type="float" office:value="0.921700000763" calcext:value-type="float">
            <text:p>0.9217000008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624130010605" calcext:value-type="float">
            <text:p>0.6241300106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0.627670049667" calcext:value-type="float">
            <text:p>0.6276700497</text:p>
          </table:table-cell>
          <table:table-cell table:number-columns-repeated="3"/>
          <table:table-cell office:value-type="float" office:value="2173" calcext:value-type="float">
            <text:p>2173</text:p>
          </table:table-cell>
          <table:table-cell office:value-type="float" office:value="1.33508110046" calcext:value-type="float">
            <text:p>1.3350811005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153216838837" calcext:value-type="float">
            <text:p>0.1532168388</text:p>
          </table:table-cell>
          <table:table-cell table:number-columns-repeated="2"/>
          <table:table-cell office:value-type="float" office:value="2174" calcext:value-type="float">
            <text:p>2174</text:p>
          </table:table-cell>
          <table:table-cell office:value-type="float" office:value="0.139302968979" calcext:value-type="float">
            <text:p>0.139302969</text:p>
          </table:table-cell>
          <table:table-cell table:number-columns-repeated="3"/>
          <table:table-cell office:value-type="float" office:value="2174" calcext:value-type="float">
            <text:p>2174</text:p>
          </table:table-cell>
          <table:table-cell office:value-type="float" office:value="0.802585840225" calcext:value-type="float">
            <text:p>0.8025858402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546250104904" calcext:value-type="float">
            <text:p>0.5462501049</text:p>
          </table:table-cell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0.553293943405" calcext:value-type="float">
            <text:p>0.5532939434</text:p>
          </table:table-cell>
          <table:table-cell table:number-columns-repeated="3"/>
          <table:table-cell office:value-type="float" office:value="2175" calcext:value-type="float">
            <text:p>2175</text:p>
          </table:table-cell>
          <table:table-cell office:value-type="float" office:value="1.30188512802" calcext:value-type="float">
            <text:p>1.301885128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.10425114632" calcext:value-type="float">
            <text:p>2.1042511463</text:p>
          </table:table-cell>
          <table:table-cell table:number-columns-repeated="2"/>
          <table:table-cell office:value-type="float" office:value="2176" calcext:value-type="float">
            <text:p>2176</text:p>
          </table:table-cell>
          <table:table-cell office:value-type="float" office:value="2.11548995972" calcext:value-type="float">
            <text:p>2.1154899597</text:p>
          </table:table-cell>
          <table:table-cell table:number-columns-repeated="3"/>
          <table:table-cell office:value-type="float" office:value="2176" calcext:value-type="float">
            <text:p>2176</text:p>
          </table:table-cell>
          <table:table-cell office:value-type="float" office:value="2.68923616409" calcext:value-type="float">
            <text:p>2.6892361641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866799354553" calcext:value-type="float">
            <text:p>0.0866799355</text:p>
          </table:table-cell>
          <table:table-cell table:number-columns-repeated="2"/>
          <table:table-cell office:value-type="float" office:value="2177" calcext:value-type="float">
            <text:p>2177</text:p>
          </table:table-cell>
          <table:table-cell office:value-type="float" office:value="0.0747199058533" calcext:value-type="float">
            <text:p>0.0747199059</text:p>
          </table:table-cell>
          <table:table-cell table:number-columns-repeated="3"/>
          <table:table-cell office:value-type="float" office:value="2177" calcext:value-type="float">
            <text:p>2177</text:p>
          </table:table-cell>
          <table:table-cell office:value-type="float" office:value="0.70813202858" calcext:value-type="float">
            <text:p>0.7081320286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0754780769348" calcext:value-type="float">
            <text:p>0.0754780769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0.0664739608765" calcext:value-type="float">
            <text:p>0.0664739609</text:p>
          </table:table-cell>
          <table:table-cell table:number-columns-repeated="3"/>
          <table:table-cell office:value-type="float" office:value="2178" calcext:value-type="float">
            <text:p>2178</text:p>
          </table:table-cell>
          <table:table-cell office:value-type="float" office:value="0.70606803894" calcext:value-type="float">
            <text:p>0.7060680389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186213970184" calcext:value-type="float">
            <text:p>0.1862139702</text:p>
          </table:table-cell>
          <table:table-cell table:number-columns-repeated="2"/>
          <table:table-cell office:value-type="float" office:value="2179" calcext:value-type="float">
            <text:p>2179</text:p>
          </table:table-cell>
          <table:table-cell office:value-type="float" office:value="0.175711154938" calcext:value-type="float">
            <text:p>0.1757111549</text:p>
          </table:table-cell>
          <table:table-cell table:number-columns-repeated="3"/>
          <table:table-cell office:value-type="float" office:value="2179" calcext:value-type="float">
            <text:p>2179</text:p>
          </table:table-cell>
          <table:table-cell office:value-type="float" office:value="0.838605880737" calcext:value-type="float">
            <text:p>0.8386058807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966210126877" calcext:value-type="float">
            <text:p>0.9662101269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0.973232984543" calcext:value-type="float">
            <text:p>0.9732329845</text:p>
          </table:table-cell>
          <table:table-cell table:number-columns-repeated="3"/>
          <table:table-cell office:value-type="float" office:value="2180" calcext:value-type="float">
            <text:p>2180</text:p>
          </table:table-cell>
          <table:table-cell office:value-type="float" office:value="1.66904497147" calcext:value-type="float">
            <text:p>1.6690449715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0769979953766" calcext:value-type="float">
            <text:p>0.07699799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0.0627510547638" calcext:value-type="float">
            <text:p>0.0627510548</text:p>
          </table:table-cell>
          <table:table-cell table:number-columns-repeated="3"/>
          <table:table-cell office:value-type="float" office:value="2181" calcext:value-type="float">
            <text:p>2181</text:p>
          </table:table-cell>
          <table:table-cell office:value-type="float" office:value="0.73119020462" calcext:value-type="float">
            <text:p>0.7311902046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0920860767365" calcext:value-type="float">
            <text:p>0.0920860767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office:value-type="float" office:value="0.0786809921265" calcext:value-type="float">
            <text:p>0.0786809921</text:p>
          </table:table-cell>
          <table:table-cell table:number-columns-repeated="3"/>
          <table:table-cell office:value-type="float" office:value="2182" calcext:value-type="float">
            <text:p>2182</text:p>
          </table:table-cell>
          <table:table-cell office:value-type="float" office:value="0.746536970139" calcext:value-type="float">
            <text:p>0.746536970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195150136948" calcext:value-type="float">
            <text:p>0.1951501369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0.187215089798" calcext:value-type="float">
            <text:p>0.1872150898</text:p>
          </table:table-cell>
          <table:table-cell table:number-columns-repeated="3"/>
          <table:table-cell office:value-type="float" office:value="2183" calcext:value-type="float">
            <text:p>2183</text:p>
          </table:table-cell>
          <table:table-cell office:value-type="float" office:value="0.840155124664" calcext:value-type="float">
            <text:p>0.8401551247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0936589241028" calcext:value-type="float">
            <text:p>0.0936589241</text:p>
          </table:table-cell>
          <table:table-cell table:number-columns-repeated="2"/>
          <table:table-cell office:value-type="float" office:value="2184" calcext:value-type="float">
            <text:p>2184</text:p>
          </table:table-cell>
          <table:table-cell office:value-type="float" office:value="0.0794830322266" calcext:value-type="float">
            <text:p>0.0794830322</text:p>
          </table:table-cell>
          <table:table-cell table:number-columns-repeated="3"/>
          <table:table-cell office:value-type="float" office:value="2184" calcext:value-type="float">
            <text:p>2184</text:p>
          </table:table-cell>
          <table:table-cell office:value-type="float" office:value="0.719314098358" calcext:value-type="float">
            <text:p>0.7193140984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0914208889008" calcext:value-type="float">
            <text:p>0.0914208889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office:value-type="float" office:value="0.0776779651642" calcext:value-type="float">
            <text:p>0.0776779652</text:p>
          </table:table-cell>
          <table:table-cell table:number-columns-repeated="3"/>
          <table:table-cell office:value-type="float" office:value="2185" calcext:value-type="float">
            <text:p>2185</text:p>
          </table:table-cell>
          <table:table-cell office:value-type="float" office:value="0.71666097641" calcext:value-type="float">
            <text:p>0.7166609764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0898821353912" calcext:value-type="float">
            <text:p>0.0898821354</text:p>
          </table:table-cell>
          <table:table-cell table:number-columns-repeated="2"/>
          <table:table-cell office:value-type="float" office:value="2186" calcext:value-type="float">
            <text:p>2186</text:p>
          </table:table-cell>
          <table:table-cell office:value-type="float" office:value="0.0791699886322" calcext:value-type="float">
            <text:p>0.0791699886</text:p>
          </table:table-cell>
          <table:table-cell table:number-columns-repeated="3"/>
          <table:table-cell office:value-type="float" office:value="2186" calcext:value-type="float">
            <text:p>2186</text:p>
          </table:table-cell>
          <table:table-cell office:value-type="float" office:value="0.737956047058" calcext:value-type="float">
            <text:p>0.7379560471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0826528072357" calcext:value-type="float">
            <text:p>0.0826528072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0.0651631355286" calcext:value-type="float">
            <text:p>0.0651631355</text:p>
          </table:table-cell>
          <table:table-cell table:number-columns-repeated="3"/>
          <table:table-cell office:value-type="float" office:value="2187" calcext:value-type="float">
            <text:p>2187</text:p>
          </table:table-cell>
          <table:table-cell office:value-type="float" office:value="0.72311091423" calcext:value-type="float">
            <text:p>0.7231109142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766191482544" calcext:value-type="float">
            <text:p>0.0766191483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0.0679280757904" calcext:value-type="float">
            <text:p>0.0679280758</text:p>
          </table:table-cell>
          <table:table-cell table:number-columns-repeated="3"/>
          <table:table-cell office:value-type="float" office:value="2188" calcext:value-type="float">
            <text:p>2188</text:p>
          </table:table-cell>
          <table:table-cell office:value-type="float" office:value="0.710041046143" calcext:value-type="float">
            <text:p>0.7100410461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0785148143768" calcext:value-type="float">
            <text:p>0.0785148144</text:p>
          </table:table-cell>
          <table:table-cell table:number-columns-repeated="2"/>
          <table:table-cell office:value-type="float" office:value="2189" calcext:value-type="float">
            <text:p>2189</text:p>
          </table:table-cell>
          <table:table-cell office:value-type="float" office:value="0.0687439441681" calcext:value-type="float">
            <text:p>0.0687439442</text:p>
          </table:table-cell>
          <table:table-cell table:number-columns-repeated="3"/>
          <table:table-cell office:value-type="float" office:value="2189" calcext:value-type="float">
            <text:p>2189</text:p>
          </table:table-cell>
          <table:table-cell office:value-type="float" office:value="0.718308925629" calcext:value-type="float">
            <text:p>0.7183089256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12877202034" calcext:value-type="float">
            <text:p>0.1287720203</text:p>
          </table:table-cell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0.126613140106" calcext:value-type="float">
            <text:p>0.1266131401</text:p>
          </table:table-cell>
          <table:table-cell table:number-columns-repeated="3"/>
          <table:table-cell office:value-type="float" office:value="2190" calcext:value-type="float">
            <text:p>2190</text:p>
          </table:table-cell>
          <table:table-cell office:value-type="float" office:value="0.774651050568" calcext:value-type="float">
            <text:p>0.7746510506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112024068832" calcext:value-type="float">
            <text:p>0.1120240688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0.102454900742" calcext:value-type="float">
            <text:p>0.1024549007</text:p>
          </table:table-cell>
          <table:table-cell table:number-columns-repeated="3"/>
          <table:table-cell office:value-type="float" office:value="2191" calcext:value-type="float">
            <text:p>2191</text:p>
          </table:table-cell>
          <table:table-cell office:value-type="float" office:value="0.735061883926" calcext:value-type="float">
            <text:p>0.7350618839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0817620754242" calcext:value-type="float">
            <text:p>0.0817620754</text:p>
          </table:table-cell>
          <table:table-cell table:number-columns-repeated="2"/>
          <table:table-cell office:value-type="float" office:value="2192" calcext:value-type="float">
            <text:p>2192</text:p>
          </table:table-cell>
          <table:table-cell office:value-type="float" office:value="0.0704169273376" calcext:value-type="float">
            <text:p>0.0704169273</text:p>
          </table:table-cell>
          <table:table-cell table:number-columns-repeated="3"/>
          <table:table-cell office:value-type="float" office:value="2192" calcext:value-type="float">
            <text:p>2192</text:p>
          </table:table-cell>
          <table:table-cell office:value-type="float" office:value="0.703417062759" calcext:value-type="float">
            <text:p>0.7034170628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159780025482" calcext:value-type="float">
            <text:p>0.1597800255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0.150527000427" calcext:value-type="float">
            <text:p>0.1505270004</text:p>
          </table:table-cell>
          <table:table-cell table:number-columns-repeated="3"/>
          <table:table-cell office:value-type="float" office:value="2193" calcext:value-type="float">
            <text:p>2193</text:p>
          </table:table-cell>
          <table:table-cell office:value-type="float" office:value="0.809362888336" calcext:value-type="float">
            <text:p>0.8093628883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0762650966644" calcext:value-type="float">
            <text:p>0.0762650967</text:p>
          </table:table-cell>
          <table:table-cell table:number-columns-repeated="2"/>
          <table:table-cell office:value-type="float" office:value="2194" calcext:value-type="float">
            <text:p>2194</text:p>
          </table:table-cell>
          <table:table-cell office:value-type="float" office:value="0.0642578601837" calcext:value-type="float">
            <text:p>0.0642578602</text:p>
          </table:table-cell>
          <table:table-cell table:number-columns-repeated="3"/>
          <table:table-cell office:value-type="float" office:value="2194" calcext:value-type="float">
            <text:p>2194</text:p>
          </table:table-cell>
          <table:table-cell office:value-type="float" office:value="0.70602107048" calcext:value-type="float">
            <text:p>0.7060210705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141308069229" calcext:value-type="float">
            <text:p>0.1413080692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office:value-type="float" office:value="0.127161979675" calcext:value-type="float">
            <text:p>0.1271619797</text:p>
          </table:table-cell>
          <table:table-cell table:number-columns-repeated="3"/>
          <table:table-cell office:value-type="float" office:value="2195" calcext:value-type="float">
            <text:p>2195</text:p>
          </table:table-cell>
          <table:table-cell office:value-type="float" office:value="0.766669034958" calcext:value-type="float">
            <text:p>0.766669035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0753419399261" calcext:value-type="float">
            <text:p>0.0753419399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0.0597479343414" calcext:value-type="float">
            <text:p>0.0597479343</text:p>
          </table:table-cell>
          <table:table-cell table:number-columns-repeated="3"/>
          <table:table-cell office:value-type="float" office:value="2196" calcext:value-type="float">
            <text:p>2196</text:p>
          </table:table-cell>
          <table:table-cell office:value-type="float" office:value="0.735276937485" calcext:value-type="float">
            <text:p>0.7352769375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130144119263" calcext:value-type="float">
            <text:p>0.1301441193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office:value-type="float" office:value="0.114717960358" calcext:value-type="float">
            <text:p>0.1147179604</text:p>
          </table:table-cell>
          <table:table-cell table:number-columns-repeated="3"/>
          <table:table-cell office:value-type="float" office:value="2197" calcext:value-type="float">
            <text:p>2197</text:p>
          </table:table-cell>
          <table:table-cell office:value-type="float" office:value="0.754590988159" calcext:value-type="float">
            <text:p>0.7545909882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107419013977" calcext:value-type="float">
            <text:p>0.107419014</text:p>
          </table:table-cell>
          <table:table-cell table:number-columns-repeated="2"/>
          <table:table-cell office:value-type="float" office:value="2198" calcext:value-type="float">
            <text:p>2198</text:p>
          </table:table-cell>
          <table:table-cell office:value-type="float" office:value="0.0946888923645" calcext:value-type="float">
            <text:p>0.0946888924</text:p>
          </table:table-cell>
          <table:table-cell table:number-columns-repeated="3"/>
          <table:table-cell office:value-type="float" office:value="2198" calcext:value-type="float">
            <text:p>2198</text:p>
          </table:table-cell>
          <table:table-cell office:value-type="float" office:value="0.772276878357" calcext:value-type="float">
            <text:p>0.7722768784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0870831012726" calcext:value-type="float">
            <text:p>0.0870831013</text:p>
          </table:table-cell>
          <table:table-cell table:number-columns-repeated="2"/>
          <table:table-cell office:value-type="float" office:value="2199" calcext:value-type="float">
            <text:p>2199</text:p>
          </table:table-cell>
          <table:table-cell office:value-type="float" office:value="0.0684940814972" calcext:value-type="float">
            <text:p>0.0684940815</text:p>
          </table:table-cell>
          <table:table-cell table:number-columns-repeated="3"/>
          <table:table-cell office:value-type="float" office:value="2199" calcext:value-type="float">
            <text:p>2199</text:p>
          </table:table-cell>
          <table:table-cell office:value-type="float" office:value="0.716057062149" calcext:value-type="float">
            <text:p>0.7160570621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33709335327" calcext:value-type="float">
            <text:p>0.0733709335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0.0565769672394" calcext:value-type="float">
            <text:p>0.0565769672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0.701282978058" calcext:value-type="float">
            <text:p>0.7012829781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0751321315765" calcext:value-type="float">
            <text:p>0.0751321316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office:value-type="float" office:value="0.0598120689392" calcext:value-type="float">
            <text:p>0.0598120689</text:p>
          </table:table-cell>
          <table:table-cell table:number-columns-repeated="3"/>
          <table:table-cell office:value-type="float" office:value="2201" calcext:value-type="float">
            <text:p>2201</text:p>
          </table:table-cell>
          <table:table-cell office:value-type="float" office:value="0.711887836456" calcext:value-type="float">
            <text:p>0.7118878365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075502872467" calcext:value-type="float">
            <text:p>0.0755028725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0.0616719722748" calcext:value-type="float">
            <text:p>0.0616719723</text:p>
          </table:table-cell>
          <table:table-cell table:number-columns-repeated="3"/>
          <table:table-cell office:value-type="float" office:value="2202" calcext:value-type="float">
            <text:p>2202</text:p>
          </table:table-cell>
          <table:table-cell office:value-type="float" office:value="0.705193042755" calcext:value-type="float">
            <text:p>0.7051930428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92766046524" calcext:value-type="float">
            <text:p>0.0927660465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0.080313205719" calcext:value-type="float">
            <text:p>0.0803132057</text:p>
          </table:table-cell>
          <table:table-cell table:number-columns-repeated="3"/>
          <table:table-cell office:value-type="float" office:value="2203" calcext:value-type="float">
            <text:p>2203</text:p>
          </table:table-cell>
          <table:table-cell office:value-type="float" office:value="0.719652891159" calcext:value-type="float">
            <text:p>0.7196528912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0755698680878" calcext:value-type="float">
            <text:p>0.0755698681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office:value-type="float" office:value="0.0633690357208" calcext:value-type="float">
            <text:p>0.0633690357</text:p>
          </table:table-cell>
          <table:table-cell table:number-columns-repeated="3"/>
          <table:table-cell office:value-type="float" office:value="2204" calcext:value-type="float">
            <text:p>2204</text:p>
          </table:table-cell>
          <table:table-cell office:value-type="float" office:value="0.709077835083" calcext:value-type="float">
            <text:p>0.7090778351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079087972641" calcext:value-type="float">
            <text:p>0.0790879726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0.0684590339661" calcext:value-type="float">
            <text:p>0.068459034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float" office:value="0.704977035522" calcext:value-type="float">
            <text:p>0.7049770355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0762088298798" calcext:value-type="float">
            <text:p>0.0762088299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office:value-type="float" office:value="0.0640060901642" calcext:value-type="float">
            <text:p>0.0640060902</text:p>
          </table:table-cell>
          <table:table-cell table:number-columns-repeated="3"/>
          <table:table-cell office:value-type="float" office:value="2206" calcext:value-type="float">
            <text:p>2206</text:p>
          </table:table-cell>
          <table:table-cell office:value-type="float" office:value="0.709890842438" calcext:value-type="float">
            <text:p>0.7098908424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077987909317" calcext:value-type="float">
            <text:p>0.0779879093</text:p>
          </table:table-cell>
          <table:table-cell table:number-columns-repeated="2"/>
          <table:table-cell office:value-type="float" office:value="2207" calcext:value-type="float">
            <text:p>2207</text:p>
          </table:table-cell>
          <table:table-cell office:value-type="float" office:value="0.0605669021606" calcext:value-type="float">
            <text:p>0.0605669022</text:p>
          </table:table-cell>
          <table:table-cell table:number-columns-repeated="3"/>
          <table:table-cell office:value-type="float" office:value="2207" calcext:value-type="float">
            <text:p>2207</text:p>
          </table:table-cell>
          <table:table-cell office:value-type="float" office:value="0.71834397316" calcext:value-type="float">
            <text:p>0.7183439732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77700138092" calcext:value-type="float">
            <text:p>0.0777001381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office:value-type="float" office:value="0.0659220218658" calcext:value-type="float">
            <text:p>0.0659220219</text:p>
          </table:table-cell>
          <table:table-cell table:number-columns-repeated="3"/>
          <table:table-cell office:value-type="float" office:value="2208" calcext:value-type="float">
            <text:p>2208</text:p>
          </table:table-cell>
          <table:table-cell office:value-type="float" office:value="0.727164983749" calcext:value-type="float">
            <text:p>0.7271649837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0785739421844" calcext:value-type="float">
            <text:p>0.0785739422</text:p>
          </table:table-cell>
          <table:table-cell table:number-columns-repeated="2"/>
          <table:table-cell office:value-type="float" office:value="2209" calcext:value-type="float">
            <text:p>2209</text:p>
          </table:table-cell>
          <table:table-cell office:value-type="float" office:value="0.0700759887695" calcext:value-type="float">
            <text:p>0.0700759888</text:p>
          </table:table-cell>
          <table:table-cell table:number-columns-repeated="3"/>
          <table:table-cell office:value-type="float" office:value="2209" calcext:value-type="float">
            <text:p>2209</text:p>
          </table:table-cell>
          <table:table-cell office:value-type="float" office:value="0.722770929337" calcext:value-type="float">
            <text:p>0.7227709293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849380493164" calcext:value-type="float">
            <text:p>0.0849380493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0.0741980075836" calcext:value-type="float">
            <text:p>0.0741980076</text:p>
          </table:table-cell>
          <table:table-cell table:number-columns-repeated="3"/>
          <table:table-cell office:value-type="float" office:value="2210" calcext:value-type="float">
            <text:p>2210</text:p>
          </table:table-cell>
          <table:table-cell office:value-type="float" office:value="0.71635890007" calcext:value-type="float">
            <text:p>0.7163589001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0761711597443" calcext:value-type="float">
            <text:p>0.0761711597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office:value-type="float" office:value="0.0650589466095" calcext:value-type="float">
            <text:p>0.0650589466</text:p>
          </table:table-cell>
          <table:table-cell table:number-columns-repeated="3"/>
          <table:table-cell office:value-type="float" office:value="2211" calcext:value-type="float">
            <text:p>2211</text:p>
          </table:table-cell>
          <table:table-cell office:value-type="float" office:value="0.716542005539" calcext:value-type="float">
            <text:p>0.7165420055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0741379261017" calcext:value-type="float">
            <text:p>0.0741379261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0.0658440589905" calcext:value-type="float">
            <text:p>0.065844059</text:p>
          </table:table-cell>
          <table:table-cell table:number-columns-repeated="3"/>
          <table:table-cell office:value-type="float" office:value="2212" calcext:value-type="float">
            <text:p>2212</text:p>
          </table:table-cell>
          <table:table-cell office:value-type="float" office:value="0.707922935486" calcext:value-type="float">
            <text:p>0.7079229355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0734491348267" calcext:value-type="float">
            <text:p>0.0734491348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float" office:value="0.0659139156342" calcext:value-type="float">
            <text:p>0.0659139156</text:p>
          </table:table-cell>
          <table:table-cell table:number-columns-repeated="3"/>
          <table:table-cell office:value-type="float" office:value="2213" calcext:value-type="float">
            <text:p>2213</text:p>
          </table:table-cell>
          <table:table-cell office:value-type="float" office:value="0.708599090576" calcext:value-type="float">
            <text:p>0.7085990906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074903011322" calcext:value-type="float">
            <text:p>0.0749030113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office:value-type="float" office:value="0.0720908641815" calcext:value-type="float">
            <text:p>0.0720908642</text:p>
          </table:table-cell>
          <table:table-cell table:number-columns-repeated="3"/>
          <table:table-cell office:value-type="float" office:value="2214" calcext:value-type="float">
            <text:p>2214</text:p>
          </table:table-cell>
          <table:table-cell office:value-type="float" office:value="0.717291116714" calcext:value-type="float">
            <text:p>0.7172911167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0765199661255" calcext:value-type="float">
            <text:p>0.0765199661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0.0678000450134" calcext:value-type="float">
            <text:p>0.067800045</text:p>
          </table:table-cell>
          <table:table-cell table:number-columns-repeated="3"/>
          <table:table-cell office:value-type="float" office:value="2215" calcext:value-type="float">
            <text:p>2215</text:p>
          </table:table-cell>
          <table:table-cell office:value-type="float" office:value="0.718892097473" calcext:value-type="float">
            <text:p>0.7188920975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073903799057" calcext:value-type="float">
            <text:p>0.0739037991</text:p>
          </table:table-cell>
          <table:table-cell table:number-columns-repeated="2"/>
          <table:table-cell office:value-type="float" office:value="2216" calcext:value-type="float">
            <text:p>2216</text:p>
          </table:table-cell>
          <table:table-cell office:value-type="float" office:value="0.0632400512695" calcext:value-type="float">
            <text:p>0.0632400513</text:p>
          </table:table-cell>
          <table:table-cell table:number-columns-repeated="3"/>
          <table:table-cell office:value-type="float" office:value="2216" calcext:value-type="float">
            <text:p>2216</text:p>
          </table:table-cell>
          <table:table-cell office:value-type="float" office:value="0.716403007507" calcext:value-type="float">
            <text:p>0.7164030075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0724511146545" calcext:value-type="float">
            <text:p>0.0724511147</text:p>
          </table:table-cell>
          <table:table-cell table:number-columns-repeated="2"/>
          <table:table-cell office:value-type="float" office:value="2217" calcext:value-type="float">
            <text:p>2217</text:p>
          </table:table-cell>
          <table:table-cell office:value-type="float" office:value="0.0613059997559" calcext:value-type="float">
            <text:p>0.0613059998</text:p>
          </table:table-cell>
          <table:table-cell table:number-columns-repeated="3"/>
          <table:table-cell office:value-type="float" office:value="2217" calcext:value-type="float">
            <text:p>2217</text:p>
          </table:table-cell>
          <table:table-cell office:value-type="float" office:value="0.700563192368" calcext:value-type="float">
            <text:p>0.7005631924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0750119686127" calcext:value-type="float">
            <text:p>0.075011968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0.0649399757385" calcext:value-type="float">
            <text:p>0.0649399757</text:p>
          </table:table-cell>
          <table:table-cell table:number-columns-repeated="3"/>
          <table:table-cell office:value-type="float" office:value="2218" calcext:value-type="float">
            <text:p>2218</text:p>
          </table:table-cell>
          <table:table-cell office:value-type="float" office:value="0.703453063965" calcext:value-type="float">
            <text:p>0.703453064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076534986496" calcext:value-type="float">
            <text:p>0.0765349865</text:p>
          </table:table-cell>
          <table:table-cell table:number-columns-repeated="2"/>
          <table:table-cell office:value-type="float" office:value="2219" calcext:value-type="float">
            <text:p>2219</text:p>
          </table:table-cell>
          <table:table-cell office:value-type="float" office:value="0.0630648136139" calcext:value-type="float">
            <text:p>0.0630648136</text:p>
          </table:table-cell>
          <table:table-cell table:number-columns-repeated="3"/>
          <table:table-cell office:value-type="float" office:value="2219" calcext:value-type="float">
            <text:p>2219</text:p>
          </table:table-cell>
          <table:table-cell office:value-type="float" office:value="0.689752101898" calcext:value-type="float">
            <text:p>0.6897521019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796191692352" calcext:value-type="float">
            <text:p>0.0796191692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office:value-type="float" office:value="0.0676181316376" calcext:value-type="float">
            <text:p>0.0676181316</text:p>
          </table:table-cell>
          <table:table-cell table:number-columns-repeated="3"/>
          <table:table-cell office:value-type="float" office:value="2220" calcext:value-type="float">
            <text:p>2220</text:p>
          </table:table-cell>
          <table:table-cell office:value-type="float" office:value="0.700917005539" calcext:value-type="float">
            <text:p>0.7009170055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0743000507355" calcext:value-type="float">
            <text:p>0.0743000507</text:p>
          </table:table-cell>
          <table:table-cell table:number-columns-repeated="2"/>
          <table:table-cell office:value-type="float" office:value="2221" calcext:value-type="float">
            <text:p>2221</text:p>
          </table:table-cell>
          <table:table-cell office:value-type="float" office:value="0.0658249855042" calcext:value-type="float">
            <text:p>0.0658249855</text:p>
          </table:table-cell>
          <table:table-cell table:number-columns-repeated="3"/>
          <table:table-cell office:value-type="float" office:value="2221" calcext:value-type="float">
            <text:p>2221</text:p>
          </table:table-cell>
          <table:table-cell office:value-type="float" office:value="0.698453903198" calcext:value-type="float">
            <text:p>0.6984539032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0752310752869" calcext:value-type="float">
            <text:p>0.0752310753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0.0633640289307" calcext:value-type="float">
            <text:p>0.0633640289</text:p>
          </table:table-cell>
          <table:table-cell table:number-columns-repeated="3"/>
          <table:table-cell office:value-type="float" office:value="2222" calcext:value-type="float">
            <text:p>2222</text:p>
          </table:table-cell>
          <table:table-cell office:value-type="float" office:value="0.681039094925" calcext:value-type="float">
            <text:p>0.6810390949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0772368907928" calcext:value-type="float">
            <text:p>0.0772368908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 office:value-type="float" office:value="0.0595738887787" calcext:value-type="float">
            <text:p>0.0595738888</text:p>
          </table:table-cell>
          <table:table-cell table:number-columns-repeated="3"/>
          <table:table-cell office:value-type="float" office:value="2223" calcext:value-type="float">
            <text:p>2223</text:p>
          </table:table-cell>
          <table:table-cell office:value-type="float" office:value="0.702809810638" calcext:value-type="float">
            <text:p>0.7028098106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0766751766205" calcext:value-type="float">
            <text:p>0.0766751766</text:p>
          </table:table-cell>
          <table:table-cell table:number-columns-repeated="2"/>
          <table:table-cell office:value-type="float" office:value="2224" calcext:value-type="float">
            <text:p>2224</text:p>
          </table:table-cell>
          <table:table-cell office:value-type="float" office:value="0.0691502094269" calcext:value-type="float">
            <text:p>0.0691502094</text:p>
          </table:table-cell>
          <table:table-cell table:number-columns-repeated="3"/>
          <table:table-cell office:value-type="float" office:value="2224" calcext:value-type="float">
            <text:p>2224</text:p>
          </table:table-cell>
          <table:table-cell office:value-type="float" office:value="0.711475133896" calcext:value-type="float">
            <text:p>0.7114751339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0746548175812" calcext:value-type="float">
            <text:p>0.0746548176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0.0623159408569" calcext:value-type="float">
            <text:p>0.0623159409</text:p>
          </table:table-cell>
          <table:table-cell table:number-columns-repeated="3"/>
          <table:table-cell office:value-type="float" office:value="2225" calcext:value-type="float">
            <text:p>2225</text:p>
          </table:table-cell>
          <table:table-cell office:value-type="float" office:value="0.704571008682" calcext:value-type="float">
            <text:p>0.7045710087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0778179168701" calcext:value-type="float">
            <text:p>0.0778179169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0.061497926712" calcext:value-type="float">
            <text:p>0.0614979267</text:p>
          </table:table-cell>
          <table:table-cell table:number-columns-repeated="3"/>
          <table:table-cell office:value-type="float" office:value="2226" calcext:value-type="float">
            <text:p>2226</text:p>
          </table:table-cell>
          <table:table-cell office:value-type="float" office:value="0.706159114838" calcext:value-type="float">
            <text:p>0.7061591148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0728271007538" calcext:value-type="float">
            <text:p>0.0728271008</text:p>
          </table:table-cell>
          <table:table-cell table:number-columns-repeated="2"/>
          <table:table-cell office:value-type="float" office:value="2227" calcext:value-type="float">
            <text:p>2227</text:p>
          </table:table-cell>
          <table:table-cell office:value-type="float" office:value="0.0627410411835" calcext:value-type="float">
            <text:p>0.0627410412</text:p>
          </table:table-cell>
          <table:table-cell table:number-columns-repeated="3"/>
          <table:table-cell office:value-type="float" office:value="2227" calcext:value-type="float">
            <text:p>2227</text:p>
          </table:table-cell>
          <table:table-cell office:value-type="float" office:value="0.707180023193" calcext:value-type="float">
            <text:p>0.7071800232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0756800174713" calcext:value-type="float">
            <text:p>0.0756800175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0.0634779930115" calcext:value-type="float">
            <text:p>0.063477993</text:p>
          </table:table-cell>
          <table:table-cell table:number-columns-repeated="3"/>
          <table:table-cell office:value-type="float" office:value="2228" calcext:value-type="float">
            <text:p>2228</text:p>
          </table:table-cell>
          <table:table-cell office:value-type="float" office:value="0.69886302948" calcext:value-type="float">
            <text:p>0.6988630295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0742268562317" calcext:value-type="float">
            <text:p>0.0742268562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0.0599529743195" calcext:value-type="float">
            <text:p>0.0599529743</text:p>
          </table:table-cell>
          <table:table-cell table:number-columns-repeated="3"/>
          <table:table-cell office:value-type="float" office:value="2229" calcext:value-type="float">
            <text:p>2229</text:p>
          </table:table-cell>
          <table:table-cell office:value-type="float" office:value="0.710704088211" calcext:value-type="float">
            <text:p>0.7107040882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0737228393555" calcext:value-type="float">
            <text:p>0.0737228394</text:p>
          </table:table-cell>
          <table:table-cell table:number-columns-repeated="2"/>
          <table:table-cell office:value-type="float" office:value="2230" calcext:value-type="float">
            <text:p>2230</text:p>
          </table:table-cell>
          <table:table-cell office:value-type="float" office:value="0.0672090053558" calcext:value-type="float">
            <text:p>0.0672090054</text:p>
          </table:table-cell>
          <table:table-cell table:number-columns-repeated="3"/>
          <table:table-cell office:value-type="float" office:value="2230" calcext:value-type="float">
            <text:p>2230</text:p>
          </table:table-cell>
          <table:table-cell office:value-type="float" office:value="0.712354898453" calcext:value-type="float">
            <text:p>0.7123548985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0742161273956" calcext:value-type="float">
            <text:p>0.0742161274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0.066880941391" calcext:value-type="float">
            <text:p>0.0668809414</text:p>
          </table:table-cell>
          <table:table-cell table:number-columns-repeated="3"/>
          <table:table-cell office:value-type="float" office:value="2231" calcext:value-type="float">
            <text:p>2231</text:p>
          </table:table-cell>
          <table:table-cell office:value-type="float" office:value="0.727006912231" calcext:value-type="float">
            <text:p>0.727006912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0737669467926" calcext:value-type="float">
            <text:p>0.0737669468</text:p>
          </table:table-cell>
          <table:table-cell table:number-columns-repeated="2"/>
          <table:table-cell office:value-type="float" office:value="2232" calcext:value-type="float">
            <text:p>2232</text:p>
          </table:table-cell>
          <table:table-cell office:value-type="float" office:value="0.0622980594635" calcext:value-type="float">
            <text:p>0.0622980595</text:p>
          </table:table-cell>
          <table:table-cell table:number-columns-repeated="3"/>
          <table:table-cell office:value-type="float" office:value="2232" calcext:value-type="float">
            <text:p>2232</text:p>
          </table:table-cell>
          <table:table-cell office:value-type="float" office:value="0.726994991302" calcext:value-type="float">
            <text:p>0.7269949913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0736768245697" calcext:value-type="float">
            <text:p>0.0736768246</text:p>
          </table:table-cell>
          <table:table-cell table:number-columns-repeated="2"/>
          <table:table-cell office:value-type="float" office:value="2233" calcext:value-type="float">
            <text:p>2233</text:p>
          </table:table-cell>
          <table:table-cell office:value-type="float" office:value="0.061222076416" calcext:value-type="float">
            <text:p>0.0612220764</text:p>
          </table:table-cell>
          <table:table-cell table:number-columns-repeated="3"/>
          <table:table-cell office:value-type="float" office:value="2233" calcext:value-type="float">
            <text:p>2233</text:p>
          </table:table-cell>
          <table:table-cell office:value-type="float" office:value="0.731216907501" calcext:value-type="float">
            <text:p>0.7312169075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0732569694519" calcext:value-type="float">
            <text:p>0.0732569695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0.0571238994598" calcext:value-type="float">
            <text:p>0.0571238995</text:p>
          </table:table-cell>
          <table:table-cell table:number-columns-repeated="3"/>
          <table:table-cell office:value-type="float" office:value="2234" calcext:value-type="float">
            <text:p>2234</text:p>
          </table:table-cell>
          <table:table-cell office:value-type="float" office:value="0.716610193253" calcext:value-type="float">
            <text:p>0.7166101933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0746240615845" calcext:value-type="float">
            <text:p>0.0746240616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0.0595397949219" calcext:value-type="float">
            <text:p>0.0595397949</text:p>
          </table:table-cell>
          <table:table-cell table:number-columns-repeated="3"/>
          <table:table-cell office:value-type="float" office:value="2235" calcext:value-type="float">
            <text:p>2235</text:p>
          </table:table-cell>
          <table:table-cell office:value-type="float" office:value="0.692623138428" calcext:value-type="float">
            <text:p>0.6926231384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0731730461121" calcext:value-type="float">
            <text:p>0.0731730461</text:p>
          </table:table-cell>
          <table:table-cell table:number-columns-repeated="2"/>
          <table:table-cell office:value-type="float" office:value="2236" calcext:value-type="float">
            <text:p>2236</text:p>
          </table:table-cell>
          <table:table-cell office:value-type="float" office:value="0.0627298355103" calcext:value-type="float">
            <text:p>0.0627298355</text:p>
          </table:table-cell>
          <table:table-cell table:number-columns-repeated="3"/>
          <table:table-cell office:value-type="float" office:value="2236" calcext:value-type="float">
            <text:p>2236</text:p>
          </table:table-cell>
          <table:table-cell office:value-type="float" office:value="0.711483001709" calcext:value-type="float">
            <text:p>0.7114830017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0745470523834" calcext:value-type="float">
            <text:p>0.0745470524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0.0646908283234" calcext:value-type="float">
            <text:p>0.0646908283</text:p>
          </table:table-cell>
          <table:table-cell table:number-columns-repeated="3"/>
          <table:table-cell office:value-type="float" office:value="2237" calcext:value-type="float">
            <text:p>2237</text:p>
          </table:table-cell>
          <table:table-cell office:value-type="float" office:value="0.727072000504" calcext:value-type="float">
            <text:p>0.7270720005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0761179924011" calcext:value-type="float">
            <text:p>0.0761179924</text:p>
          </table:table-cell>
          <table:table-cell table:number-columns-repeated="2"/>
          <table:table-cell office:value-type="float" office:value="2238" calcext:value-type="float">
            <text:p>2238</text:p>
          </table:table-cell>
          <table:table-cell office:value-type="float" office:value="0.0678079128265" calcext:value-type="float">
            <text:p>0.0678079128</text:p>
          </table:table-cell>
          <table:table-cell table:number-columns-repeated="3"/>
          <table:table-cell office:value-type="float" office:value="2238" calcext:value-type="float">
            <text:p>2238</text:p>
          </table:table-cell>
          <table:table-cell office:value-type="float" office:value="0.700665950775" calcext:value-type="float">
            <text:p>0.7006659508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0741198062897" calcext:value-type="float">
            <text:p>0.0741198063</text:p>
          </table:table-cell>
          <table:table-cell table:number-columns-repeated="2"/>
          <table:table-cell office:value-type="float" office:value="2239" calcext:value-type="float">
            <text:p>2239</text:p>
          </table:table-cell>
          <table:table-cell office:value-type="float" office:value="0.0594098567963" calcext:value-type="float">
            <text:p>0.0594098568</text:p>
          </table:table-cell>
          <table:table-cell table:number-columns-repeated="3"/>
          <table:table-cell office:value-type="float" office:value="2239" calcext:value-type="float">
            <text:p>2239</text:p>
          </table:table-cell>
          <table:table-cell office:value-type="float" office:value="0.699437141418" calcext:value-type="float">
            <text:p>0.6994371414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751760005951" calcext:value-type="float">
            <text:p>0.0751760006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0.0637800693512" calcext:value-type="float">
            <text:p>0.0637800694</text:p>
          </table:table-cell>
          <table:table-cell table:number-columns-repeated="3"/>
          <table:table-cell office:value-type="float" office:value="2240" calcext:value-type="float">
            <text:p>2240</text:p>
          </table:table-cell>
          <table:table-cell office:value-type="float" office:value="0.709463119507" calcext:value-type="float">
            <text:p>0.7094631195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0761439800262" calcext:value-type="float">
            <text:p>0.07614398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office:value-type="float" office:value="0.0616240501404" calcext:value-type="float">
            <text:p>0.0616240501</text:p>
          </table:table-cell>
          <table:table-cell table:number-columns-repeated="3"/>
          <table:table-cell office:value-type="float" office:value="2241" calcext:value-type="float">
            <text:p>2241</text:p>
          </table:table-cell>
          <table:table-cell office:value-type="float" office:value="0.71458697319" calcext:value-type="float">
            <text:p>0.7145869732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0793778896332" calcext:value-type="float">
            <text:p>0.0793778896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office:value-type="float" office:value="0.0584070682526" calcext:value-type="float">
            <text:p>0.0584070683</text:p>
          </table:table-cell>
          <table:table-cell table:number-columns-repeated="3"/>
          <table:table-cell office:value-type="float" office:value="2242" calcext:value-type="float">
            <text:p>2242</text:p>
          </table:table-cell>
          <table:table-cell office:value-type="float" office:value="0.730425834656" calcext:value-type="float">
            <text:p>0.7304258347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0740761756897" calcext:value-type="float">
            <text:p>0.0740761757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office:value-type="float" office:value="0.0666270256042" calcext:value-type="float">
            <text:p>0.0666270256</text:p>
          </table:table-cell>
          <table:table-cell table:number-columns-repeated="3"/>
          <table:table-cell office:value-type="float" office:value="2243" calcext:value-type="float">
            <text:p>2243</text:p>
          </table:table-cell>
          <table:table-cell office:value-type="float" office:value="0.805454015732" calcext:value-type="float">
            <text:p>0.8054540157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0767538547516" calcext:value-type="float">
            <text:p>0.0767538548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office:value-type="float" office:value="0.0595231056213" calcext:value-type="float">
            <text:p>0.0595231056</text:p>
          </table:table-cell>
          <table:table-cell table:number-columns-repeated="3"/>
          <table:table-cell office:value-type="float" office:value="2244" calcext:value-type="float">
            <text:p>2244</text:p>
          </table:table-cell>
          <table:table-cell office:value-type="float" office:value="0.707612037659" calcext:value-type="float">
            <text:p>0.7076120377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0755391120911" calcext:value-type="float">
            <text:p>0.0755391121</text:p>
          </table:table-cell>
          <table:table-cell table:number-columns-repeated="2"/>
          <table:table-cell office:value-type="float" office:value="2245" calcext:value-type="float">
            <text:p>2245</text:p>
          </table:table-cell>
          <table:table-cell office:value-type="float" office:value="0.0647349357605" calcext:value-type="float">
            <text:p>0.0647349358</text:p>
          </table:table-cell>
          <table:table-cell table:number-columns-repeated="3"/>
          <table:table-cell office:value-type="float" office:value="2245" calcext:value-type="float">
            <text:p>2245</text:p>
          </table:table-cell>
          <table:table-cell office:value-type="float" office:value="0.768951892853" calcext:value-type="float">
            <text:p>0.7689518929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0764639377594" calcext:value-type="float">
            <text:p>0.0764639378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0.0622529983521" calcext:value-type="float">
            <text:p>0.0622529984</text:p>
          </table:table-cell>
          <table:table-cell table:number-columns-repeated="3"/>
          <table:table-cell office:value-type="float" office:value="2246" calcext:value-type="float">
            <text:p>2246</text:p>
          </table:table-cell>
          <table:table-cell office:value-type="float" office:value="0.723847866058" calcext:value-type="float">
            <text:p>0.7238478661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0748431682587" calcext:value-type="float">
            <text:p>0.07484316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0.0625791549683" calcext:value-type="float">
            <text:p>0.062579155</text:p>
          </table:table-cell>
          <table:table-cell table:number-columns-repeated="3"/>
          <table:table-cell office:value-type="float" office:value="2247" calcext:value-type="float">
            <text:p>2247</text:p>
          </table:table-cell>
          <table:table-cell office:value-type="float" office:value="0.708076953888" calcext:value-type="float">
            <text:p>0.7080769539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0742559432983" calcext:value-type="float">
            <text:p>0.0742559433</text:p>
          </table:table-cell>
          <table:table-cell table:number-columns-repeated="2"/>
          <table:table-cell office:value-type="float" office:value="2248" calcext:value-type="float">
            <text:p>2248</text:p>
          </table:table-cell>
          <table:table-cell office:value-type="float" office:value="0.0580339431763" calcext:value-type="float">
            <text:p>0.0580339432</text:p>
          </table:table-cell>
          <table:table-cell table:number-columns-repeated="3"/>
          <table:table-cell office:value-type="float" office:value="2248" calcext:value-type="float">
            <text:p>2248</text:p>
          </table:table-cell>
          <table:table-cell office:value-type="float" office:value="0.707885026932" calcext:value-type="float">
            <text:p>0.7078850269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0750241279602" calcext:value-type="float">
            <text:p>0.075024128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office:value-type="float" office:value="0.0689289569855" calcext:value-type="float">
            <text:p>0.068928957</text:p>
          </table:table-cell>
          <table:table-cell table:number-columns-repeated="3"/>
          <table:table-cell office:value-type="float" office:value="2249" calcext:value-type="float">
            <text:p>2249</text:p>
          </table:table-cell>
          <table:table-cell office:value-type="float" office:value="0.704501152039" calcext:value-type="float">
            <text:p>0.704501152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745890140533" calcext:value-type="float">
            <text:p>0.074589014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0.0624279975891" calcext:value-type="float">
            <text:p>0.0624279976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 office:value-type="float" office:value="0.684658050537" calcext:value-type="float">
            <text:p>0.6846580505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0751719474792" calcext:value-type="float">
            <text:p>0.0751719475</text:p>
          </table:table-cell>
          <table:table-cell table:number-columns-repeated="2"/>
          <table:table-cell office:value-type="float" office:value="2251" calcext:value-type="float">
            <text:p>2251</text:p>
          </table:table-cell>
          <table:table-cell office:value-type="float" office:value="0.0655479431152" calcext:value-type="float">
            <text:p>0.0655479431</text:p>
          </table:table-cell>
          <table:table-cell table:number-columns-repeated="3"/>
          <table:table-cell office:value-type="float" office:value="2251" calcext:value-type="float">
            <text:p>2251</text:p>
          </table:table-cell>
          <table:table-cell office:value-type="float" office:value="0.702798843384" calcext:value-type="float">
            <text:p>0.7027988434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0720160007477" calcext:value-type="float">
            <text:p>0.0720160007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office:value-type="float" office:value="0.0646188259125" calcext:value-type="float">
            <text:p>0.0646188259</text:p>
          </table:table-cell>
          <table:table-cell table:number-columns-repeated="3"/>
          <table:table-cell office:value-type="float" office:value="2252" calcext:value-type="float">
            <text:p>2252</text:p>
          </table:table-cell>
          <table:table-cell office:value-type="float" office:value="0.709367990494" calcext:value-type="float">
            <text:p>0.7093679905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0763528347015" calcext:value-type="float">
            <text:p>0.0763528347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0.0597920417786" calcext:value-type="float">
            <text:p>0.0597920418</text:p>
          </table:table-cell>
          <table:table-cell table:number-columns-repeated="3"/>
          <table:table-cell office:value-type="float" office:value="2253" calcext:value-type="float">
            <text:p>2253</text:p>
          </table:table-cell>
          <table:table-cell office:value-type="float" office:value="0.704960107803" calcext:value-type="float">
            <text:p>0.7049601078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077810049057" calcext:value-type="float">
            <text:p>0.0778100491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0.0609929561615" calcext:value-type="float">
            <text:p>0.0609929562</text:p>
          </table:table-cell>
          <table:table-cell table:number-columns-repeated="3"/>
          <table:table-cell office:value-type="float" office:value="2254" calcext:value-type="float">
            <text:p>2254</text:p>
          </table:table-cell>
          <table:table-cell office:value-type="float" office:value="0.723076820374" calcext:value-type="float">
            <text:p>0.7230768204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0747580528259" calcext:value-type="float">
            <text:p>0.0747580528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office:value-type="float" office:value="0.0591938495636" calcext:value-type="float">
            <text:p>0.0591938496</text:p>
          </table:table-cell>
          <table:table-cell table:number-columns-repeated="3"/>
          <table:table-cell office:value-type="float" office:value="2255" calcext:value-type="float">
            <text:p>2255</text:p>
          </table:table-cell>
          <table:table-cell office:value-type="float" office:value="0.710422039032" calcext:value-type="float">
            <text:p>0.710422039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07621717453" calcext:value-type="float">
            <text:p>0.0762171745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0.0587940216064" calcext:value-type="float">
            <text:p>0.0587940216</text:p>
          </table:table-cell>
          <table:table-cell table:number-columns-repeated="3"/>
          <table:table-cell office:value-type="float" office:value="2256" calcext:value-type="float">
            <text:p>2256</text:p>
          </table:table-cell>
          <table:table-cell office:value-type="float" office:value="0.703758955002" calcext:value-type="float">
            <text:p>0.703758955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0754671096802" calcext:value-type="float">
            <text:p>0.0754671097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0.0606319904327" calcext:value-type="float">
            <text:p>0.0606319904</text:p>
          </table:table-cell>
          <table:table-cell table:number-columns-repeated="3"/>
          <table:table-cell office:value-type="float" office:value="2257" calcext:value-type="float">
            <text:p>2257</text:p>
          </table:table-cell>
          <table:table-cell office:value-type="float" office:value="0.771359920502" calcext:value-type="float">
            <text:p>0.7713599205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0764310359955" calcext:value-type="float">
            <text:p>0.076431036</text:p>
          </table:table-cell>
          <table:table-cell table:number-columns-repeated="2"/>
          <table:table-cell office:value-type="float" office:value="2258" calcext:value-type="float">
            <text:p>2258</text:p>
          </table:table-cell>
          <table:table-cell office:value-type="float" office:value="0.0639140605927" calcext:value-type="float">
            <text:p>0.0639140606</text:p>
          </table:table-cell>
          <table:table-cell table:number-columns-repeated="3"/>
          <table:table-cell office:value-type="float" office:value="2258" calcext:value-type="float">
            <text:p>2258</text:p>
          </table:table-cell>
          <table:table-cell office:value-type="float" office:value="0.765756130219" calcext:value-type="float">
            <text:p>0.7657561302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0745360851288" calcext:value-type="float">
            <text:p>0.0745360851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0.0599620342255" calcext:value-type="float">
            <text:p>0.0599620342</text:p>
          </table:table-cell>
          <table:table-cell table:number-columns-repeated="3"/>
          <table:table-cell office:value-type="float" office:value="2259" calcext:value-type="float">
            <text:p>2259</text:p>
          </table:table-cell>
          <table:table-cell office:value-type="float" office:value="0.700711965561" calcext:value-type="float">
            <text:p>0.7007119656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772140026093" calcext:value-type="float">
            <text:p>0.0772140026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0.0602359771729" calcext:value-type="float">
            <text:p>0.0602359772</text:p>
          </table:table-cell>
          <table:table-cell table:number-columns-repeated="3"/>
          <table:table-cell office:value-type="float" office:value="2260" calcext:value-type="float">
            <text:p>2260</text:p>
          </table:table-cell>
          <table:table-cell office:value-type="float" office:value="0.722430944443" calcext:value-type="float">
            <text:p>0.7224309444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0725219249725" calcext:value-type="float">
            <text:p>0.072521925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float" office:value="0.0639488697052" calcext:value-type="float">
            <text:p>0.0639488697</text:p>
          </table:table-cell>
          <table:table-cell table:number-columns-repeated="3"/>
          <table:table-cell office:value-type="float" office:value="2261" calcext:value-type="float">
            <text:p>2261</text:p>
          </table:table-cell>
          <table:table-cell office:value-type="float" office:value="0.721057891846" calcext:value-type="float">
            <text:p>0.7210578918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0777640342712" calcext:value-type="float">
            <text:p>0.0777640343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float" office:value="0.064866065979" calcext:value-type="float">
            <text:p>0.064866066</text:p>
          </table:table-cell>
          <table:table-cell table:number-columns-repeated="3"/>
          <table:table-cell office:value-type="float" office:value="2262" calcext:value-type="float">
            <text:p>2262</text:p>
          </table:table-cell>
          <table:table-cell office:value-type="float" office:value="0.707395792007" calcext:value-type="float">
            <text:p>0.707395792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0750241279602" calcext:value-type="float">
            <text:p>0.075024128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0.06693983078" calcext:value-type="float">
            <text:p>0.0669398308</text:p>
          </table:table-cell>
          <table:table-cell table:number-columns-repeated="3"/>
          <table:table-cell office:value-type="float" office:value="2263" calcext:value-type="float">
            <text:p>2263</text:p>
          </table:table-cell>
          <table:table-cell office:value-type="float" office:value="0.699646949768" calcext:value-type="float">
            <text:p>0.6996469498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0755109786987" calcext:value-type="float">
            <text:p>0.0755109787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office:value-type="float" office:value="0.0672590732574" calcext:value-type="float">
            <text:p>0.0672590733</text:p>
          </table:table-cell>
          <table:table-cell table:number-columns-repeated="3"/>
          <table:table-cell office:value-type="float" office:value="2264" calcext:value-type="float">
            <text:p>2264</text:p>
          </table:table-cell>
          <table:table-cell office:value-type="float" office:value="0.689297914505" calcext:value-type="float">
            <text:p>0.6892979145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0728180408478" calcext:value-type="float">
            <text:p>0.0728180408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0.0622839927673" calcext:value-type="float">
            <text:p>0.0622839928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float" office:value="0.702415943146" calcext:value-type="float">
            <text:p>0.7024159431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0756070613861" calcext:value-type="float">
            <text:p>0.0756070614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office:value-type="float" office:value="0.0613498687744" calcext:value-type="float">
            <text:p>0.0613498688</text:p>
          </table:table-cell>
          <table:table-cell table:number-columns-repeated="3"/>
          <table:table-cell office:value-type="float" office:value="2266" calcext:value-type="float">
            <text:p>2266</text:p>
          </table:table-cell>
          <table:table-cell office:value-type="float" office:value="0.690997123718" calcext:value-type="float">
            <text:p>0.6909971237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0728530883789" calcext:value-type="float">
            <text:p>0.0728530884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0.0652458667755" calcext:value-type="float">
            <text:p>0.0652458668</text:p>
          </table:table-cell>
          <table:table-cell table:number-columns-repeated="3"/>
          <table:table-cell office:value-type="float" office:value="2267" calcext:value-type="float">
            <text:p>2267</text:p>
          </table:table-cell>
          <table:table-cell office:value-type="float" office:value="0.697727918625" calcext:value-type="float">
            <text:p>0.6977279186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0753509998322" calcext:value-type="float">
            <text:p>0.0753509998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office:value-type="float" office:value="0.0593659877777" calcext:value-type="float">
            <text:p>0.0593659878</text:p>
          </table:table-cell>
          <table:table-cell table:number-columns-repeated="3"/>
          <table:table-cell office:value-type="float" office:value="2268" calcext:value-type="float">
            <text:p>2268</text:p>
          </table:table-cell>
          <table:table-cell office:value-type="float" office:value="0.732509851456" calcext:value-type="float">
            <text:p>0.7325098515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0747110843658" calcext:value-type="float">
            <text:p>0.0747110844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office:value-type="float" office:value="0.0651051998138" calcext:value-type="float">
            <text:p>0.0651051998</text:p>
          </table:table-cell>
          <table:table-cell table:number-columns-repeated="3"/>
          <table:table-cell office:value-type="float" office:value="2269" calcext:value-type="float">
            <text:p>2269</text:p>
          </table:table-cell>
          <table:table-cell office:value-type="float" office:value="0.703943967819" calcext:value-type="float">
            <text:p>0.7039439678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0760779380798" calcext:value-type="float">
            <text:p>0.076077938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0.0592560768127" calcext:value-type="float">
            <text:p>0.0592560768</text:p>
          </table:table-cell>
          <table:table-cell table:number-columns-repeated="3"/>
          <table:table-cell office:value-type="float" office:value="2270" calcext:value-type="float">
            <text:p>2270</text:p>
          </table:table-cell>
          <table:table-cell office:value-type="float" office:value="0.69451713562" calcext:value-type="float">
            <text:p>0.6945171356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0751581192017" calcext:value-type="float">
            <text:p>0.0751581192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office:value-type="float" office:value="0.0670809745789" calcext:value-type="float">
            <text:p>0.0670809746</text:p>
          </table:table-cell>
          <table:table-cell table:number-columns-repeated="3"/>
          <table:table-cell office:value-type="float" office:value="2271" calcext:value-type="float">
            <text:p>2271</text:p>
          </table:table-cell>
          <table:table-cell office:value-type="float" office:value="0.714980840683" calcext:value-type="float">
            <text:p>0.7149808407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0719530582428" calcext:value-type="float">
            <text:p>0.0719530582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office:value-type="float" office:value="0.0657851696014" calcext:value-type="float">
            <text:p>0.0657851696</text:p>
          </table:table-cell>
          <table:table-cell table:number-columns-repeated="3"/>
          <table:table-cell office:value-type="float" office:value="2272" calcext:value-type="float">
            <text:p>2272</text:p>
          </table:table-cell>
          <table:table-cell office:value-type="float" office:value="0.704105854034" calcext:value-type="float">
            <text:p>0.704105854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076071023941" calcext:value-type="float">
            <text:p>0.0760710239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office:value-type="float" office:value="0.059093952179" calcext:value-type="float">
            <text:p>0.0590939522</text:p>
          </table:table-cell>
          <table:table-cell table:number-columns-repeated="3"/>
          <table:table-cell office:value-type="float" office:value="2273" calcext:value-type="float">
            <text:p>2273</text:p>
          </table:table-cell>
          <table:table-cell office:value-type="float" office:value="0.701266050339" calcext:value-type="float">
            <text:p>0.7012660503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0725920200348" calcext:value-type="float">
            <text:p>0.07259202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0.0657689571381" calcext:value-type="float">
            <text:p>0.0657689571</text:p>
          </table:table-cell>
          <table:table-cell table:number-columns-repeated="3"/>
          <table:table-cell office:value-type="float" office:value="2274" calcext:value-type="float">
            <text:p>2274</text:p>
          </table:table-cell>
          <table:table-cell office:value-type="float" office:value="0.714921951294" calcext:value-type="float">
            <text:p>0.7149219513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0776190757751" calcext:value-type="float">
            <text:p>0.0776190758</text:p>
          </table:table-cell>
          <table:table-cell table:number-columns-repeated="2"/>
          <table:table-cell office:value-type="float" office:value="2275" calcext:value-type="float">
            <text:p>2275</text:p>
          </table:table-cell>
          <table:table-cell office:value-type="float" office:value="0.0635149478912" calcext:value-type="float">
            <text:p>0.0635149479</text:p>
          </table:table-cell>
          <table:table-cell table:number-columns-repeated="3"/>
          <table:table-cell office:value-type="float" office:value="2275" calcext:value-type="float">
            <text:p>2275</text:p>
          </table:table-cell>
          <table:table-cell office:value-type="float" office:value="0.700531959534" calcext:value-type="float">
            <text:p>0.7005319595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0717689990997" calcext:value-type="float">
            <text:p>0.0717689991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0.0614981651306" calcext:value-type="float">
            <text:p>0.0614981651</text:p>
          </table:table-cell>
          <table:table-cell table:number-columns-repeated="3"/>
          <table:table-cell office:value-type="float" office:value="2276" calcext:value-type="float">
            <text:p>2276</text:p>
          </table:table-cell>
          <table:table-cell office:value-type="float" office:value="0.685861825943" calcext:value-type="float">
            <text:p>0.6858618259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0759780406952" calcext:value-type="float">
            <text:p>0.0759780407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office:value-type="float" office:value="0.0606989860535" calcext:value-type="float">
            <text:p>0.0606989861</text:p>
          </table:table-cell>
          <table:table-cell table:number-columns-repeated="3"/>
          <table:table-cell office:value-type="float" office:value="2277" calcext:value-type="float">
            <text:p>2277</text:p>
          </table:table-cell>
          <table:table-cell office:value-type="float" office:value="0.705389976501" calcext:value-type="float">
            <text:p>0.7053899765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0735819339752" calcext:value-type="float">
            <text:p>0.073581934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office:value-type="float" office:value="0.0592739582062" calcext:value-type="float">
            <text:p>0.0592739582</text:p>
          </table:table-cell>
          <table:table-cell table:number-columns-repeated="3"/>
          <table:table-cell office:value-type="float" office:value="2278" calcext:value-type="float">
            <text:p>2278</text:p>
          </table:table-cell>
          <table:table-cell office:value-type="float" office:value="0.687366962433" calcext:value-type="float">
            <text:p>0.6873669624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0719130039215" calcext:value-type="float">
            <text:p>0.0719130039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0.0663371086121" calcext:value-type="float">
            <text:p>0.0663371086</text:p>
          </table:table-cell>
          <table:table-cell table:number-columns-repeated="3"/>
          <table:table-cell office:value-type="float" office:value="2279" calcext:value-type="float">
            <text:p>2279</text:p>
          </table:table-cell>
          <table:table-cell office:value-type="float" office:value="0.7072930336" calcext:value-type="float">
            <text:p>0.7072930336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748658180237" calcext:value-type="float">
            <text:p>0.074865818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0.0632541179657" calcext:value-type="float">
            <text:p>0.063254118</text:p>
          </table:table-cell>
          <table:table-cell table:number-columns-repeated="3"/>
          <table:table-cell office:value-type="float" office:value="2280" calcext:value-type="float">
            <text:p>2280</text:p>
          </table:table-cell>
          <table:table-cell office:value-type="float" office:value="0.714263916016" calcext:value-type="float">
            <text:p>0.714263916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0747530460358" calcext:value-type="float">
            <text:p>0.074753046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0.0668859481812" calcext:value-type="float">
            <text:p>0.0668859482</text:p>
          </table:table-cell>
          <table:table-cell table:number-columns-repeated="3"/>
          <table:table-cell office:value-type="float" office:value="2281" calcext:value-type="float">
            <text:p>2281</text:p>
          </table:table-cell>
          <table:table-cell office:value-type="float" office:value="0.698038101196" calcext:value-type="float">
            <text:p>0.6980381012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0718839168549" calcext:value-type="float">
            <text:p>0.0718839169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0.062292098999" calcext:value-type="float">
            <text:p>0.062292099</text:p>
          </table:table-cell>
          <table:table-cell table:number-columns-repeated="3"/>
          <table:table-cell office:value-type="float" office:value="2282" calcext:value-type="float">
            <text:p>2282</text:p>
          </table:table-cell>
          <table:table-cell office:value-type="float" office:value="0.697850942612" calcext:value-type="float">
            <text:p>0.6978509426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0739970207214" calcext:value-type="float">
            <text:p>0.0739970207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0.0594990253448" calcext:value-type="float">
            <text:p>0.0594990253</text:p>
          </table:table-cell>
          <table:table-cell table:number-columns-repeated="3"/>
          <table:table-cell office:value-type="float" office:value="2283" calcext:value-type="float">
            <text:p>2283</text:p>
          </table:table-cell>
          <table:table-cell office:value-type="float" office:value="0.689660072327" calcext:value-type="float">
            <text:p>0.689660072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0771961212158" calcext:value-type="float">
            <text:p>0.0771961212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office:value-type="float" office:value="0.0654678344727" calcext:value-type="float">
            <text:p>0.0654678345</text:p>
          </table:table-cell>
          <table:table-cell table:number-columns-repeated="3"/>
          <table:table-cell office:value-type="float" office:value="2284" calcext:value-type="float">
            <text:p>2284</text:p>
          </table:table-cell>
          <table:table-cell office:value-type="float" office:value="0.704641103745" calcext:value-type="float">
            <text:p>0.7046411037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0761909484863" calcext:value-type="float">
            <text:p>0.0761909485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office:value-type="float" office:value="0.0592789649963" calcext:value-type="float">
            <text:p>0.059278965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 office:value-type="float" office:value="0.682447195053" calcext:value-type="float">
            <text:p>0.6824471951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0739450454712" calcext:value-type="float">
            <text:p>0.0739450455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office:value-type="float" office:value="0.0661017894745" calcext:value-type="float">
            <text:p>0.0661017895</text:p>
          </table:table-cell>
          <table:table-cell table:number-columns-repeated="3"/>
          <table:table-cell office:value-type="float" office:value="2286" calcext:value-type="float">
            <text:p>2286</text:p>
          </table:table-cell>
          <table:table-cell office:value-type="float" office:value="0.698932886124" calcext:value-type="float">
            <text:p>0.6989328861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739190578461" calcext:value-type="float">
            <text:p>0.0739190578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office:value-type="float" office:value="0.0613870620728" calcext:value-type="float">
            <text:p>0.0613870621</text:p>
          </table:table-cell>
          <table:table-cell table:number-columns-repeated="3"/>
          <table:table-cell office:value-type="float" office:value="2287" calcext:value-type="float">
            <text:p>2287</text:p>
          </table:table-cell>
          <table:table-cell office:value-type="float" office:value="0.693469047546" calcext:value-type="float">
            <text:p>0.6934690475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0756831169128" calcext:value-type="float">
            <text:p>0.0756831169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office:value-type="float" office:value="0.0590319633484" calcext:value-type="float">
            <text:p>0.0590319633</text:p>
          </table:table-cell>
          <table:table-cell table:number-columns-repeated="3"/>
          <table:table-cell office:value-type="float" office:value="2288" calcext:value-type="float">
            <text:p>2288</text:p>
          </table:table-cell>
          <table:table-cell office:value-type="float" office:value="0.699314117432" calcext:value-type="float">
            <text:p>0.6993141174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0737290382385" calcext:value-type="float">
            <text:p>0.0737290382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0.0626220703125" calcext:value-type="float">
            <text:p>0.0626220703</text:p>
          </table:table-cell>
          <table:table-cell table:number-columns-repeated="3"/>
          <table:table-cell office:value-type="float" office:value="2289" calcext:value-type="float">
            <text:p>2289</text:p>
          </table:table-cell>
          <table:table-cell office:value-type="float" office:value="0.706866025925" calcext:value-type="float">
            <text:p>0.7068660259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0752429962158" calcext:value-type="float">
            <text:p>0.0752429962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0.0634269714355" calcext:value-type="float">
            <text:p>0.0634269714</text:p>
          </table:table-cell>
          <table:table-cell table:number-columns-repeated="3"/>
          <table:table-cell office:value-type="float" office:value="2290" calcext:value-type="float">
            <text:p>2290</text:p>
          </table:table-cell>
          <table:table-cell office:value-type="float" office:value="0.69420003891" calcext:value-type="float">
            <text:p>0.6942000389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0753309726715" calcext:value-type="float">
            <text:p>0.0753309727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0.0632112026215" calcext:value-type="float">
            <text:p>0.0632112026</text:p>
          </table:table-cell>
          <table:table-cell table:number-columns-repeated="3"/>
          <table:table-cell office:value-type="float" office:value="2291" calcext:value-type="float">
            <text:p>2291</text:p>
          </table:table-cell>
          <table:table-cell office:value-type="float" office:value="0.712619066238" calcext:value-type="float">
            <text:p>0.7126190662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0757329463959" calcext:value-type="float">
            <text:p>0.0757329464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0.0623829364777" calcext:value-type="float">
            <text:p>0.0623829365</text:p>
          </table:table-cell>
          <table:table-cell table:number-columns-repeated="3"/>
          <table:table-cell office:value-type="float" office:value="2292" calcext:value-type="float">
            <text:p>2292</text:p>
          </table:table-cell>
          <table:table-cell office:value-type="float" office:value="0.710857868195" calcext:value-type="float">
            <text:p>0.7108578682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074903011322" calcext:value-type="float">
            <text:p>0.0749030113</text:p>
          </table:table-cell>
          <table:table-cell table:number-columns-repeated="2"/>
          <table:table-cell office:value-type="float" office:value="2293" calcext:value-type="float">
            <text:p>2293</text:p>
          </table:table-cell>
          <table:table-cell office:value-type="float" office:value="0.0652709007263" calcext:value-type="float">
            <text:p>0.0652709007</text:p>
          </table:table-cell>
          <table:table-cell table:number-columns-repeated="3"/>
          <table:table-cell office:value-type="float" office:value="2293" calcext:value-type="float">
            <text:p>2293</text:p>
          </table:table-cell>
          <table:table-cell office:value-type="float" office:value="0.697642087936" calcext:value-type="float">
            <text:p>0.6976420879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0763230323792" calcext:value-type="float">
            <text:p>0.0763230324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office:value-type="float" office:value="0.0637209415436" calcext:value-type="float">
            <text:p>0.0637209415</text:p>
          </table:table-cell>
          <table:table-cell table:number-columns-repeated="3"/>
          <table:table-cell office:value-type="float" office:value="2294" calcext:value-type="float">
            <text:p>2294</text:p>
          </table:table-cell>
          <table:table-cell office:value-type="float" office:value="0.719962120056" calcext:value-type="float">
            <text:p>0.7199621201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0715548992157" calcext:value-type="float">
            <text:p>0.0715548992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float" office:value="0.0628328323364" calcext:value-type="float">
            <text:p>0.0628328323</text:p>
          </table:table-cell>
          <table:table-cell table:number-columns-repeated="3"/>
          <table:table-cell office:value-type="float" office:value="2295" calcext:value-type="float">
            <text:p>2295</text:p>
          </table:table-cell>
          <table:table-cell office:value-type="float" office:value="0.715376853943" calcext:value-type="float">
            <text:p>0.7153768539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0739550590515" calcext:value-type="float">
            <text:p>0.0739550591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office:value-type="float" office:value="0.0623171329498" calcext:value-type="float">
            <text:p>0.0623171329</text:p>
          </table:table-cell>
          <table:table-cell table:number-columns-repeated="3"/>
          <table:table-cell office:value-type="float" office:value="2296" calcext:value-type="float">
            <text:p>2296</text:p>
          </table:table-cell>
          <table:table-cell office:value-type="float" office:value="0.699937105179" calcext:value-type="float">
            <text:p>0.6999371052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753519535065" calcext:value-type="float">
            <text:p>0.0753519535</text:p>
          </table:table-cell>
          <table:table-cell table:number-columns-repeated="2"/>
          <table:table-cell office:value-type="float" office:value="2297" calcext:value-type="float">
            <text:p>2297</text:p>
          </table:table-cell>
          <table:table-cell office:value-type="float" office:value="0.0582609176636" calcext:value-type="float">
            <text:p>0.0582609177</text:p>
          </table:table-cell>
          <table:table-cell table:number-columns-repeated="3"/>
          <table:table-cell office:value-type="float" office:value="2297" calcext:value-type="float">
            <text:p>2297</text:p>
          </table:table-cell>
          <table:table-cell office:value-type="float" office:value="0.695811986923" calcext:value-type="float">
            <text:p>0.6958119869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0738480091095" calcext:value-type="float">
            <text:p>0.0738480091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0.0612180233002" calcext:value-type="float">
            <text:p>0.0612180233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office:value-type="float" office:value="0.711448907852" calcext:value-type="float">
            <text:p>0.7114489079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747539997101" calcext:value-type="float">
            <text:p>0.0747539997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office:value-type="float" office:value="0.0588321685791" calcext:value-type="float">
            <text:p>0.0588321686</text:p>
          </table:table-cell>
          <table:table-cell table:number-columns-repeated="3"/>
          <table:table-cell office:value-type="float" office:value="2299" calcext:value-type="float">
            <text:p>2299</text:p>
          </table:table-cell>
          <table:table-cell office:value-type="float" office:value="0.713355779648" calcext:value-type="float">
            <text:p>0.713355779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743579864502" calcext:value-type="float">
            <text:p>0.0743579865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0.0572431087494" calcext:value-type="float">
            <text:p>0.057243108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.689193964005" calcext:value-type="float">
            <text:p>0.689193964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772168636322" calcext:value-type="float">
            <text:p>0.0772168636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office:value-type="float" office:value="0.0658569335938" calcext:value-type="float">
            <text:p>0.0658569336</text:p>
          </table:table-cell>
          <table:table-cell table:number-columns-repeated="3"/>
          <table:table-cell office:value-type="float" office:value="2301" calcext:value-type="float">
            <text:p>2301</text:p>
          </table:table-cell>
          <table:table-cell office:value-type="float" office:value="0.694681882858" calcext:value-type="float">
            <text:p>0.6946818829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0751829147339" calcext:value-type="float">
            <text:p>0.0751829147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office:value-type="float" office:value="0.0632009506226" calcext:value-type="float">
            <text:p>0.0632009506</text:p>
          </table:table-cell>
          <table:table-cell table:number-columns-repeated="3"/>
          <table:table-cell office:value-type="float" office:value="2302" calcext:value-type="float">
            <text:p>2302</text:p>
          </table:table-cell>
          <table:table-cell office:value-type="float" office:value="0.687460184097" calcext:value-type="float">
            <text:p>0.6874601841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75345993042" calcext:value-type="float">
            <text:p>0.075345993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office:value-type="float" office:value="0.0655109882355" calcext:value-type="float">
            <text:p>0.0655109882</text:p>
          </table:table-cell>
          <table:table-cell table:number-columns-repeated="3"/>
          <table:table-cell office:value-type="float" office:value="2303" calcext:value-type="float">
            <text:p>2303</text:p>
          </table:table-cell>
          <table:table-cell office:value-type="float" office:value="0.690814971924" calcext:value-type="float">
            <text:p>0.6908149719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073399066925" calcext:value-type="float">
            <text:p>0.0733990669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0.0643770694733" calcext:value-type="float">
            <text:p>0.0643770695</text:p>
          </table:table-cell>
          <table:table-cell table:number-columns-repeated="3"/>
          <table:table-cell office:value-type="float" office:value="2304" calcext:value-type="float">
            <text:p>2304</text:p>
          </table:table-cell>
          <table:table-cell office:value-type="float" office:value="0.694503068924" calcext:value-type="float">
            <text:p>0.6945030689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0732259750366" calcext:value-type="float">
            <text:p>0.073225975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office:value-type="float" office:value="0.0604929924011" calcext:value-type="float">
            <text:p>0.0604929924</text:p>
          </table:table-cell>
          <table:table-cell table:number-columns-repeated="3"/>
          <table:table-cell office:value-type="float" office:value="2305" calcext:value-type="float">
            <text:p>2305</text:p>
          </table:table-cell>
          <table:table-cell office:value-type="float" office:value="0.707556962967" calcext:value-type="float">
            <text:p>0.707556963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720720291138" calcext:value-type="float">
            <text:p>0.0720720291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office:value-type="float" office:value="0.0581729412079" calcext:value-type="float">
            <text:p>0.0581729412</text:p>
          </table:table-cell>
          <table:table-cell table:number-columns-repeated="3"/>
          <table:table-cell office:value-type="float" office:value="2306" calcext:value-type="float">
            <text:p>2306</text:p>
          </table:table-cell>
          <table:table-cell office:value-type="float" office:value="0.696913957596" calcext:value-type="float">
            <text:p>0.6969139576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0717830657959" calcext:value-type="float">
            <text:p>0.0717830658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0.0565490722656" calcext:value-type="float">
            <text:p>0.0565490723</text:p>
          </table:table-cell>
          <table:table-cell table:number-columns-repeated="3"/>
          <table:table-cell office:value-type="float" office:value="2307" calcext:value-type="float">
            <text:p>2307</text:p>
          </table:table-cell>
          <table:table-cell office:value-type="float" office:value="0.694782972336" calcext:value-type="float">
            <text:p>0.6947829723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0750660896301" calcext:value-type="float">
            <text:p>0.0750660896</text:p>
          </table:table-cell>
          <table:table-cell table:number-columns-repeated="2"/>
          <table:table-cell office:value-type="float" office:value="2308" calcext:value-type="float">
            <text:p>2308</text:p>
          </table:table-cell>
          <table:table-cell office:value-type="float" office:value="0.0692090988159" calcext:value-type="float">
            <text:p>0.0692090988</text:p>
          </table:table-cell>
          <table:table-cell table:number-columns-repeated="3"/>
          <table:table-cell office:value-type="float" office:value="2308" calcext:value-type="float">
            <text:p>2308</text:p>
          </table:table-cell>
          <table:table-cell office:value-type="float" office:value="0.714686870575" calcext:value-type="float">
            <text:p>0.7146868706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0757050514221" calcext:value-type="float">
            <text:p>0.0757050514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office:value-type="float" office:value="0.0671050548553" calcext:value-type="float">
            <text:p>0.0671050549</text:p>
          </table:table-cell>
          <table:table-cell table:number-columns-repeated="3"/>
          <table:table-cell office:value-type="float" office:value="2309" calcext:value-type="float">
            <text:p>2309</text:p>
          </table:table-cell>
          <table:table-cell office:value-type="float" office:value="0.687857151031" calcext:value-type="float">
            <text:p>0.687857151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742411613464" calcext:value-type="float">
            <text:p>0.0742411613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0.0581429004669" calcext:value-type="float">
            <text:p>0.0581429005</text:p>
          </table:table-cell>
          <table:table-cell table:number-columns-repeated="3"/>
          <table:table-cell office:value-type="float" office:value="2310" calcext:value-type="float">
            <text:p>2310</text:p>
          </table:table-cell>
          <table:table-cell office:value-type="float" office:value="0.697839021683" calcext:value-type="float">
            <text:p>0.6978390217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769319534302" calcext:value-type="float">
            <text:p>0.0769319534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office:value-type="float" office:value="0.0700490474701" calcext:value-type="float">
            <text:p>0.0700490475</text:p>
          </table:table-cell>
          <table:table-cell table:number-columns-repeated="3"/>
          <table:table-cell office:value-type="float" office:value="2311" calcext:value-type="float">
            <text:p>2311</text:p>
          </table:table-cell>
          <table:table-cell office:value-type="float" office:value="0.708094120026" calcext:value-type="float">
            <text:p>0.70809412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703029632568" calcext:value-type="float">
            <text:p>0.0703029633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0.0640769004822" calcext:value-type="float">
            <text:p>0.0640769005</text:p>
          </table:table-cell>
          <table:table-cell table:number-columns-repeated="3"/>
          <table:table-cell office:value-type="float" office:value="2312" calcext:value-type="float">
            <text:p>2312</text:p>
          </table:table-cell>
          <table:table-cell office:value-type="float" office:value="0.716809988022" calcext:value-type="float">
            <text:p>0.716809988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0738141536713" calcext:value-type="float">
            <text:p>0.0738141537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office:value-type="float" office:value="0.0598130226135" calcext:value-type="float">
            <text:p>0.0598130226</text:p>
          </table:table-cell>
          <table:table-cell table:number-columns-repeated="3"/>
          <table:table-cell office:value-type="float" office:value="2313" calcext:value-type="float">
            <text:p>2313</text:p>
          </table:table-cell>
          <table:table-cell office:value-type="float" office:value="0.704802036285" calcext:value-type="float">
            <text:p>0.7048020363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0777058601379" calcext:value-type="float">
            <text:p>0.0777058601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office:value-type="float" office:value="0.0567970275879" calcext:value-type="float">
            <text:p>0.0567970276</text:p>
          </table:table-cell>
          <table:table-cell table:number-columns-repeated="3"/>
          <table:table-cell office:value-type="float" office:value="2314" calcext:value-type="float">
            <text:p>2314</text:p>
          </table:table-cell>
          <table:table-cell office:value-type="float" office:value="0.693871021271" calcext:value-type="float">
            <text:p>0.6938710213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732657909393" calcext:value-type="float">
            <text:p>0.0732657909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0.0615429878235" calcext:value-type="float">
            <text:p>0.0615429878</text:p>
          </table:table-cell>
          <table:table-cell table:number-columns-repeated="3"/>
          <table:table-cell office:value-type="float" office:value="2315" calcext:value-type="float">
            <text:p>2315</text:p>
          </table:table-cell>
          <table:table-cell office:value-type="float" office:value="0.699028015137" calcext:value-type="float">
            <text:p>0.6990280151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0750250816345" calcext:value-type="float">
            <text:p>0.0750250816</text:p>
          </table:table-cell>
          <table:table-cell table:number-columns-repeated="2"/>
          <table:table-cell office:value-type="float" office:value="2316" calcext:value-type="float">
            <text:p>2316</text:p>
          </table:table-cell>
          <table:table-cell office:value-type="float" office:value="0.0663940906525" calcext:value-type="float">
            <text:p>0.0663940907</text:p>
          </table:table-cell>
          <table:table-cell table:number-columns-repeated="3"/>
          <table:table-cell office:value-type="float" office:value="2316" calcext:value-type="float">
            <text:p>2316</text:p>
          </table:table-cell>
          <table:table-cell office:value-type="float" office:value="0.705604076385" calcext:value-type="float">
            <text:p>0.7056040764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0767550468445" calcext:value-type="float">
            <text:p>0.0767550468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office:value-type="float" office:value="0.0592229366302" calcext:value-type="float">
            <text:p>0.0592229366</text:p>
          </table:table-cell>
          <table:table-cell table:number-columns-repeated="3"/>
          <table:table-cell office:value-type="float" office:value="2317" calcext:value-type="float">
            <text:p>2317</text:p>
          </table:table-cell>
          <table:table-cell office:value-type="float" office:value="0.714706897736" calcext:value-type="float">
            <text:p>0.7147068977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0774829387665" calcext:value-type="float">
            <text:p>0.0774829388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0.0643670558929" calcext:value-type="float">
            <text:p>0.0643670559</text:p>
          </table:table-cell>
          <table:table-cell table:number-columns-repeated="3"/>
          <table:table-cell office:value-type="float" office:value="2318" calcext:value-type="float">
            <text:p>2318</text:p>
          </table:table-cell>
          <table:table-cell office:value-type="float" office:value="0.699943065643" calcext:value-type="float">
            <text:p>0.6999430656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749759674072" calcext:value-type="float">
            <text:p>0.0749759674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0.0644471645355" calcext:value-type="float">
            <text:p>0.0644471645</text:p>
          </table:table-cell>
          <table:table-cell table:number-columns-repeated="3"/>
          <table:table-cell office:value-type="float" office:value="2319" calcext:value-type="float">
            <text:p>2319</text:p>
          </table:table-cell>
          <table:table-cell office:value-type="float" office:value="0.699548959732" calcext:value-type="float">
            <text:p>0.6995489597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746839046478" calcext:value-type="float">
            <text:p>0.0746839046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office:value-type="float" office:value="0.0688450336456" calcext:value-type="float">
            <text:p>0.0688450336</text:p>
          </table:table-cell>
          <table:table-cell table:number-columns-repeated="3"/>
          <table:table-cell office:value-type="float" office:value="2320" calcext:value-type="float">
            <text:p>2320</text:p>
          </table:table-cell>
          <table:table-cell office:value-type="float" office:value="0.699108123779" calcext:value-type="float">
            <text:p>0.6991081238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833008289337" calcext:value-type="float">
            <text:p>0.0833008289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0.0619180202484" calcext:value-type="float">
            <text:p>0.0619180202</text:p>
          </table:table-cell>
          <table:table-cell table:number-columns-repeated="3"/>
          <table:table-cell office:value-type="float" office:value="2321" calcext:value-type="float">
            <text:p>2321</text:p>
          </table:table-cell>
          <table:table-cell office:value-type="float" office:value="0.69553899765" calcext:value-type="float">
            <text:p>0.6955389977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748569965363" calcext:value-type="float">
            <text:p>0.0748569965</text:p>
          </table:table-cell>
          <table:table-cell table:number-columns-repeated="2"/>
          <table:table-cell office:value-type="float" office:value="2322" calcext:value-type="float">
            <text:p>2322</text:p>
          </table:table-cell>
          <table:table-cell office:value-type="float" office:value="0.057687997818" calcext:value-type="float">
            <text:p>0.0576879978</text:p>
          </table:table-cell>
          <table:table-cell table:number-columns-repeated="3"/>
          <table:table-cell office:value-type="float" office:value="2322" calcext:value-type="float">
            <text:p>2322</text:p>
          </table:table-cell>
          <table:table-cell office:value-type="float" office:value="0.687446117401" calcext:value-type="float">
            <text:p>0.6874461174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759079456329" calcext:value-type="float">
            <text:p>0.0759079456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office:value-type="float" office:value="0.0646131038666" calcext:value-type="float">
            <text:p>0.0646131039</text:p>
          </table:table-cell>
          <table:table-cell table:number-columns-repeated="3"/>
          <table:table-cell office:value-type="float" office:value="2323" calcext:value-type="float">
            <text:p>2323</text:p>
          </table:table-cell>
          <table:table-cell office:value-type="float" office:value="0.695723056793" calcext:value-type="float">
            <text:p>0.6957230568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729119777679" calcext:value-type="float">
            <text:p>0.0729119778</text:p>
          </table:table-cell>
          <table:table-cell table:number-columns-repeated="2"/>
          <table:table-cell office:value-type="float" office:value="2324" calcext:value-type="float">
            <text:p>2324</text:p>
          </table:table-cell>
          <table:table-cell office:value-type="float" office:value="0.0641541481018" calcext:value-type="float">
            <text:p>0.0641541481</text:p>
          </table:table-cell>
          <table:table-cell table:number-columns-repeated="3"/>
          <table:table-cell office:value-type="float" office:value="2324" calcext:value-type="float">
            <text:p>2324</text:p>
          </table:table-cell>
          <table:table-cell office:value-type="float" office:value="0.713765859604" calcext:value-type="float">
            <text:p>0.7137658596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759031772614" calcext:value-type="float">
            <text:p>0.0759031773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0.0672371387482" calcext:value-type="float">
            <text:p>0.0672371387</text:p>
          </table:table-cell>
          <table:table-cell table:number-columns-repeated="3"/>
          <table:table-cell office:value-type="float" office:value="2325" calcext:value-type="float">
            <text:p>2325</text:p>
          </table:table-cell>
          <table:table-cell office:value-type="float" office:value="0.693975925446" calcext:value-type="float">
            <text:p>0.6939759254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748469829559" calcext:value-type="float">
            <text:p>0.074846983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office:value-type="float" office:value="0.0606319904327" calcext:value-type="float">
            <text:p>0.0606319904</text:p>
          </table:table-cell>
          <table:table-cell table:number-columns-repeated="3"/>
          <table:table-cell office:value-type="float" office:value="2326" calcext:value-type="float">
            <text:p>2326</text:p>
          </table:table-cell>
          <table:table-cell office:value-type="float" office:value="0.685491800308" calcext:value-type="float">
            <text:p>0.6854918003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774281024933" calcext:value-type="float">
            <text:p>0.0774281025</text:p>
          </table:table-cell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0.0630948543549" calcext:value-type="float">
            <text:p>0.0630948544</text:p>
          </table:table-cell>
          <table:table-cell table:number-columns-repeated="3"/>
          <table:table-cell office:value-type="float" office:value="2327" calcext:value-type="float">
            <text:p>2327</text:p>
          </table:table-cell>
          <table:table-cell office:value-type="float" office:value="0.705484867096" calcext:value-type="float">
            <text:p>0.7054848671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722460746765" calcext:value-type="float">
            <text:p>0.0722460747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office:value-type="float" office:value="0.0614721775055" calcext:value-type="float">
            <text:p>0.0614721775</text:p>
          </table:table-cell>
          <table:table-cell table:number-columns-repeated="3"/>
          <table:table-cell office:value-type="float" office:value="2328" calcext:value-type="float">
            <text:p>2328</text:p>
          </table:table-cell>
          <table:table-cell office:value-type="float" office:value="0.696547031403" calcext:value-type="float">
            <text:p>0.6965470314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744519233704" calcext:value-type="float">
            <text:p>0.0744519234</text:p>
          </table:table-cell>
          <table:table-cell table:number-columns-repeated="2"/>
          <table:table-cell office:value-type="float" office:value="2329" calcext:value-type="float">
            <text:p>2329</text:p>
          </table:table-cell>
          <table:table-cell office:value-type="float" office:value="0.0560750961304" calcext:value-type="float">
            <text:p>0.0560750961</text:p>
          </table:table-cell>
          <table:table-cell table:number-columns-repeated="3"/>
          <table:table-cell office:value-type="float" office:value="2329" calcext:value-type="float">
            <text:p>2329</text:p>
          </table:table-cell>
          <table:table-cell office:value-type="float" office:value="0.688819169998" calcext:value-type="float">
            <text:p>0.68881917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734770298004" calcext:value-type="float">
            <text:p>0.0734770298</text:p>
          </table:table-cell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0.0666198730469" calcext:value-type="float">
            <text:p>0.066619873</text:p>
          </table:table-cell>
          <table:table-cell table:number-columns-repeated="3"/>
          <table:table-cell office:value-type="float" office:value="2330" calcext:value-type="float">
            <text:p>2330</text:p>
          </table:table-cell>
          <table:table-cell office:value-type="float" office:value="0.68887090683" calcext:value-type="float">
            <text:p>0.6888709068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764009952545" calcext:value-type="float">
            <text:p>0.0764009953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0.0975098609924" calcext:value-type="float">
            <text:p>0.097509861</text:p>
          </table:table-cell>
          <table:table-cell table:number-columns-repeated="3"/>
          <table:table-cell office:value-type="float" office:value="2331" calcext:value-type="float">
            <text:p>2331</text:p>
          </table:table-cell>
          <table:table-cell office:value-type="float" office:value="0.696132898331" calcext:value-type="float">
            <text:p>0.6961328983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714318752289" calcext:value-type="float">
            <text:p>0.0714318752</text:p>
          </table:table-cell>
          <table:table-cell table:number-columns-repeated="2"/>
          <table:table-cell office:value-type="float" office:value="2332" calcext:value-type="float">
            <text:p>2332</text:p>
          </table:table-cell>
          <table:table-cell office:value-type="float" office:value="0.0808389186859" calcext:value-type="float">
            <text:p>0.0808389187</text:p>
          </table:table-cell>
          <table:table-cell table:number-columns-repeated="3"/>
          <table:table-cell office:value-type="float" office:value="2332" calcext:value-type="float">
            <text:p>2332</text:p>
          </table:table-cell>
          <table:table-cell office:value-type="float" office:value="0.705263853073" calcext:value-type="float">
            <text:p>0.7052638531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730059146881" calcext:value-type="float">
            <text:p>0.0730059147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office:value-type="float" office:value="0.0675978660583" calcext:value-type="float">
            <text:p>0.0675978661</text:p>
          </table:table-cell>
          <table:table-cell table:number-columns-repeated="3"/>
          <table:table-cell office:value-type="float" office:value="2333" calcext:value-type="float">
            <text:p>2333</text:p>
          </table:table-cell>
          <table:table-cell office:value-type="float" office:value="0.68873500824" calcext:value-type="float">
            <text:p>0.6887350082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741250514984" calcext:value-type="float">
            <text:p>0.0741250515</text:p>
          </table:table-cell>
          <table:table-cell table:number-columns-repeated="2"/>
          <table:table-cell office:value-type="float" office:value="2334" calcext:value-type="float">
            <text:p>2334</text:p>
          </table:table-cell>
          <table:table-cell office:value-type="float" office:value="0.0735199451447" calcext:value-type="float">
            <text:p>0.0735199451</text:p>
          </table:table-cell>
          <table:table-cell table:number-columns-repeated="3"/>
          <table:table-cell office:value-type="float" office:value="2334" calcext:value-type="float">
            <text:p>2334</text:p>
          </table:table-cell>
          <table:table-cell office:value-type="float" office:value="0.684322118759" calcext:value-type="float">
            <text:p>0.6843221188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749521255493" calcext:value-type="float">
            <text:p>0.074952125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0.0566201210022" calcext:value-type="float">
            <text:p>0.056620121</text:p>
          </table:table-cell>
          <table:table-cell table:number-columns-repeated="3"/>
          <table:table-cell office:value-type="float" office:value="2335" calcext:value-type="float">
            <text:p>2335</text:p>
          </table:table-cell>
          <table:table-cell office:value-type="float" office:value="0.686283111572" calcext:value-type="float">
            <text:p>0.6862831116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754389762878" calcext:value-type="float">
            <text:p>0.0754389763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0.0592141151428" calcext:value-type="float">
            <text:p>0.0592141151</text:p>
          </table:table-cell>
          <table:table-cell table:number-columns-repeated="3"/>
          <table:table-cell office:value-type="float" office:value="2336" calcext:value-type="float">
            <text:p>2336</text:p>
          </table:table-cell>
          <table:table-cell office:value-type="float" office:value="0.691179037094" calcext:value-type="float">
            <text:p>0.6911790371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739169120789" calcext:value-type="float">
            <text:p>0.0739169121</text:p>
          </table:table-cell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0.0641379356384" calcext:value-type="float">
            <text:p>0.0641379356</text:p>
          </table:table-cell>
          <table:table-cell table:number-columns-repeated="3"/>
          <table:table-cell office:value-type="float" office:value="2337" calcext:value-type="float">
            <text:p>2337</text:p>
          </table:table-cell>
          <table:table-cell office:value-type="float" office:value="0.684786081314" calcext:value-type="float">
            <text:p>0.6847860813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781619548798" calcext:value-type="float">
            <text:p>0.0781619549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office:value-type="float" office:value="0.0660560131073" calcext:value-type="float">
            <text:p>0.0660560131</text:p>
          </table:table-cell>
          <table:table-cell table:number-columns-repeated="3"/>
          <table:table-cell office:value-type="float" office:value="2338" calcext:value-type="float">
            <text:p>2338</text:p>
          </table:table-cell>
          <table:table-cell office:value-type="float" office:value="0.688490867615" calcext:value-type="float">
            <text:p>0.6884908676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743329524994" calcext:value-type="float">
            <text:p>0.0743329525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0.061215877533" calcext:value-type="float">
            <text:p>0.0612158775</text:p>
          </table:table-cell>
          <table:table-cell table:number-columns-repeated="3"/>
          <table:table-cell office:value-type="float" office:value="2339" calcext:value-type="float">
            <text:p>2339</text:p>
          </table:table-cell>
          <table:table-cell office:value-type="float" office:value="0.689325809479" calcext:value-type="float">
            <text:p>0.6893258095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729820728302" calcext:value-type="float">
            <text:p>0.0729820728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0.0698869228363" calcext:value-type="float">
            <text:p>0.0698869228</text:p>
          </table:table-cell>
          <table:table-cell table:number-columns-repeated="3"/>
          <table:table-cell office:value-type="float" office:value="2340" calcext:value-type="float">
            <text:p>2340</text:p>
          </table:table-cell>
          <table:table-cell office:value-type="float" office:value="0.714334964752" calcext:value-type="float">
            <text:p>0.7143349648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744109153748" calcext:value-type="float">
            <text:p>0.0744109154</text:p>
          </table:table-cell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0.0585999488831" calcext:value-type="float">
            <text:p>0.0585999489</text:p>
          </table:table-cell>
          <table:table-cell table:number-columns-repeated="3"/>
          <table:table-cell office:value-type="float" office:value="2341" calcext:value-type="float">
            <text:p>2341</text:p>
          </table:table-cell>
          <table:table-cell office:value-type="float" office:value="0.691074132919" calcext:value-type="float">
            <text:p>0.6910741329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747919082642" calcext:value-type="float">
            <text:p>0.0747919083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0.0587198734283" calcext:value-type="float">
            <text:p>0.0587198734</text:p>
          </table:table-cell>
          <table:table-cell table:number-columns-repeated="3"/>
          <table:table-cell office:value-type="float" office:value="2342" calcext:value-type="float">
            <text:p>2342</text:p>
          </table:table-cell>
          <table:table-cell office:value-type="float" office:value="0.7053129673" calcext:value-type="float">
            <text:p>0.7053129673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741429328918" calcext:value-type="float">
            <text:p>0.0741429329</text:p>
          </table:table-cell>
          <table:table-cell table:number-columns-repeated="2"/>
          <table:table-cell office:value-type="float" office:value="2343" calcext:value-type="float">
            <text:p>2343</text:p>
          </table:table-cell>
          <table:table-cell office:value-type="float" office:value="0.0608088970184" calcext:value-type="float">
            <text:p>0.060808897</text:p>
          </table:table-cell>
          <table:table-cell table:number-columns-repeated="3"/>
          <table:table-cell office:value-type="float" office:value="2343" calcext:value-type="float">
            <text:p>2343</text:p>
          </table:table-cell>
          <table:table-cell office:value-type="float" office:value="0.713454008102" calcext:value-type="float">
            <text:p>0.7134540081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773358345032" calcext:value-type="float">
            <text:p>0.0773358345</text:p>
          </table:table-cell>
          <table:table-cell table:number-columns-repeated="2"/>
          <table:table-cell office:value-type="float" office:value="2344" calcext:value-type="float">
            <text:p>2344</text:p>
          </table:table-cell>
          <table:table-cell office:value-type="float" office:value="0.0640721321106" calcext:value-type="float">
            <text:p>0.0640721321</text:p>
          </table:table-cell>
          <table:table-cell table:number-columns-repeated="3"/>
          <table:table-cell office:value-type="float" office:value="2344" calcext:value-type="float">
            <text:p>2344</text:p>
          </table:table-cell>
          <table:table-cell office:value-type="float" office:value="0.704752922058" calcext:value-type="float">
            <text:p>0.7047529221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755269527435" calcext:value-type="float">
            <text:p>0.0755269527</text:p>
          </table:table-cell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0.0578219890594" calcext:value-type="float">
            <text:p>0.0578219891</text:p>
          </table:table-cell>
          <table:table-cell table:number-columns-repeated="3"/>
          <table:table-cell office:value-type="float" office:value="2345" calcext:value-type="float">
            <text:p>2345</text:p>
          </table:table-cell>
          <table:table-cell office:value-type="float" office:value="0.684756040573" calcext:value-type="float">
            <text:p>0.6847560406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788009166718" calcext:value-type="float">
            <text:p>0.0788009167</text:p>
          </table:table-cell>
          <table:table-cell table:number-columns-repeated="2"/>
          <table:table-cell office:value-type="float" office:value="2346" calcext:value-type="float">
            <text:p>2346</text:p>
          </table:table-cell>
          <table:table-cell office:value-type="float" office:value="0.0686500072479" calcext:value-type="float">
            <text:p>0.0686500072</text:p>
          </table:table-cell>
          <table:table-cell table:number-columns-repeated="3"/>
          <table:table-cell office:value-type="float" office:value="2346" calcext:value-type="float">
            <text:p>2346</text:p>
          </table:table-cell>
          <table:table-cell office:value-type="float" office:value="0.700723171234" calcext:value-type="float">
            <text:p>0.7007231712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731201171875" calcext:value-type="float">
            <text:p>0.0731201172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0.0575699806213" calcext:value-type="float">
            <text:p>0.0575699806</text:p>
          </table:table-cell>
          <table:table-cell table:number-columns-repeated="3"/>
          <table:table-cell office:value-type="float" office:value="2347" calcext:value-type="float">
            <text:p>2347</text:p>
          </table:table-cell>
          <table:table-cell office:value-type="float" office:value="0.694464921951" calcext:value-type="float">
            <text:p>0.694464922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715360641479" calcext:value-type="float">
            <text:p>0.0715360641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office:value-type="float" office:value="0.0580041408539" calcext:value-type="float">
            <text:p>0.0580041409</text:p>
          </table:table-cell>
          <table:table-cell table:number-columns-repeated="3"/>
          <table:table-cell office:value-type="float" office:value="2348" calcext:value-type="float">
            <text:p>2348</text:p>
          </table:table-cell>
          <table:table-cell office:value-type="float" office:value="0.69272685051" calcext:value-type="float">
            <text:p>0.6927268505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744850635529" calcext:value-type="float">
            <text:p>0.0744850636</text:p>
          </table:table-cell>
          <table:table-cell table:number-columns-repeated="2"/>
          <table:table-cell office:value-type="float" office:value="2349" calcext:value-type="float">
            <text:p>2349</text:p>
          </table:table-cell>
          <table:table-cell office:value-type="float" office:value="0.0645661354065" calcext:value-type="float">
            <text:p>0.0645661354</text:p>
          </table:table-cell>
          <table:table-cell table:number-columns-repeated="3"/>
          <table:table-cell office:value-type="float" office:value="2349" calcext:value-type="float">
            <text:p>2349</text:p>
          </table:table-cell>
          <table:table-cell office:value-type="float" office:value="0.695030927658" calcext:value-type="float">
            <text:p>0.6950309277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754969120026" calcext:value-type="float">
            <text:p>0.075496912</text:p>
          </table:table-cell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0.0651369094849" calcext:value-type="float">
            <text:p>0.0651369095</text:p>
          </table:table-cell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0.702142953873" calcext:value-type="float">
            <text:p>0.7021429539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716710090637" calcext:value-type="float">
            <text:p>0.0716710091</text:p>
          </table:table-cell>
          <table:table-cell table:number-columns-repeated="2"/>
          <table:table-cell office:value-type="float" office:value="2351" calcext:value-type="float">
            <text:p>2351</text:p>
          </table:table-cell>
          <table:table-cell office:value-type="float" office:value="0.0595650672913" calcext:value-type="float">
            <text:p>0.0595650673</text:p>
          </table:table-cell>
          <table:table-cell table:number-columns-repeated="3"/>
          <table:table-cell office:value-type="float" office:value="2351" calcext:value-type="float">
            <text:p>2351</text:p>
          </table:table-cell>
          <table:table-cell office:value-type="float" office:value="0.725752830505" calcext:value-type="float">
            <text:p>0.7257528305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0746259689331" calcext:value-type="float">
            <text:p>0.0746259689</text:p>
          </table:table-cell>
          <table:table-cell table:number-columns-repeated="2"/>
          <table:table-cell office:value-type="float" office:value="2352" calcext:value-type="float">
            <text:p>2352</text:p>
          </table:table-cell>
          <table:table-cell office:value-type="float" office:value="0.0603671073914" calcext:value-type="float">
            <text:p>0.0603671074</text:p>
          </table:table-cell>
          <table:table-cell table:number-columns-repeated="3"/>
          <table:table-cell office:value-type="float" office:value="2352" calcext:value-type="float">
            <text:p>2352</text:p>
          </table:table-cell>
          <table:table-cell office:value-type="float" office:value="0.689671993256" calcext:value-type="float">
            <text:p>0.6896719933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0745320320129" calcext:value-type="float">
            <text:p>0.074532032</text:p>
          </table:table-cell>
          <table:table-cell table:number-columns-repeated="2"/>
          <table:table-cell office:value-type="float" office:value="2353" calcext:value-type="float">
            <text:p>2353</text:p>
          </table:table-cell>
          <table:table-cell office:value-type="float" office:value="0.0658860206604" calcext:value-type="float">
            <text:p>0.0658860207</text:p>
          </table:table-cell>
          <table:table-cell table:number-columns-repeated="3"/>
          <table:table-cell office:value-type="float" office:value="2353" calcext:value-type="float">
            <text:p>2353</text:p>
          </table:table-cell>
          <table:table-cell office:value-type="float" office:value="0.696755886078" calcext:value-type="float">
            <text:p>0.6967558861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0714840888977" calcext:value-type="float">
            <text:p>0.0714840889</text:p>
          </table:table-cell>
          <table:table-cell table:number-columns-repeated="2"/>
          <table:table-cell office:value-type="float" office:value="2354" calcext:value-type="float">
            <text:p>2354</text:p>
          </table:table-cell>
          <table:table-cell office:value-type="float" office:value="0.0639238357544" calcext:value-type="float">
            <text:p>0.0639238358</text:p>
          </table:table-cell>
          <table:table-cell table:number-columns-repeated="3"/>
          <table:table-cell office:value-type="float" office:value="2354" calcext:value-type="float">
            <text:p>2354</text:p>
          </table:table-cell>
          <table:table-cell office:value-type="float" office:value="0.702567100525" calcext:value-type="float">
            <text:p>0.7025671005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0743730068207" calcext:value-type="float">
            <text:p>0.0743730068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office:value-type="float" office:value="0.059366941452" calcext:value-type="float">
            <text:p>0.0593669415</text:p>
          </table:table-cell>
          <table:table-cell table:number-columns-repeated="3"/>
          <table:table-cell office:value-type="float" office:value="2355" calcext:value-type="float">
            <text:p>2355</text:p>
          </table:table-cell>
          <table:table-cell office:value-type="float" office:value="0.700180053711" calcext:value-type="float">
            <text:p>0.7001800537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0743579864502" calcext:value-type="float">
            <text:p>0.0743579865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0.0613141059875" calcext:value-type="float">
            <text:p>0.061314106</text:p>
          </table:table-cell>
          <table:table-cell table:number-columns-repeated="3"/>
          <table:table-cell office:value-type="float" office:value="2356" calcext:value-type="float">
            <text:p>2356</text:p>
          </table:table-cell>
          <table:table-cell office:value-type="float" office:value="0.689716100693" calcext:value-type="float">
            <text:p>0.6897161007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769901275635" calcext:value-type="float">
            <text:p>0.0769901276</text:p>
          </table:table-cell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0.0651650428772" calcext:value-type="float">
            <text:p>0.0651650429</text:p>
          </table:table-cell>
          <table:table-cell table:number-columns-repeated="3"/>
          <table:table-cell office:value-type="float" office:value="2357" calcext:value-type="float">
            <text:p>2357</text:p>
          </table:table-cell>
          <table:table-cell office:value-type="float" office:value="0.681923151016" calcext:value-type="float">
            <text:p>0.681923151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731761455536" calcext:value-type="float">
            <text:p>0.0731761456</text:p>
          </table:table-cell>
          <table:table-cell table:number-columns-repeated="2"/>
          <table:table-cell office:value-type="float" office:value="2358" calcext:value-type="float">
            <text:p>2358</text:p>
          </table:table-cell>
          <table:table-cell office:value-type="float" office:value="0.0609359741211" calcext:value-type="float">
            <text:p>0.0609359741</text:p>
          </table:table-cell>
          <table:table-cell table:number-columns-repeated="3"/>
          <table:table-cell office:value-type="float" office:value="2358" calcext:value-type="float">
            <text:p>2358</text:p>
          </table:table-cell>
          <table:table-cell office:value-type="float" office:value="0.688706874847" calcext:value-type="float">
            <text:p>0.6887068748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76427936554" calcext:value-type="float">
            <text:p>0.0764279366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0.05939412117" calcext:value-type="float">
            <text:p>0.0593941212</text:p>
          </table:table-cell>
          <table:table-cell table:number-columns-repeated="3"/>
          <table:table-cell office:value-type="float" office:value="2359" calcext:value-type="float">
            <text:p>2359</text:p>
          </table:table-cell>
          <table:table-cell office:value-type="float" office:value="0.705435037613" calcext:value-type="float">
            <text:p>0.7054350376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723919868469" calcext:value-type="float">
            <text:p>0.0723919868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0.0609710216522" calcext:value-type="float">
            <text:p>0.0609710217</text:p>
          </table:table-cell>
          <table:table-cell table:number-columns-repeated="3"/>
          <table:table-cell office:value-type="float" office:value="2360" calcext:value-type="float">
            <text:p>2360</text:p>
          </table:table-cell>
          <table:table-cell office:value-type="float" office:value="0.687160968781" calcext:value-type="float">
            <text:p>0.6871609688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717298984528" calcext:value-type="float">
            <text:p>0.0717298985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0.0624549388885" calcext:value-type="float">
            <text:p>0.0624549389</text:p>
          </table:table-cell>
          <table:table-cell table:number-columns-repeated="3"/>
          <table:table-cell office:value-type="float" office:value="2361" calcext:value-type="float">
            <text:p>2361</text:p>
          </table:table-cell>
          <table:table-cell office:value-type="float" office:value="0.681917905807" calcext:value-type="float">
            <text:p>0.6819179058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716760158539" calcext:value-type="float">
            <text:p>0.0716760159</text:p>
          </table:table-cell>
          <table:table-cell table:number-columns-repeated="2"/>
          <table:table-cell office:value-type="float" office:value="2362" calcext:value-type="float">
            <text:p>2362</text:p>
          </table:table-cell>
          <table:table-cell office:value-type="float" office:value="0.0641012191772" calcext:value-type="float">
            <text:p>0.0641012192</text:p>
          </table:table-cell>
          <table:table-cell table:number-columns-repeated="3"/>
          <table:table-cell office:value-type="float" office:value="2362" calcext:value-type="float">
            <text:p>2362</text:p>
          </table:table-cell>
          <table:table-cell office:value-type="float" office:value="0.688517093658" calcext:value-type="float">
            <text:p>0.6885170937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0744431018829" calcext:value-type="float">
            <text:p>0.0744431019</text:p>
          </table:table-cell>
          <table:table-cell table:number-columns-repeated="2"/>
          <table:table-cell office:value-type="float" office:value="2363" calcext:value-type="float">
            <text:p>2363</text:p>
          </table:table-cell>
          <table:table-cell office:value-type="float" office:value="0.0653350353241" calcext:value-type="float">
            <text:p>0.0653350353</text:p>
          </table:table-cell>
          <table:table-cell table:number-columns-repeated="3"/>
          <table:table-cell office:value-type="float" office:value="2363" calcext:value-type="float">
            <text:p>2363</text:p>
          </table:table-cell>
          <table:table-cell office:value-type="float" office:value="0.684674024582" calcext:value-type="float">
            <text:p>0.6846740246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077654838562" calcext:value-type="float">
            <text:p>0.0776548386</text:p>
          </table:table-cell>
          <table:table-cell table:number-columns-repeated="2"/>
          <table:table-cell office:value-type="float" office:value="2364" calcext:value-type="float">
            <text:p>2364</text:p>
          </table:table-cell>
          <table:table-cell office:value-type="float" office:value="0.0604019165039" calcext:value-type="float">
            <text:p>0.0604019165</text:p>
          </table:table-cell>
          <table:table-cell table:number-columns-repeated="3"/>
          <table:table-cell office:value-type="float" office:value="2364" calcext:value-type="float">
            <text:p>2364</text:p>
          </table:table-cell>
          <table:table-cell office:value-type="float" office:value="0.701417922974" calcext:value-type="float">
            <text:p>0.701417923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0736601352692" calcext:value-type="float">
            <text:p>0.0736601353</text:p>
          </table:table-cell>
          <table:table-cell table:number-columns-repeated="2"/>
          <table:table-cell office:value-type="float" office:value="2365" calcext:value-type="float">
            <text:p>2365</text:p>
          </table:table-cell>
          <table:table-cell office:value-type="float" office:value="0.0676238536835" calcext:value-type="float">
            <text:p>0.0676238537</text:p>
          </table:table-cell>
          <table:table-cell table:number-columns-repeated="3"/>
          <table:table-cell office:value-type="float" office:value="2365" calcext:value-type="float">
            <text:p>2365</text:p>
          </table:table-cell>
          <table:table-cell office:value-type="float" office:value="0.700576066971" calcext:value-type="float">
            <text:p>0.700576067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0779340267181" calcext:value-type="float">
            <text:p>0.0779340267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office:value-type="float" office:value="0.0593719482422" calcext:value-type="float">
            <text:p>0.0593719482</text:p>
          </table:table-cell>
          <table:table-cell table:number-columns-repeated="3"/>
          <table:table-cell office:value-type="float" office:value="2366" calcext:value-type="float">
            <text:p>2366</text:p>
          </table:table-cell>
          <table:table-cell office:value-type="float" office:value="0.708404064178" calcext:value-type="float">
            <text:p>0.7084040642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0761020183563" calcext:value-type="float">
            <text:p>0.0761020184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office:value-type="float" office:value="0.0617051124573" calcext:value-type="float">
            <text:p>0.0617051125</text:p>
          </table:table-cell>
          <table:table-cell table:number-columns-repeated="3"/>
          <table:table-cell office:value-type="float" office:value="2367" calcext:value-type="float">
            <text:p>2367</text:p>
          </table:table-cell>
          <table:table-cell office:value-type="float" office:value="0.691265106201" calcext:value-type="float">
            <text:p>0.6912651062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0747830867767" calcext:value-type="float">
            <text:p>0.0747830868</text:p>
          </table:table-cell>
          <table:table-cell table:number-columns-repeated="2"/>
          <table:table-cell office:value-type="float" office:value="2368" calcext:value-type="float">
            <text:p>2368</text:p>
          </table:table-cell>
          <table:table-cell office:value-type="float" office:value="0.0582668781281" calcext:value-type="float">
            <text:p>0.0582668781</text:p>
          </table:table-cell>
          <table:table-cell table:number-columns-repeated="3"/>
          <table:table-cell office:value-type="float" office:value="2368" calcext:value-type="float">
            <text:p>2368</text:p>
          </table:table-cell>
          <table:table-cell office:value-type="float" office:value="0.694092035294" calcext:value-type="float">
            <text:p>0.6940920353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769300460815" calcext:value-type="float">
            <text:p>0.0769300461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0.0590860843658" calcext:value-type="float">
            <text:p>0.0590860844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0.686414957047" calcext:value-type="float">
            <text:p>0.686414957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0730049610138" calcext:value-type="float">
            <text:p>0.073004961</text:p>
          </table:table-cell>
          <table:table-cell table:number-columns-repeated="2"/>
          <table:table-cell office:value-type="float" office:value="2370" calcext:value-type="float">
            <text:p>2370</text:p>
          </table:table-cell>
          <table:table-cell office:value-type="float" office:value="0.0642340183258" calcext:value-type="float">
            <text:p>0.0642340183</text:p>
          </table:table-cell>
          <table:table-cell table:number-columns-repeated="3"/>
          <table:table-cell office:value-type="float" office:value="2370" calcext:value-type="float">
            <text:p>2370</text:p>
          </table:table-cell>
          <table:table-cell office:value-type="float" office:value="0.700774908066" calcext:value-type="float">
            <text:p>0.7007749081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740389823914" calcext:value-type="float">
            <text:p>0.0740389824</text:p>
          </table:table-cell>
          <table:table-cell table:number-columns-repeated="2"/>
          <table:table-cell office:value-type="float" office:value="2371" calcext:value-type="float">
            <text:p>2371</text:p>
          </table:table-cell>
          <table:table-cell office:value-type="float" office:value="0.0675110816956" calcext:value-type="float">
            <text:p>0.0675110817</text:p>
          </table:table-cell>
          <table:table-cell table:number-columns-repeated="3"/>
          <table:table-cell office:value-type="float" office:value="2371" calcext:value-type="float">
            <text:p>2371</text:p>
          </table:table-cell>
          <table:table-cell office:value-type="float" office:value="0.682123184204" calcext:value-type="float">
            <text:p>0.6821231842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0773260593414" calcext:value-type="float">
            <text:p>0.0773260593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0.0669240951538" calcext:value-type="float">
            <text:p>0.0669240952</text:p>
          </table:table-cell>
          <table:table-cell table:number-columns-repeated="3"/>
          <table:table-cell office:value-type="float" office:value="2372" calcext:value-type="float">
            <text:p>2372</text:p>
          </table:table-cell>
          <table:table-cell office:value-type="float" office:value="0.699589967728" calcext:value-type="float">
            <text:p>0.6995899677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0725650787354" calcext:value-type="float">
            <text:p>0.0725650787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office:value-type="float" office:value="0.0644421577454" calcext:value-type="float">
            <text:p>0.0644421577</text:p>
          </table:table-cell>
          <table:table-cell table:number-columns-repeated="3"/>
          <table:table-cell office:value-type="float" office:value="2373" calcext:value-type="float">
            <text:p>2373</text:p>
          </table:table-cell>
          <table:table-cell office:value-type="float" office:value="0.704704999924" calcext:value-type="float">
            <text:p>0.7047049999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0719468593597" calcext:value-type="float">
            <text:p>0.0719468594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 office:value-type="float" office:value="0.0643258094788" calcext:value-type="float">
            <text:p>0.0643258095</text:p>
          </table:table-cell>
          <table:table-cell table:number-columns-repeated="3"/>
          <table:table-cell office:value-type="float" office:value="2374" calcext:value-type="float">
            <text:p>2374</text:p>
          </table:table-cell>
          <table:table-cell office:value-type="float" office:value="0.69056391716" calcext:value-type="float">
            <text:p>0.6905639172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0747871398926" calcext:value-type="float">
            <text:p>0.0747871399</text:p>
          </table:table-cell>
          <table:table-cell table:number-columns-repeated="2"/>
          <table:table-cell office:value-type="float" office:value="2375" calcext:value-type="float">
            <text:p>2375</text:p>
          </table:table-cell>
          <table:table-cell office:value-type="float" office:value="0.056645154953" calcext:value-type="float">
            <text:p>0.056645155</text:p>
          </table:table-cell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0.708456039429" calcext:value-type="float">
            <text:p>0.7084560394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0773978233337" calcext:value-type="float">
            <text:p>0.0773978233</text:p>
          </table:table-cell>
          <table:table-cell table:number-columns-repeated="2"/>
          <table:table-cell office:value-type="float" office:value="2376" calcext:value-type="float">
            <text:p>2376</text:p>
          </table:table-cell>
          <table:table-cell office:value-type="float" office:value="0.058758020401" calcext:value-type="float">
            <text:p>0.0587580204</text:p>
          </table:table-cell>
          <table:table-cell table:number-columns-repeated="3"/>
          <table:table-cell office:value-type="float" office:value="2376" calcext:value-type="float">
            <text:p>2376</text:p>
          </table:table-cell>
          <table:table-cell office:value-type="float" office:value="0.705123901367" calcext:value-type="float">
            <text:p>0.7051239014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.0749280452728" calcext:value-type="float">
            <text:p>0.0749280453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 office:value-type="float" office:value="0.0630509853363" calcext:value-type="float">
            <text:p>0.0630509853</text:p>
          </table:table-cell>
          <table:table-cell table:number-columns-repeated="3"/>
          <table:table-cell office:value-type="float" office:value="2377" calcext:value-type="float">
            <text:p>2377</text:p>
          </table:table-cell>
          <table:table-cell office:value-type="float" office:value="0.700803041458" calcext:value-type="float">
            <text:p>0.7008030415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.076014995575" calcext:value-type="float">
            <text:p>0.0760149956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office:value-type="float" office:value="0.0617167949677" calcext:value-type="float">
            <text:p>0.061716795</text:p>
          </table:table-cell>
          <table:table-cell table:number-columns-repeated="3"/>
          <table:table-cell office:value-type="float" office:value="2378" calcext:value-type="float">
            <text:p>2378</text:p>
          </table:table-cell>
          <table:table-cell office:value-type="float" office:value="0.705188989639" calcext:value-type="float">
            <text:p>0.7051889896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0748360157013" calcext:value-type="float">
            <text:p>0.0748360157</text:p>
          </table:table-cell>
          <table:table-cell table:number-columns-repeated="2"/>
          <table:table-cell office:value-type="float" office:value="2379" calcext:value-type="float">
            <text:p>2379</text:p>
          </table:table-cell>
          <table:table-cell office:value-type="float" office:value="0.0590851306915" calcext:value-type="float">
            <text:p>0.0590851307</text:p>
          </table:table-cell>
          <table:table-cell table:number-columns-repeated="3"/>
          <table:table-cell office:value-type="float" office:value="2379" calcext:value-type="float">
            <text:p>2379</text:p>
          </table:table-cell>
          <table:table-cell office:value-type="float" office:value="0.703783988953" calcext:value-type="float">
            <text:p>0.703783989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757329463959" calcext:value-type="float">
            <text:p>0.0757329464</text:p>
          </table:table-cell>
          <table:table-cell table:number-columns-repeated="2"/>
          <table:table-cell office:value-type="float" office:value="2380" calcext:value-type="float">
            <text:p>2380</text:p>
          </table:table-cell>
          <table:table-cell office:value-type="float" office:value="0.0635330677032" calcext:value-type="float">
            <text:p>0.0635330677</text:p>
          </table:table-cell>
          <table:table-cell table:number-columns-repeated="3"/>
          <table:table-cell office:value-type="float" office:value="2380" calcext:value-type="float">
            <text:p>2380</text:p>
          </table:table-cell>
          <table:table-cell office:value-type="float" office:value="0.700852870941" calcext:value-type="float">
            <text:p>0.7008528709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0761380195618" calcext:value-type="float">
            <text:p>0.0761380196</text:p>
          </table:table-cell>
          <table:table-cell table:number-columns-repeated="2"/>
          <table:table-cell office:value-type="float" office:value="2381" calcext:value-type="float">
            <text:p>2381</text:p>
          </table:table-cell>
          <table:table-cell office:value-type="float" office:value="0.0635631084442" calcext:value-type="float">
            <text:p>0.0635631084</text:p>
          </table:table-cell>
          <table:table-cell table:number-columns-repeated="3"/>
          <table:table-cell office:value-type="float" office:value="2381" calcext:value-type="float">
            <text:p>2381</text:p>
          </table:table-cell>
          <table:table-cell office:value-type="float" office:value="0.703438997269" calcext:value-type="float">
            <text:p>0.7034389973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74912071228" calcext:value-type="float">
            <text:p>0.0749120712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float" office:value="0.0626850128174" calcext:value-type="float">
            <text:p>0.0626850128</text:p>
          </table:table-cell>
          <table:table-cell table:number-columns-repeated="3"/>
          <table:table-cell office:value-type="float" office:value="2382" calcext:value-type="float">
            <text:p>2382</text:p>
          </table:table-cell>
          <table:table-cell office:value-type="float" office:value="0.708801984787" calcext:value-type="float">
            <text:p>0.7088019848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0759229660034" calcext:value-type="float">
            <text:p>0.075922966</text:p>
          </table:table-cell>
          <table:table-cell table:number-columns-repeated="2"/>
          <table:table-cell office:value-type="float" office:value="2383" calcext:value-type="float">
            <text:p>2383</text:p>
          </table:table-cell>
          <table:table-cell office:value-type="float" office:value="0.0617470741272" calcext:value-type="float">
            <text:p>0.0617470741</text:p>
          </table:table-cell>
          <table:table-cell table:number-columns-repeated="3"/>
          <table:table-cell office:value-type="float" office:value="2383" calcext:value-type="float">
            <text:p>2383</text:p>
          </table:table-cell>
          <table:table-cell office:value-type="float" office:value="0.705084085464" calcext:value-type="float">
            <text:p>0.7050840855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0769810676575" calcext:value-type="float">
            <text:p>0.0769810677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0.0698051452637" calcext:value-type="float">
            <text:p>0.0698051453</text:p>
          </table:table-cell>
          <table:table-cell table:number-columns-repeated="3"/>
          <table:table-cell office:value-type="float" office:value="2384" calcext:value-type="float">
            <text:p>2384</text:p>
          </table:table-cell>
          <table:table-cell office:value-type="float" office:value="0.717549085617" calcext:value-type="float">
            <text:p>0.7175490856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0716979503632" calcext:value-type="float">
            <text:p>0.0716979504</text:p>
          </table:table-cell>
          <table:table-cell table:number-columns-repeated="2"/>
          <table:table-cell office:value-type="float" office:value="2385" calcext:value-type="float">
            <text:p>2385</text:p>
          </table:table-cell>
          <table:table-cell office:value-type="float" office:value="0.0650019645691" calcext:value-type="float">
            <text:p>0.0650019646</text:p>
          </table:table-cell>
          <table:table-cell table:number-columns-repeated="3"/>
          <table:table-cell office:value-type="float" office:value="2385" calcext:value-type="float">
            <text:p>2385</text:p>
          </table:table-cell>
          <table:table-cell office:value-type="float" office:value="0.716532945633" calcext:value-type="float">
            <text:p>0.7165329456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74807882309" calcext:value-type="float">
            <text:p>0.0748078823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office:value-type="float" office:value="0.0568480491638" calcext:value-type="float">
            <text:p>0.0568480492</text:p>
          </table:table-cell>
          <table:table-cell table:number-columns-repeated="3"/>
          <table:table-cell office:value-type="float" office:value="2386" calcext:value-type="float">
            <text:p>2386</text:p>
          </table:table-cell>
          <table:table-cell office:value-type="float" office:value="0.699462890625" calcext:value-type="float">
            <text:p>0.6994628906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0760869979858" calcext:value-type="float">
            <text:p>0.076086998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0.0643498897552" calcext:value-type="float">
            <text:p>0.0643498898</text:p>
          </table:table-cell>
          <table:table-cell table:number-columns-repeated="3"/>
          <table:table-cell office:value-type="float" office:value="2387" calcext:value-type="float">
            <text:p>2387</text:p>
          </table:table-cell>
          <table:table-cell office:value-type="float" office:value="0.708425998688" calcext:value-type="float">
            <text:p>0.7084259987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0763080120087" calcext:value-type="float">
            <text:p>0.076308012</text:p>
          </table:table-cell>
          <table:table-cell table:number-columns-repeated="2"/>
          <table:table-cell office:value-type="float" office:value="2388" calcext:value-type="float">
            <text:p>2388</text:p>
          </table:table-cell>
          <table:table-cell office:value-type="float" office:value="0.0612349510193" calcext:value-type="float">
            <text:p>0.061234951</text:p>
          </table:table-cell>
          <table:table-cell table:number-columns-repeated="3"/>
          <table:table-cell office:value-type="float" office:value="2388" calcext:value-type="float">
            <text:p>2388</text:p>
          </table:table-cell>
          <table:table-cell office:value-type="float" office:value="0.695959806442" calcext:value-type="float">
            <text:p>0.6959598064</text:p>
          </table:table-cell>
          <table:table-cell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769839286804" calcext:value-type="float">
            <text:p>0.0769839287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0.0589981079102" calcext:value-type="float">
            <text:p>0.0589981079</text:p>
          </table:table-cell>
          <table:table-cell table:number-columns-repeated="3"/>
          <table:table-cell office:value-type="float" office:value="2389" calcext:value-type="float">
            <text:p>2389</text:p>
          </table:table-cell>
          <table:table-cell office:value-type="float" office:value="0.69446015358" calcext:value-type="float">
            <text:p>0.6944601536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723230838776" calcext:value-type="float">
            <text:p>0.0723230839</text:p>
          </table:table-cell>
          <table:table-cell table:number-columns-repeated="2"/>
          <table:table-cell office:value-type="float" office:value="2390" calcext:value-type="float">
            <text:p>2390</text:p>
          </table:table-cell>
          <table:table-cell office:value-type="float" office:value="0.0634958744049" calcext:value-type="float">
            <text:p>0.0634958744</text:p>
          </table:table-cell>
          <table:table-cell table:number-columns-repeated="3"/>
          <table:table-cell office:value-type="float" office:value="2390" calcext:value-type="float">
            <text:p>2390</text:p>
          </table:table-cell>
          <table:table-cell office:value-type="float" office:value="0.693300008774" calcext:value-type="float">
            <text:p>0.6933000088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0732219219208" calcext:value-type="float">
            <text:p>0.0732219219</text:p>
          </table:table-cell>
          <table:table-cell table:number-columns-repeated="2"/>
          <table:table-cell office:value-type="float" office:value="2391" calcext:value-type="float">
            <text:p>2391</text:p>
          </table:table-cell>
          <table:table-cell office:value-type="float" office:value="0.0655040740967" calcext:value-type="float">
            <text:p>0.0655040741</text:p>
          </table:table-cell>
          <table:table-cell table:number-columns-repeated="3"/>
          <table:table-cell office:value-type="float" office:value="2391" calcext:value-type="float">
            <text:p>2391</text:p>
          </table:table-cell>
          <table:table-cell office:value-type="float" office:value="0.695976018906" calcext:value-type="float">
            <text:p>0.6959760189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0743169784546" calcext:value-type="float">
            <text:p>0.0743169785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0.0646190643311" calcext:value-type="float">
            <text:p>0.0646190643</text:p>
          </table:table-cell>
          <table:table-cell table:number-columns-repeated="3"/>
          <table:table-cell office:value-type="float" office:value="2392" calcext:value-type="float">
            <text:p>2392</text:p>
          </table:table-cell>
          <table:table-cell office:value-type="float" office:value="0.742461919785" calcext:value-type="float">
            <text:p>0.7424619198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0746850967407" calcext:value-type="float">
            <text:p>0.0746850967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0.0677571296692" calcext:value-type="float">
            <text:p>0.0677571297</text:p>
          </table:table-cell>
          <table:table-cell table:number-columns-repeated="3"/>
          <table:table-cell office:value-type="float" office:value="2393" calcext:value-type="float">
            <text:p>2393</text:p>
          </table:table-cell>
          <table:table-cell office:value-type="float" office:value="0.706622123718" calcext:value-type="float">
            <text:p>0.7066221237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0759079456329" calcext:value-type="float">
            <text:p>0.0759079456</text:p>
          </table:table-cell>
          <table:table-cell table:number-columns-repeated="2"/>
          <table:table-cell office:value-type="float" office:value="2394" calcext:value-type="float">
            <text:p>2394</text:p>
          </table:table-cell>
          <table:table-cell office:value-type="float" office:value="0.0673978328705" calcext:value-type="float">
            <text:p>0.0673978329</text:p>
          </table:table-cell>
          <table:table-cell table:number-columns-repeated="3"/>
          <table:table-cell office:value-type="float" office:value="2394" calcext:value-type="float">
            <text:p>2394</text:p>
          </table:table-cell>
          <table:table-cell office:value-type="float" office:value="0.694042921066" calcext:value-type="float">
            <text:p>0.6940429211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74089050293" calcext:value-type="float">
            <text:p>0.0740890503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office:value-type="float" office:value="0.0582509040833" calcext:value-type="float">
            <text:p>0.0582509041</text:p>
          </table:table-cell>
          <table:table-cell table:number-columns-repeated="3"/>
          <table:table-cell office:value-type="float" office:value="2395" calcext:value-type="float">
            <text:p>2395</text:p>
          </table:table-cell>
          <table:table-cell office:value-type="float" office:value="0.694792032242" calcext:value-type="float">
            <text:p>0.6947920322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783340930939" calcext:value-type="float">
            <text:p>0.0783340931</text:p>
          </table:table-cell>
          <table:table-cell table:number-columns-repeated="2"/>
          <table:table-cell office:value-type="float" office:value="2396" calcext:value-type="float">
            <text:p>2396</text:p>
          </table:table-cell>
          <table:table-cell office:value-type="float" office:value="0.0654139518738" calcext:value-type="float">
            <text:p>0.0654139519</text:p>
          </table:table-cell>
          <table:table-cell table:number-columns-repeated="3"/>
          <table:table-cell office:value-type="float" office:value="2396" calcext:value-type="float">
            <text:p>2396</text:p>
          </table:table-cell>
          <table:table-cell office:value-type="float" office:value="0.69496679306" calcext:value-type="float">
            <text:p>0.6949667931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074853181839" calcext:value-type="float">
            <text:p>0.0748531818</text:p>
          </table:table-cell>
          <table:table-cell table:number-columns-repeated="2"/>
          <table:table-cell office:value-type="float" office:value="2397" calcext:value-type="float">
            <text:p>2397</text:p>
          </table:table-cell>
          <table:table-cell office:value-type="float" office:value="0.0648300647736" calcext:value-type="float">
            <text:p>0.0648300648</text:p>
          </table:table-cell>
          <table:table-cell table:number-columns-repeated="3"/>
          <table:table-cell office:value-type="float" office:value="2397" calcext:value-type="float">
            <text:p>2397</text:p>
          </table:table-cell>
          <table:table-cell office:value-type="float" office:value="0.687241077423" calcext:value-type="float">
            <text:p>0.6872410774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716490745544" calcext:value-type="float">
            <text:p>0.0716490746</text:p>
          </table:table-cell>
          <table:table-cell table:number-columns-repeated="2"/>
          <table:table-cell office:value-type="float" office:value="2398" calcext:value-type="float">
            <text:p>2398</text:p>
          </table:table-cell>
          <table:table-cell office:value-type="float" office:value="0.0570070743561" calcext:value-type="float">
            <text:p>0.0570070744</text:p>
          </table:table-cell>
          <table:table-cell table:number-columns-repeated="3"/>
          <table:table-cell office:value-type="float" office:value="2398" calcext:value-type="float">
            <text:p>2398</text:p>
          </table:table-cell>
          <table:table-cell office:value-type="float" office:value="0.688112974167" calcext:value-type="float">
            <text:p>0.6881129742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.0746340751648" calcext:value-type="float">
            <text:p>0.0746340752</text:p>
          </table:table-cell>
          <table:table-cell table:number-columns-repeated="2"/>
          <table:table-cell office:value-type="float" office:value="2399" calcext:value-type="float">
            <text:p>2399</text:p>
          </table:table-cell>
          <table:table-cell office:value-type="float" office:value="0.0671100616455" calcext:value-type="float">
            <text:p>0.0671100616</text:p>
          </table:table-cell>
          <table:table-cell table:number-columns-repeated="3"/>
          <table:table-cell office:value-type="float" office:value="2399" calcext:value-type="float">
            <text:p>2399</text:p>
          </table:table-cell>
          <table:table-cell office:value-type="float" office:value="0.687113046646" calcext:value-type="float">
            <text:p>0.6871130466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77125787735" calcext:value-type="float">
            <text:p>0.0771257877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0641548633575" calcext:value-type="float">
            <text:p>0.0641548634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0.704977035522" calcext:value-type="float">
            <text:p>0.7049770355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723118782043" calcext:value-type="float">
            <text:p>0.0723118782</text:p>
          </table:table-cell>
          <table:table-cell table:number-columns-repeated="2"/>
          <table:table-cell office:value-type="float" office:value="2401" calcext:value-type="float">
            <text:p>2401</text:p>
          </table:table-cell>
          <table:table-cell office:value-type="float" office:value="0.06396484375" calcext:value-type="float">
            <text:p>0.0639648438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.697605133057" calcext:value-type="float">
            <text:p>0.6976051331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750930309296" calcext:value-type="float">
            <text:p>0.0750930309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0.0675880908966" calcext:value-type="float">
            <text:p>0.0675880909</text:p>
          </table:table-cell>
          <table:table-cell table:number-columns-repeated="3"/>
          <table:table-cell office:value-type="float" office:value="2402" calcext:value-type="float">
            <text:p>2402</text:p>
          </table:table-cell>
          <table:table-cell office:value-type="float" office:value="0.690228223801" calcext:value-type="float">
            <text:p>0.6902282238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076014995575" calcext:value-type="float">
            <text:p>0.0760149956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office:value-type="float" office:value="0.0640420913696" calcext:value-type="float">
            <text:p>0.0640420914</text:p>
          </table:table-cell>
          <table:table-cell table:number-columns-repeated="3"/>
          <table:table-cell office:value-type="float" office:value="2403" calcext:value-type="float">
            <text:p>2403</text:p>
          </table:table-cell>
          <table:table-cell office:value-type="float" office:value="0.693046808243" calcext:value-type="float">
            <text:p>0.6930468082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0773749351501" calcext:value-type="float">
            <text:p>0.0773749352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0.0638971328735" calcext:value-type="float">
            <text:p>0.0638971329</text:p>
          </table:table-cell>
          <table:table-cell table:number-columns-repeated="3"/>
          <table:table-cell office:value-type="float" office:value="2404" calcext:value-type="float">
            <text:p>2404</text:p>
          </table:table-cell>
          <table:table-cell office:value-type="float" office:value="0.700797080994" calcext:value-type="float">
            <text:p>0.700797081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730309486389" calcext:value-type="float">
            <text:p>0.0730309486</text:p>
          </table:table-cell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0.063688993454" calcext:value-type="float">
            <text:p>0.0636889935</text:p>
          </table:table-cell>
          <table:table-cell table:number-columns-repeated="3"/>
          <table:table-cell office:value-type="float" office:value="2405" calcext:value-type="float">
            <text:p>2405</text:p>
          </table:table-cell>
          <table:table-cell office:value-type="float" office:value="0.705356836319" calcext:value-type="float">
            <text:p>0.7053568363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752799510956" calcext:value-type="float">
            <text:p>0.075279951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0.060446023941" calcext:value-type="float">
            <text:p>0.0604460239</text:p>
          </table:table-cell>
          <table:table-cell table:number-columns-repeated="3"/>
          <table:table-cell office:value-type="float" office:value="2406" calcext:value-type="float">
            <text:p>2406</text:p>
          </table:table-cell>
          <table:table-cell office:value-type="float" office:value="0.690379858017" calcext:value-type="float">
            <text:p>0.690379858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0726869106293" calcext:value-type="float">
            <text:p>0.0726869106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office:value-type="float" office:value="0.0635299682617" calcext:value-type="float">
            <text:p>0.0635299683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office:value-type="float" office:value="0.690350055695" calcext:value-type="float">
            <text:p>0.6903500557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0745561122894" calcext:value-type="float">
            <text:p>0.0745561123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0.0601029396057" calcext:value-type="float">
            <text:p>0.0601029396</text:p>
          </table:table-cell>
          <table:table-cell table:number-columns-repeated="3"/>
          <table:table-cell office:value-type="float" office:value="2408" calcext:value-type="float">
            <text:p>2408</text:p>
          </table:table-cell>
          <table:table-cell office:value-type="float" office:value="0.689463853836" calcext:value-type="float">
            <text:p>0.6894638538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074805021286" calcext:value-type="float">
            <text:p>0.0748050213</text:p>
          </table:table-cell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0.0600550174713" calcext:value-type="float">
            <text:p>0.0600550175</text:p>
          </table:table-cell>
          <table:table-cell table:number-columns-repeated="3"/>
          <table:table-cell office:value-type="float" office:value="2409" calcext:value-type="float">
            <text:p>2409</text:p>
          </table:table-cell>
          <table:table-cell office:value-type="float" office:value="0.708494901657" calcext:value-type="float">
            <text:p>0.7084949017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764689445496" calcext:value-type="float">
            <text:p>0.0764689445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0.0623080730438" calcext:value-type="float">
            <text:p>0.062308073</text:p>
          </table:table-cell>
          <table:table-cell table:number-columns-repeated="3"/>
          <table:table-cell office:value-type="float" office:value="2410" calcext:value-type="float">
            <text:p>2410</text:p>
          </table:table-cell>
          <table:table-cell office:value-type="float" office:value="0.686596155167" calcext:value-type="float">
            <text:p>0.6865961552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728149414062" calcext:value-type="float">
            <text:p>0.0728149414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0.0689089298248" calcext:value-type="float">
            <text:p>0.0689089298</text:p>
          </table:table-cell>
          <table:table-cell table:number-columns-repeated="3"/>
          <table:table-cell office:value-type="float" office:value="2411" calcext:value-type="float">
            <text:p>2411</text:p>
          </table:table-cell>
          <table:table-cell office:value-type="float" office:value="0.681371927261" calcext:value-type="float">
            <text:p>0.6813719273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0719840526581" calcext:value-type="float">
            <text:p>0.0719840527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float" office:value="0.0647749900818" calcext:value-type="float">
            <text:p>0.0647749901</text:p>
          </table:table-cell>
          <table:table-cell table:number-columns-repeated="3"/>
          <table:table-cell office:value-type="float" office:value="2412" calcext:value-type="float">
            <text:p>2412</text:p>
          </table:table-cell>
          <table:table-cell office:value-type="float" office:value="0.726104974747" calcext:value-type="float">
            <text:p>0.7261049747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0745849609375" calcext:value-type="float">
            <text:p>0.0745849609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office:value-type="float" office:value="0.0581340789795" calcext:value-type="float">
            <text:p>0.058134079</text:p>
          </table:table-cell>
          <table:table-cell table:number-columns-repeated="3"/>
          <table:table-cell office:value-type="float" office:value="2413" calcext:value-type="float">
            <text:p>2413</text:p>
          </table:table-cell>
          <table:table-cell office:value-type="float" office:value="0.708334922791" calcext:value-type="float">
            <text:p>0.7083349228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0761790275574" calcext:value-type="float">
            <text:p>0.0761790276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0.0647320747375" calcext:value-type="float">
            <text:p>0.0647320747</text:p>
          </table:table-cell>
          <table:table-cell table:number-columns-repeated="3"/>
          <table:table-cell office:value-type="float" office:value="2414" calcext:value-type="float">
            <text:p>2414</text:p>
          </table:table-cell>
          <table:table-cell office:value-type="float" office:value="0.716815948486" calcext:value-type="float">
            <text:p>0.7168159485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733799934387" calcext:value-type="float">
            <text:p>0.0733799934</text:p>
          </table:table-cell>
          <table:table-cell table:number-columns-repeated="2"/>
          <table:table-cell office:value-type="float" office:value="2415" calcext:value-type="float">
            <text:p>2415</text:p>
          </table:table-cell>
          <table:table-cell office:value-type="float" office:value="0.0664060115814" calcext:value-type="float">
            <text:p>0.0664060116</text:p>
          </table:table-cell>
          <table:table-cell table:number-columns-repeated="3"/>
          <table:table-cell office:value-type="float" office:value="2415" calcext:value-type="float">
            <text:p>2415</text:p>
          </table:table-cell>
          <table:table-cell office:value-type="float" office:value="0.725663900375" calcext:value-type="float">
            <text:p>0.7256639004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0725548267365" calcext:value-type="float">
            <text:p>0.0725548267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office:value-type="float" office:value="0.0634939670563" calcext:value-type="float">
            <text:p>0.0634939671</text:p>
          </table:table-cell>
          <table:table-cell table:number-columns-repeated="3"/>
          <table:table-cell office:value-type="float" office:value="2416" calcext:value-type="float">
            <text:p>2416</text:p>
          </table:table-cell>
          <table:table-cell office:value-type="float" office:value="0.683691978455" calcext:value-type="float">
            <text:p>0.6836919785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0747051239014" calcext:value-type="float">
            <text:p>0.0747051239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0.0666511058807" calcext:value-type="float">
            <text:p>0.0666511059</text:p>
          </table:table-cell>
          <table:table-cell table:number-columns-repeated="3"/>
          <table:table-cell office:value-type="float" office:value="2417" calcext:value-type="float">
            <text:p>2417</text:p>
          </table:table-cell>
          <table:table-cell office:value-type="float" office:value="0.697150945663" calcext:value-type="float">
            <text:p>0.6971509457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768239498138" calcext:value-type="float">
            <text:p>0.0768239498</text:p>
          </table:table-cell>
          <table:table-cell table:number-columns-repeated="2"/>
          <table:table-cell office:value-type="float" office:value="2418" calcext:value-type="float">
            <text:p>2418</text:p>
          </table:table-cell>
          <table:table-cell office:value-type="float" office:value="0.0589978694916" calcext:value-type="float">
            <text:p>0.0589978695</text:p>
          </table:table-cell>
          <table:table-cell table:number-columns-repeated="3"/>
          <table:table-cell office:value-type="float" office:value="2418" calcext:value-type="float">
            <text:p>2418</text:p>
          </table:table-cell>
          <table:table-cell office:value-type="float" office:value="0.696054935455" calcext:value-type="float">
            <text:p>0.6960549355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0747809410095" calcext:value-type="float">
            <text:p>0.074780941</text:p>
          </table:table-cell>
          <table:table-cell table:number-columns-repeated="2"/>
          <table:table-cell office:value-type="float" office:value="2419" calcext:value-type="float">
            <text:p>2419</text:p>
          </table:table-cell>
          <table:table-cell office:value-type="float" office:value="0.0657579898834" calcext:value-type="float">
            <text:p>0.0657579899</text:p>
          </table:table-cell>
          <table:table-cell table:number-columns-repeated="3"/>
          <table:table-cell office:value-type="float" office:value="2419" calcext:value-type="float">
            <text:p>2419</text:p>
          </table:table-cell>
          <table:table-cell office:value-type="float" office:value="0.703955888748" calcext:value-type="float">
            <text:p>0.7039558887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76611995697" calcext:value-type="float">
            <text:p>0.0766119957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0.0576989650726" calcext:value-type="float">
            <text:p>0.0576989651</text:p>
          </table:table-cell>
          <table:table-cell table:number-columns-repeated="3"/>
          <table:table-cell office:value-type="float" office:value="2420" calcext:value-type="float">
            <text:p>2420</text:p>
          </table:table-cell>
          <table:table-cell office:value-type="float" office:value="0.701911211014" calcext:value-type="float">
            <text:p>0.701911211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0753469467163" calcext:value-type="float">
            <text:p>0.0753469467</text:p>
          </table:table-cell>
          <table:table-cell table:number-columns-repeated="2"/>
          <table:table-cell office:value-type="float" office:value="2421" calcext:value-type="float">
            <text:p>2421</text:p>
          </table:table-cell>
          <table:table-cell office:value-type="float" office:value="0.0640330314636" calcext:value-type="float">
            <text:p>0.0640330315</text:p>
          </table:table-cell>
          <table:table-cell table:number-columns-repeated="3"/>
          <table:table-cell office:value-type="float" office:value="2421" calcext:value-type="float">
            <text:p>2421</text:p>
          </table:table-cell>
          <table:table-cell office:value-type="float" office:value="0.691770792007" calcext:value-type="float">
            <text:p>0.691770792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0746209621429" calcext:value-type="float">
            <text:p>0.074620962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0.0603840351105" calcext:value-type="float">
            <text:p>0.0603840351</text:p>
          </table:table-cell>
          <table:table-cell table:number-columns-repeated="3"/>
          <table:table-cell office:value-type="float" office:value="2422" calcext:value-type="float">
            <text:p>2422</text:p>
          </table:table-cell>
          <table:table-cell office:value-type="float" office:value="0.703911066055" calcext:value-type="float">
            <text:p>0.7039110661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0745739936829" calcext:value-type="float">
            <text:p>0.0745739937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0.0638210773468" calcext:value-type="float">
            <text:p>0.0638210773</text:p>
          </table:table-cell>
          <table:table-cell table:number-columns-repeated="3"/>
          <table:table-cell office:value-type="float" office:value="2423" calcext:value-type="float">
            <text:p>2423</text:p>
          </table:table-cell>
          <table:table-cell office:value-type="float" office:value="0.692873001099" calcext:value-type="float">
            <text:p>0.692873001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0769438743591" calcext:value-type="float">
            <text:p>0.0769438744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office:value-type="float" office:value="0.066517829895" calcext:value-type="float">
            <text:p>0.0665178299</text:p>
          </table:table-cell>
          <table:table-cell table:number-columns-repeated="3"/>
          <table:table-cell office:value-type="float" office:value="2424" calcext:value-type="float">
            <text:p>2424</text:p>
          </table:table-cell>
          <table:table-cell office:value-type="float" office:value="0.709162950516" calcext:value-type="float">
            <text:p>0.7091629505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0718438625336" calcext:value-type="float">
            <text:p>0.0718438625</text:p>
          </table:table-cell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0.0642261505127" calcext:value-type="float">
            <text:p>0.0642261505</text:p>
          </table:table-cell>
          <table:table-cell table:number-columns-repeated="3"/>
          <table:table-cell office:value-type="float" office:value="2425" calcext:value-type="float">
            <text:p>2425</text:p>
          </table:table-cell>
          <table:table-cell office:value-type="float" office:value="0.682760000229" calcext:value-type="float">
            <text:p>0.6827600002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.0751368999481" calcext:value-type="float">
            <text:p>0.0751368999</text:p>
          </table:table-cell>
          <table:table-cell table:number-columns-repeated="2"/>
          <table:table-cell office:value-type="float" office:value="2426" calcext:value-type="float">
            <text:p>2426</text:p>
          </table:table-cell>
          <table:table-cell office:value-type="float" office:value="0.0633509159088" calcext:value-type="float">
            <text:p>0.0633509159</text:p>
          </table:table-cell>
          <table:table-cell table:number-columns-repeated="3"/>
          <table:table-cell office:value-type="float" office:value="2426" calcext:value-type="float">
            <text:p>2426</text:p>
          </table:table-cell>
          <table:table-cell office:value-type="float" office:value="0.715272903442" calcext:value-type="float">
            <text:p>0.7152729034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.0766317844391" calcext:value-type="float">
            <text:p>0.0766317844</text:p>
          </table:table-cell>
          <table:table-cell table:number-columns-repeated="2"/>
          <table:table-cell office:value-type="float" office:value="2427" calcext:value-type="float">
            <text:p>2427</text:p>
          </table:table-cell>
          <table:table-cell office:value-type="float" office:value="0.0662989616394" calcext:value-type="float">
            <text:p>0.0662989616</text:p>
          </table:table-cell>
          <table:table-cell table:number-columns-repeated="3"/>
          <table:table-cell office:value-type="float" office:value="2427" calcext:value-type="float">
            <text:p>2427</text:p>
          </table:table-cell>
          <table:table-cell office:value-type="float" office:value="0.6965239048" calcext:value-type="float">
            <text:p>0.6965239048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.0768530368805" calcext:value-type="float">
            <text:p>0.0768530369</text:p>
          </table:table-cell>
          <table:table-cell table:number-columns-repeated="2"/>
          <table:table-cell office:value-type="float" office:value="2428" calcext:value-type="float">
            <text:p>2428</text:p>
          </table:table-cell>
          <table:table-cell office:value-type="float" office:value="0.0639109611511" calcext:value-type="float">
            <text:p>0.0639109612</text:p>
          </table:table-cell>
          <table:table-cell table:number-columns-repeated="3"/>
          <table:table-cell office:value-type="float" office:value="2428" calcext:value-type="float">
            <text:p>2428</text:p>
          </table:table-cell>
          <table:table-cell office:value-type="float" office:value="0.694525957108" calcext:value-type="float">
            <text:p>0.6945259571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.0753741264343" calcext:value-type="float">
            <text:p>0.0753741264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0.0638358592987" calcext:value-type="float">
            <text:p>0.0638358593</text:p>
          </table:table-cell>
          <table:table-cell table:number-columns-repeated="3"/>
          <table:table-cell office:value-type="float" office:value="2429" calcext:value-type="float">
            <text:p>2429</text:p>
          </table:table-cell>
          <table:table-cell office:value-type="float" office:value="0.701735973358" calcext:value-type="float">
            <text:p>0.7017359734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0769050121307" calcext:value-type="float">
            <text:p>0.0769050121</text:p>
          </table:table-cell>
          <table:table-cell table:number-columns-repeated="2"/>
          <table:table-cell office:value-type="float" office:value="2430" calcext:value-type="float">
            <text:p>2430</text:p>
          </table:table-cell>
          <table:table-cell office:value-type="float" office:value="0.0636279582977" calcext:value-type="float">
            <text:p>0.0636279583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0.698995828629" calcext:value-type="float">
            <text:p>0.6989958286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.0743260383606" calcext:value-type="float">
            <text:p>0.0743260384</text:p>
          </table:table-cell>
          <table:table-cell table:number-columns-repeated="2"/>
          <table:table-cell office:value-type="float" office:value="2431" calcext:value-type="float">
            <text:p>2431</text:p>
          </table:table-cell>
          <table:table-cell office:value-type="float" office:value="0.0600860118866" calcext:value-type="float">
            <text:p>0.0600860119</text:p>
          </table:table-cell>
          <table:table-cell table:number-columns-repeated="3"/>
          <table:table-cell office:value-type="float" office:value="2431" calcext:value-type="float">
            <text:p>2431</text:p>
          </table:table-cell>
          <table:table-cell office:value-type="float" office:value="0.697921037674" calcext:value-type="float">
            <text:p>0.6979210377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745689868927" calcext:value-type="float">
            <text:p>0.0745689869</text:p>
          </table:table-cell>
          <table:table-cell table:number-columns-repeated="2"/>
          <table:table-cell office:value-type="float" office:value="2432" calcext:value-type="float">
            <text:p>2432</text:p>
          </table:table-cell>
          <table:table-cell office:value-type="float" office:value="0.0645990371704" calcext:value-type="float">
            <text:p>0.0645990372</text:p>
          </table:table-cell>
          <table:table-cell table:number-columns-repeated="3"/>
          <table:table-cell office:value-type="float" office:value="2432" calcext:value-type="float">
            <text:p>2432</text:p>
          </table:table-cell>
          <table:table-cell office:value-type="float" office:value="0.711734056473" calcext:value-type="float">
            <text:p>0.7117340565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.0726320743561" calcext:value-type="float">
            <text:p>0.0726320744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0.0649361610413" calcext:value-type="float">
            <text:p>0.064936161</text:p>
          </table:table-cell>
          <table:table-cell table:number-columns-repeated="3"/>
          <table:table-cell office:value-type="float" office:value="2433" calcext:value-type="float">
            <text:p>2433</text:p>
          </table:table-cell>
          <table:table-cell office:value-type="float" office:value="0.703264951706" calcext:value-type="float">
            <text:p>0.7032649517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.0749249458313" calcext:value-type="float">
            <text:p>0.0749249458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office:value-type="float" office:value="0.0578789710999" calcext:value-type="float">
            <text:p>0.0578789711</text:p>
          </table:table-cell>
          <table:table-cell table:number-columns-repeated="3"/>
          <table:table-cell office:value-type="float" office:value="2434" calcext:value-type="float">
            <text:p>2434</text:p>
          </table:table-cell>
          <table:table-cell office:value-type="float" office:value="0.710464000702" calcext:value-type="float">
            <text:p>0.7104640007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.0746989250183" calcext:value-type="float">
            <text:p>0.074698925</text:p>
          </table:table-cell>
          <table:table-cell table:number-columns-repeated="2"/>
          <table:table-cell office:value-type="float" office:value="2435" calcext:value-type="float">
            <text:p>2435</text:p>
          </table:table-cell>
          <table:table-cell office:value-type="float" office:value="0.0641150474548" calcext:value-type="float">
            <text:p>0.0641150475</text:p>
          </table:table-cell>
          <table:table-cell table:number-columns-repeated="3"/>
          <table:table-cell office:value-type="float" office:value="2435" calcext:value-type="float">
            <text:p>2435</text:p>
          </table:table-cell>
          <table:table-cell office:value-type="float" office:value="0.704746007919" calcext:value-type="float">
            <text:p>0.7047460079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0771818161011" calcext:value-type="float">
            <text:p>0.0771818161</text:p>
          </table:table-cell>
          <table:table-cell table:number-columns-repeated="2"/>
          <table:table-cell office:value-type="float" office:value="2436" calcext:value-type="float">
            <text:p>2436</text:p>
          </table:table-cell>
          <table:table-cell office:value-type="float" office:value="0.0669920444489" calcext:value-type="float">
            <text:p>0.0669920444</text:p>
          </table:table-cell>
          <table:table-cell table:number-columns-repeated="3"/>
          <table:table-cell office:value-type="float" office:value="2436" calcext:value-type="float">
            <text:p>2436</text:p>
          </table:table-cell>
          <table:table-cell office:value-type="float" office:value="0.715083122253" calcext:value-type="float">
            <text:p>0.7150831223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076290845871" calcext:value-type="float">
            <text:p>0.0762908459</text:p>
          </table:table-cell>
          <table:table-cell table:number-columns-repeated="2"/>
          <table:table-cell office:value-type="float" office:value="2437" calcext:value-type="float">
            <text:p>2437</text:p>
          </table:table-cell>
          <table:table-cell office:value-type="float" office:value="0.0602850914001" calcext:value-type="float">
            <text:p>0.0602850914</text:p>
          </table:table-cell>
          <table:table-cell table:number-columns-repeated="3"/>
          <table:table-cell office:value-type="float" office:value="2437" calcext:value-type="float">
            <text:p>2437</text:p>
          </table:table-cell>
          <table:table-cell office:value-type="float" office:value="0.687230825424" calcext:value-type="float">
            <text:p>0.6872308254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0746870040894" calcext:value-type="float">
            <text:p>0.0746870041</text:p>
          </table:table-cell>
          <table:table-cell table:number-columns-repeated="2"/>
          <table:table-cell office:value-type="float" office:value="2438" calcext:value-type="float">
            <text:p>2438</text:p>
          </table:table-cell>
          <table:table-cell office:value-type="float" office:value="0.0668420791626" calcext:value-type="float">
            <text:p>0.0668420792</text:p>
          </table:table-cell>
          <table:table-cell table:number-columns-repeated="3"/>
          <table:table-cell office:value-type="float" office:value="2438" calcext:value-type="float">
            <text:p>2438</text:p>
          </table:table-cell>
          <table:table-cell office:value-type="float" office:value="0.708667993546" calcext:value-type="float">
            <text:p>0.7086679935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0720539093018" calcext:value-type="float">
            <text:p>0.0720539093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0.0653810501099" calcext:value-type="float">
            <text:p>0.0653810501</text:p>
          </table:table-cell>
          <table:table-cell table:number-columns-repeated="3"/>
          <table:table-cell office:value-type="float" office:value="2439" calcext:value-type="float">
            <text:p>2439</text:p>
          </table:table-cell>
          <table:table-cell office:value-type="float" office:value="0.706423997879" calcext:value-type="float">
            <text:p>0.7064239979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729701519012" calcext:value-type="float">
            <text:p>0.0729701519</text:p>
          </table:table-cell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0.0655670166016" calcext:value-type="float">
            <text:p>0.0655670166</text:p>
          </table:table-cell>
          <table:table-cell table:number-columns-repeated="3"/>
          <table:table-cell office:value-type="float" office:value="2440" calcext:value-type="float">
            <text:p>2440</text:p>
          </table:table-cell>
          <table:table-cell office:value-type="float" office:value="0.698448896408" calcext:value-type="float">
            <text:p>0.6984488964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.0780839920044" calcext:value-type="float">
            <text:p>0.078083992</text:p>
          </table:table-cell>
          <table:table-cell table:number-columns-repeated="2"/>
          <table:table-cell office:value-type="float" office:value="2441" calcext:value-type="float">
            <text:p>2441</text:p>
          </table:table-cell>
          <table:table-cell office:value-type="float" office:value="0.0638399124146" calcext:value-type="float">
            <text:p>0.0638399124</text:p>
          </table:table-cell>
          <table:table-cell table:number-columns-repeated="3"/>
          <table:table-cell office:value-type="float" office:value="2441" calcext:value-type="float">
            <text:p>2441</text:p>
          </table:table-cell>
          <table:table-cell office:value-type="float" office:value="0.713840007782" calcext:value-type="float">
            <text:p>0.7138400078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0769610404968" calcext:value-type="float">
            <text:p>0.0769610405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0.0618569850922" calcext:value-type="float">
            <text:p>0.0618569851</text:p>
          </table:table-cell>
          <table:table-cell table:number-columns-repeated="3"/>
          <table:table-cell office:value-type="float" office:value="2442" calcext:value-type="float">
            <text:p>2442</text:p>
          </table:table-cell>
          <table:table-cell office:value-type="float" office:value="0.728116989136" calcext:value-type="float">
            <text:p>0.7281169891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.0735700130463" calcext:value-type="float">
            <text:p>0.073570013</text:p>
          </table:table-cell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0.06560587883" calcext:value-type="float">
            <text:p>0.0656058788</text:p>
          </table:table-cell>
          <table:table-cell table:number-columns-repeated="3"/>
          <table:table-cell office:value-type="float" office:value="2443" calcext:value-type="float">
            <text:p>2443</text:p>
          </table:table-cell>
          <table:table-cell office:value-type="float" office:value="0.704749107361" calcext:value-type="float">
            <text:p>0.7047491074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.0752389431" calcext:value-type="float">
            <text:p>0.0752389431</text:p>
          </table:table-cell>
          <table:table-cell table:number-columns-repeated="2"/>
          <table:table-cell office:value-type="float" office:value="2444" calcext:value-type="float">
            <text:p>2444</text:p>
          </table:table-cell>
          <table:table-cell office:value-type="float" office:value="0.0686309337616" calcext:value-type="float">
            <text:p>0.0686309338</text:p>
          </table:table-cell>
          <table:table-cell table:number-columns-repeated="3"/>
          <table:table-cell office:value-type="float" office:value="2444" calcext:value-type="float">
            <text:p>2444</text:p>
          </table:table-cell>
          <table:table-cell office:value-type="float" office:value="0.696319818497" calcext:value-type="float">
            <text:p>0.6963198185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.0730841159821" calcext:value-type="float">
            <text:p>0.073084116</text:p>
          </table:table-cell>
          <table:table-cell table:number-columns-repeated="2"/>
          <table:table-cell office:value-type="float" office:value="2445" calcext:value-type="float">
            <text:p>2445</text:p>
          </table:table-cell>
          <table:table-cell office:value-type="float" office:value="0.0581629276276" calcext:value-type="float">
            <text:p>0.0581629276</text:p>
          </table:table-cell>
          <table:table-cell table:number-columns-repeated="3"/>
          <table:table-cell office:value-type="float" office:value="2445" calcext:value-type="float">
            <text:p>2445</text:p>
          </table:table-cell>
          <table:table-cell office:value-type="float" office:value="0.70428609848" calcext:value-type="float">
            <text:p>0.7042860985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.0721750259399" calcext:value-type="float">
            <text:p>0.0721750259</text:p>
          </table:table-cell>
          <table:table-cell table:number-columns-repeated="2"/>
          <table:table-cell office:value-type="float" office:value="2446" calcext:value-type="float">
            <text:p>2446</text:p>
          </table:table-cell>
          <table:table-cell office:value-type="float" office:value="0.0600361824036" calcext:value-type="float">
            <text:p>0.0600361824</text:p>
          </table:table-cell>
          <table:table-cell table:number-columns-repeated="3"/>
          <table:table-cell office:value-type="float" office:value="2446" calcext:value-type="float">
            <text:p>2446</text:p>
          </table:table-cell>
          <table:table-cell office:value-type="float" office:value="0.680548906326" calcext:value-type="float">
            <text:p>0.6805489063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.0720069408417" calcext:value-type="float">
            <text:p>0.0720069408</text:p>
          </table:table-cell>
          <table:table-cell table:number-columns-repeated="2"/>
          <table:table-cell office:value-type="float" office:value="2447" calcext:value-type="float">
            <text:p>2447</text:p>
          </table:table-cell>
          <table:table-cell office:value-type="float" office:value="0.0653700828552" calcext:value-type="float">
            <text:p>0.0653700829</text:p>
          </table:table-cell>
          <table:table-cell table:number-columns-repeated="3"/>
          <table:table-cell office:value-type="float" office:value="2447" calcext:value-type="float">
            <text:p>2447</text:p>
          </table:table-cell>
          <table:table-cell office:value-type="float" office:value="0.698094129562" calcext:value-type="float">
            <text:p>0.6980941296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.0725700855255" calcext:value-type="float">
            <text:p>0.0725700855</text:p>
          </table:table-cell>
          <table:table-cell table:number-columns-repeated="2"/>
          <table:table-cell office:value-type="float" office:value="2448" calcext:value-type="float">
            <text:p>2448</text:p>
          </table:table-cell>
          <table:table-cell office:value-type="float" office:value="0.0770649909973" calcext:value-type="float">
            <text:p>0.077064991</text:p>
          </table:table-cell>
          <table:table-cell table:number-columns-repeated="3"/>
          <table:table-cell office:value-type="float" office:value="2448" calcext:value-type="float">
            <text:p>2448</text:p>
          </table:table-cell>
          <table:table-cell office:value-type="float" office:value="0.705616950989" calcext:value-type="float">
            <text:p>0.705616951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.0780999660492" calcext:value-type="float">
            <text:p>0.078099966</text:p>
          </table:table-cell>
          <table:table-cell table:number-columns-repeated="2"/>
          <table:table-cell office:value-type="float" office:value="2449" calcext:value-type="float">
            <text:p>2449</text:p>
          </table:table-cell>
          <table:table-cell office:value-type="float" office:value="0.0626919269562" calcext:value-type="float">
            <text:p>0.062691927</text:p>
          </table:table-cell>
          <table:table-cell table:number-columns-repeated="3"/>
          <table:table-cell office:value-type="float" office:value="2449" calcext:value-type="float">
            <text:p>2449</text:p>
          </table:table-cell>
          <table:table-cell office:value-type="float" office:value="0.708096027374" calcext:value-type="float">
            <text:p>0.7080960274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767269134521" calcext:value-type="float">
            <text:p>0.0767269135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0.0648241043091" calcext:value-type="float">
            <text:p>0.0648241043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0.708312988281" calcext:value-type="float">
            <text:p>0.7083129883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0723509788513" calcext:value-type="float">
            <text:p>0.0723509789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0.0628709793091" calcext:value-type="float">
            <text:p>0.0628709793</text:p>
          </table:table-cell>
          <table:table-cell table:number-columns-repeated="3"/>
          <table:table-cell office:value-type="float" office:value="2451" calcext:value-type="float">
            <text:p>2451</text:p>
          </table:table-cell>
          <table:table-cell office:value-type="float" office:value="0.719033002853" calcext:value-type="float">
            <text:p>0.7190330029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.0749869346619" calcext:value-type="float">
            <text:p>0.0749869347</text:p>
          </table:table-cell>
          <table:table-cell table:number-columns-repeated="2"/>
          <table:table-cell office:value-type="float" office:value="2452" calcext:value-type="float">
            <text:p>2452</text:p>
          </table:table-cell>
          <table:table-cell office:value-type="float" office:value="0.0640690326691" calcext:value-type="float">
            <text:p>0.0640690327</text:p>
          </table:table-cell>
          <table:table-cell table:number-columns-repeated="3"/>
          <table:table-cell office:value-type="float" office:value="2452" calcext:value-type="float">
            <text:p>2452</text:p>
          </table:table-cell>
          <table:table-cell office:value-type="float" office:value="0.717277050018" calcext:value-type="float">
            <text:p>0.71727705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0766069889069" calcext:value-type="float">
            <text:p>0.0766069889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0.0578022003174" calcext:value-type="float">
            <text:p>0.0578022003</text:p>
          </table:table-cell>
          <table:table-cell table:number-columns-repeated="3"/>
          <table:table-cell office:value-type="float" office:value="2453" calcext:value-type="float">
            <text:p>2453</text:p>
          </table:table-cell>
          <table:table-cell office:value-type="float" office:value="0.744339942932" calcext:value-type="float">
            <text:p>0.7443399429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0747330188751" calcext:value-type="float">
            <text:p>0.0747330189</text:p>
          </table:table-cell>
          <table:table-cell table:number-columns-repeated="2"/>
          <table:table-cell office:value-type="float" office:value="2454" calcext:value-type="float">
            <text:p>2454</text:p>
          </table:table-cell>
          <table:table-cell office:value-type="float" office:value="0.0664489269257" calcext:value-type="float">
            <text:p>0.0664489269</text:p>
          </table:table-cell>
          <table:table-cell table:number-columns-repeated="3"/>
          <table:table-cell office:value-type="float" office:value="2454" calcext:value-type="float">
            <text:p>2454</text:p>
          </table:table-cell>
          <table:table-cell office:value-type="float" office:value="0.682327032089" calcext:value-type="float">
            <text:p>0.6823270321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.075257062912" calcext:value-type="float">
            <text:p>0.0752570629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0.0669689178467" calcext:value-type="float">
            <text:p>0.0669689178</text:p>
          </table:table-cell>
          <table:table-cell table:number-columns-repeated="3"/>
          <table:table-cell office:value-type="float" office:value="2455" calcext:value-type="float">
            <text:p>2455</text:p>
          </table:table-cell>
          <table:table-cell office:value-type="float" office:value="0.701762914658" calcext:value-type="float">
            <text:p>0.7017629147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.0762250423431" calcext:value-type="float">
            <text:p>0.0762250423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0.066792011261" calcext:value-type="float">
            <text:p>0.0667920113</text:p>
          </table:table-cell>
          <table:table-cell table:number-columns-repeated="3"/>
          <table:table-cell office:value-type="float" office:value="2456" calcext:value-type="float">
            <text:p>2456</text:p>
          </table:table-cell>
          <table:table-cell office:value-type="float" office:value="0.694941997528" calcext:value-type="float">
            <text:p>0.6949419975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0759339332581" calcext:value-type="float">
            <text:p>0.0759339333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0.0576610565186" calcext:value-type="float">
            <text:p>0.0576610565</text:p>
          </table:table-cell>
          <table:table-cell table:number-columns-repeated="3"/>
          <table:table-cell office:value-type="float" office:value="2457" calcext:value-type="float">
            <text:p>2457</text:p>
          </table:table-cell>
          <table:table-cell office:value-type="float" office:value="0.711477994919" calcext:value-type="float">
            <text:p>0.7114779949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.075620174408" calcext:value-type="float">
            <text:p>0.0756201744</text:p>
          </table:table-cell>
          <table:table-cell table:number-columns-repeated="2"/>
          <table:table-cell office:value-type="float" office:value="2458" calcext:value-type="float">
            <text:p>2458</text:p>
          </table:table-cell>
          <table:table-cell office:value-type="float" office:value="0.0605671405792" calcext:value-type="float">
            <text:p>0.0605671406</text:p>
          </table:table-cell>
          <table:table-cell table:number-columns-repeated="3"/>
          <table:table-cell office:value-type="float" office:value="2458" calcext:value-type="float">
            <text:p>2458</text:p>
          </table:table-cell>
          <table:table-cell office:value-type="float" office:value="0.690918922424" calcext:value-type="float">
            <text:p>0.6909189224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.0715661048889" calcext:value-type="float">
            <text:p>0.0715661049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office:value-type="float" office:value="0.065395116806" calcext:value-type="float">
            <text:p>0.0653951168</text:p>
          </table:table-cell>
          <table:table-cell table:number-columns-repeated="3"/>
          <table:table-cell office:value-type="float" office:value="2459" calcext:value-type="float">
            <text:p>2459</text:p>
          </table:table-cell>
          <table:table-cell office:value-type="float" office:value="0.701246976852" calcext:value-type="float">
            <text:p>0.7012469769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749249458313" calcext:value-type="float">
            <text:p>0.0749249458</text:p>
          </table:table-cell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0.0603921413422" calcext:value-type="float">
            <text:p>0.0603921413</text:p>
          </table:table-cell>
          <table:table-cell table:number-columns-repeated="3"/>
          <table:table-cell office:value-type="float" office:value="2460" calcext:value-type="float">
            <text:p>2460</text:p>
          </table:table-cell>
          <table:table-cell office:value-type="float" office:value="0.703276872635" calcext:value-type="float">
            <text:p>0.7032768726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0773329734802" calcext:value-type="float">
            <text:p>0.0773329735</text:p>
          </table:table-cell>
          <table:table-cell table:number-columns-repeated="2"/>
          <table:table-cell office:value-type="float" office:value="2461" calcext:value-type="float">
            <text:p>2461</text:p>
          </table:table-cell>
          <table:table-cell office:value-type="float" office:value="0.0664839744568" calcext:value-type="float">
            <text:p>0.0664839745</text:p>
          </table:table-cell>
          <table:table-cell table:number-columns-repeated="3"/>
          <table:table-cell office:value-type="float" office:value="2461" calcext:value-type="float">
            <text:p>2461</text:p>
          </table:table-cell>
          <table:table-cell office:value-type="float" office:value="0.693042993546" calcext:value-type="float">
            <text:p>0.6930429935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.0763640403748" calcext:value-type="float">
            <text:p>0.0763640404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office:value-type="float" office:value="0.0657870769501" calcext:value-type="float">
            <text:p>0.065787077</text:p>
          </table:table-cell>
          <table:table-cell table:number-columns-repeated="3"/>
          <table:table-cell office:value-type="float" office:value="2462" calcext:value-type="float">
            <text:p>2462</text:p>
          </table:table-cell>
          <table:table-cell office:value-type="float" office:value="0.698601961136" calcext:value-type="float">
            <text:p>0.6986019611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.0762300491333" calcext:value-type="float">
            <text:p>0.0762300491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0.0642940998077" calcext:value-type="float">
            <text:p>0.0642940998</text:p>
          </table:table-cell>
          <table:table-cell table:number-columns-repeated="3"/>
          <table:table-cell office:value-type="float" office:value="2463" calcext:value-type="float">
            <text:p>2463</text:p>
          </table:table-cell>
          <table:table-cell office:value-type="float" office:value="0.704154014587" calcext:value-type="float">
            <text:p>0.7041540146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0732748508453" calcext:value-type="float">
            <text:p>0.0732748508</text:p>
          </table:table-cell>
          <table:table-cell table:number-columns-repeated="2"/>
          <table:table-cell office:value-type="float" office:value="2464" calcext:value-type="float">
            <text:p>2464</text:p>
          </table:table-cell>
          <table:table-cell office:value-type="float" office:value="0.0643289089203" calcext:value-type="float">
            <text:p>0.0643289089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0.720278024673" calcext:value-type="float">
            <text:p>0.7202780247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738220214844" calcext:value-type="float">
            <text:p>0.0738220215</text:p>
          </table:table-cell>
          <table:table-cell table:number-columns-repeated="2"/>
          <table:table-cell office:value-type="float" office:value="2465" calcext:value-type="float">
            <text:p>2465</text:p>
          </table:table-cell>
          <table:table-cell office:value-type="float" office:value="0.0596208572388" calcext:value-type="float">
            <text:p>0.0596208572</text:p>
          </table:table-cell>
          <table:table-cell table:number-columns-repeated="3"/>
          <table:table-cell office:value-type="float" office:value="2465" calcext:value-type="float">
            <text:p>2465</text:p>
          </table:table-cell>
          <table:table-cell office:value-type="float" office:value="0.716671943665" calcext:value-type="float">
            <text:p>0.7166719437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.0743911266327" calcext:value-type="float">
            <text:p>0.0743911266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office:value-type="float" office:value="0.0631790161133" calcext:value-type="float">
            <text:p>0.0631790161</text:p>
          </table:table-cell>
          <table:table-cell table:number-columns-repeated="3"/>
          <table:table-cell office:value-type="float" office:value="2466" calcext:value-type="float">
            <text:p>2466</text:p>
          </table:table-cell>
          <table:table-cell office:value-type="float" office:value="0.687858104706" calcext:value-type="float">
            <text:p>0.6878581047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.0766270160675" calcext:value-type="float">
            <text:p>0.0766270161</text:p>
          </table:table-cell>
          <table:table-cell table:number-columns-repeated="2"/>
          <table:table-cell office:value-type="float" office:value="2467" calcext:value-type="float">
            <text:p>2467</text:p>
          </table:table-cell>
          <table:table-cell office:value-type="float" office:value="0.0603640079498" calcext:value-type="float">
            <text:p>0.0603640079</text:p>
          </table:table-cell>
          <table:table-cell table:number-columns-repeated="3"/>
          <table:table-cell office:value-type="float" office:value="2467" calcext:value-type="float">
            <text:p>2467</text:p>
          </table:table-cell>
          <table:table-cell office:value-type="float" office:value="0.697106122971" calcext:value-type="float">
            <text:p>0.697106123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0737700462341" calcext:value-type="float">
            <text:p>0.0737700462</text:p>
          </table:table-cell>
          <table:table-cell table:number-columns-repeated="2"/>
          <table:table-cell office:value-type="float" office:value="2468" calcext:value-type="float">
            <text:p>2468</text:p>
          </table:table-cell>
          <table:table-cell office:value-type="float" office:value="0.0609450340271" calcext:value-type="float">
            <text:p>0.060945034</text:p>
          </table:table-cell>
          <table:table-cell table:number-columns-repeated="3"/>
          <table:table-cell office:value-type="float" office:value="2468" calcext:value-type="float">
            <text:p>2468</text:p>
          </table:table-cell>
          <table:table-cell office:value-type="float" office:value="0.709686994553" calcext:value-type="float">
            <text:p>0.7096869946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0749609470367" calcext:value-type="float">
            <text:p>0.074960947</text:p>
          </table:table-cell>
          <table:table-cell table:number-columns-repeated="2"/>
          <table:table-cell office:value-type="float" office:value="2469" calcext:value-type="float">
            <text:p>2469</text:p>
          </table:table-cell>
          <table:table-cell office:value-type="float" office:value="0.0601251125336" calcext:value-type="float">
            <text:p>0.0601251125</text:p>
          </table:table-cell>
          <table:table-cell table:number-columns-repeated="3"/>
          <table:table-cell office:value-type="float" office:value="2469" calcext:value-type="float">
            <text:p>2469</text:p>
          </table:table-cell>
          <table:table-cell office:value-type="float" office:value="0.73763012886" calcext:value-type="float">
            <text:p>0.7376301289</text:p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.0754790306091" calcext:value-type="float">
            <text:p>0.0754790306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0.0610868930817" calcext:value-type="float">
            <text:p>0.0610868931</text:p>
          </table:table-cell>
          <table:table-cell table:number-columns-repeated="3"/>
          <table:table-cell office:value-type="float" office:value="2470" calcext:value-type="float">
            <text:p>2470</text:p>
          </table:table-cell>
          <table:table-cell office:value-type="float" office:value="0.691925048828" calcext:value-type="float">
            <text:p>0.6919250488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.074863910675" calcext:value-type="float">
            <text:p>0.0748639107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0.0620918273926" calcext:value-type="float">
            <text:p>0.0620918274</text:p>
          </table:table-cell>
          <table:table-cell table:number-columns-repeated="3"/>
          <table:table-cell office:value-type="float" office:value="2471" calcext:value-type="float">
            <text:p>2471</text:p>
          </table:table-cell>
          <table:table-cell office:value-type="float" office:value="0.693918943405" calcext:value-type="float">
            <text:p>0.6939189434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0748438835144" calcext:value-type="float">
            <text:p>0.0748438835</text:p>
          </table:table-cell>
          <table:table-cell table:number-columns-repeated="2"/>
          <table:table-cell office:value-type="float" office:value="2472" calcext:value-type="float">
            <text:p>2472</text:p>
          </table:table-cell>
          <table:table-cell office:value-type="float" office:value="0.0631320476532" calcext:value-type="float">
            <text:p>0.0631320477</text:p>
          </table:table-cell>
          <table:table-cell table:number-columns-repeated="3"/>
          <table:table-cell office:value-type="float" office:value="2472" calcext:value-type="float">
            <text:p>2472</text:p>
          </table:table-cell>
          <table:table-cell office:value-type="float" office:value="0.694972991943" calcext:value-type="float">
            <text:p>0.6949729919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.0759010314941" calcext:value-type="float">
            <text:p>0.0759010315</text:p>
          </table:table-cell>
          <table:table-cell table:number-columns-repeated="2"/>
          <table:table-cell office:value-type="float" office:value="2473" calcext:value-type="float">
            <text:p>2473</text:p>
          </table:table-cell>
          <table:table-cell office:value-type="float" office:value="0.0615839958191" calcext:value-type="float">
            <text:p>0.0615839958</text:p>
          </table:table-cell>
          <table:table-cell table:number-columns-repeated="3"/>
          <table:table-cell office:value-type="float" office:value="2473" calcext:value-type="float">
            <text:p>2473</text:p>
          </table:table-cell>
          <table:table-cell office:value-type="float" office:value="0.707900047302" calcext:value-type="float">
            <text:p>0.7079000473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.0745391845703" calcext:value-type="float">
            <text:p>0.0745391846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office:value-type="float" office:value="0.0583000183105" calcext:value-type="float">
            <text:p>0.0583000183</text:p>
          </table:table-cell>
          <table:table-cell table:number-columns-repeated="3"/>
          <table:table-cell office:value-type="float" office:value="2474" calcext:value-type="float">
            <text:p>2474</text:p>
          </table:table-cell>
          <table:table-cell office:value-type="float" office:value="0.706764936447" calcext:value-type="float">
            <text:p>0.7067649364</text:p>
          </table:table-cell>
          <table:table-cell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0743718147278" calcext:value-type="float">
            <text:p>0.0743718147</text:p>
          </table:table-cell>
          <table:table-cell table:number-columns-repeated="2"/>
          <table:table-cell office:value-type="float" office:value="2475" calcext:value-type="float">
            <text:p>2475</text:p>
          </table:table-cell>
          <table:table-cell office:value-type="float" office:value="0.0684380531311" calcext:value-type="float">
            <text:p>0.0684380531</text:p>
          </table:table-cell>
          <table:table-cell table:number-columns-repeated="3"/>
          <table:table-cell office:value-type="float" office:value="2475" calcext:value-type="float">
            <text:p>2475</text:p>
          </table:table-cell>
          <table:table-cell office:value-type="float" office:value="0.687643051147" calcext:value-type="float">
            <text:p>0.6876430511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.0732469558716" calcext:value-type="float">
            <text:p>0.0732469559</text:p>
          </table:table-cell>
          <table:table-cell table:number-columns-repeated="2"/>
          <table:table-cell office:value-type="float" office:value="2476" calcext:value-type="float">
            <text:p>2476</text:p>
          </table:table-cell>
          <table:table-cell office:value-type="float" office:value="0.0583639144897" calcext:value-type="float">
            <text:p>0.0583639145</text:p>
          </table:table-cell>
          <table:table-cell table:number-columns-repeated="3"/>
          <table:table-cell office:value-type="float" office:value="2476" calcext:value-type="float">
            <text:p>2476</text:p>
          </table:table-cell>
          <table:table-cell office:value-type="float" office:value="0.704888105392" calcext:value-type="float">
            <text:p>0.7048881054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.0728540420532" calcext:value-type="float">
            <text:p>0.0728540421</text:p>
          </table:table-cell>
          <table:table-cell table:number-columns-repeated="2"/>
          <table:table-cell office:value-type="float" office:value="2477" calcext:value-type="float">
            <text:p>2477</text:p>
          </table:table-cell>
          <table:table-cell office:value-type="float" office:value="0.0660779476166" calcext:value-type="float">
            <text:p>0.0660779476</text:p>
          </table:table-cell>
          <table:table-cell table:number-columns-repeated="3"/>
          <table:table-cell office:value-type="float" office:value="2477" calcext:value-type="float">
            <text:p>2477</text:p>
          </table:table-cell>
          <table:table-cell office:value-type="float" office:value="0.690848112106" calcext:value-type="float">
            <text:p>0.6908481121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748629570007" calcext:value-type="float">
            <text:p>0.074862957</text:p>
          </table:table-cell>
          <table:table-cell table:number-columns-repeated="2"/>
          <table:table-cell office:value-type="float" office:value="2478" calcext:value-type="float">
            <text:p>2478</text:p>
          </table:table-cell>
          <table:table-cell office:value-type="float" office:value="0.0646870136261" calcext:value-type="float">
            <text:p>0.0646870136</text:p>
          </table:table-cell>
          <table:table-cell table:number-columns-repeated="3"/>
          <table:table-cell office:value-type="float" office:value="2478" calcext:value-type="float">
            <text:p>2478</text:p>
          </table:table-cell>
          <table:table-cell office:value-type="float" office:value="0.694473981857" calcext:value-type="float">
            <text:p>0.6944739819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.0726549625397" calcext:value-type="float">
            <text:p>0.0726549625</text:p>
          </table:table-cell>
          <table:table-cell table:number-columns-repeated="2"/>
          <table:table-cell office:value-type="float" office:value="2479" calcext:value-type="float">
            <text:p>2479</text:p>
          </table:table-cell>
          <table:table-cell office:value-type="float" office:value="0.0573480129242" calcext:value-type="float">
            <text:p>0.0573480129</text:p>
          </table:table-cell>
          <table:table-cell table:number-columns-repeated="3"/>
          <table:table-cell office:value-type="float" office:value="2479" calcext:value-type="float">
            <text:p>2479</text:p>
          </table:table-cell>
          <table:table-cell office:value-type="float" office:value="0.699070215225" calcext:value-type="float">
            <text:p>0.6990702152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744280815125" calcext:value-type="float">
            <text:p>0.0744280815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.067948102951" calcext:value-type="float">
            <text:p>0.067948103</text:p>
          </table:table-cell>
          <table:table-cell table:number-columns-repeated="3"/>
          <table:table-cell office:value-type="float" office:value="2480" calcext:value-type="float">
            <text:p>2480</text:p>
          </table:table-cell>
          <table:table-cell office:value-type="float" office:value="0.717430114746" calcext:value-type="float">
            <text:p>0.7174301147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.0732610225677" calcext:value-type="float">
            <text:p>0.0732610226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0.0643289089203" calcext:value-type="float">
            <text:p>0.0643289089</text:p>
          </table:table-cell>
          <table:table-cell table:number-columns-repeated="3"/>
          <table:table-cell office:value-type="float" office:value="2481" calcext:value-type="float">
            <text:p>2481</text:p>
          </table:table-cell>
          <table:table-cell office:value-type="float" office:value="0.691612005234" calcext:value-type="float">
            <text:p>0.6916120052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.0707180500031" calcext:value-type="float">
            <text:p>0.07071805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0.0629498958588" calcext:value-type="float">
            <text:p>0.0629498959</text:p>
          </table:table-cell>
          <table:table-cell table:number-columns-repeated="3"/>
          <table:table-cell office:value-type="float" office:value="2482" calcext:value-type="float">
            <text:p>2482</text:p>
          </table:table-cell>
          <table:table-cell office:value-type="float" office:value="0.704494953156" calcext:value-type="float">
            <text:p>0.7044949532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0777850151062" calcext:value-type="float">
            <text:p>0.0777850151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0.0610229969025" calcext:value-type="float">
            <text:p>0.0610229969</text:p>
          </table:table-cell>
          <table:table-cell table:number-columns-repeated="3"/>
          <table:table-cell office:value-type="float" office:value="2483" calcext:value-type="float">
            <text:p>2483</text:p>
          </table:table-cell>
          <table:table-cell office:value-type="float" office:value="0.711486816406" calcext:value-type="float">
            <text:p>0.7114868164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0752921104431" calcext:value-type="float">
            <text:p>0.0752921104</text:p>
          </table:table-cell>
          <table:table-cell table:number-columns-repeated="2"/>
          <table:table-cell office:value-type="float" office:value="2484" calcext:value-type="float">
            <text:p>2484</text:p>
          </table:table-cell>
          <table:table-cell office:value-type="float" office:value="0.0666918754578" calcext:value-type="float">
            <text:p>0.0666918755</text:p>
          </table:table-cell>
          <table:table-cell table:number-columns-repeated="3"/>
          <table:table-cell office:value-type="float" office:value="2484" calcext:value-type="float">
            <text:p>2484</text:p>
          </table:table-cell>
          <table:table-cell office:value-type="float" office:value="0.709747076035" calcext:value-type="float">
            <text:p>0.709747076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754790306091" calcext:value-type="float">
            <text:p>0.0754790306</text:p>
          </table:table-cell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0.0586597919464" calcext:value-type="float">
            <text:p>0.0586597919</text:p>
          </table:table-cell>
          <table:table-cell table:number-columns-repeated="3"/>
          <table:table-cell office:value-type="float" office:value="2485" calcext:value-type="float">
            <text:p>2485</text:p>
          </table:table-cell>
          <table:table-cell office:value-type="float" office:value="0.717260122299" calcext:value-type="float">
            <text:p>0.7172601223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075187921524" calcext:value-type="float">
            <text:p>0.0751879215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0.0665159225464" calcext:value-type="float">
            <text:p>0.0665159225</text:p>
          </table:table-cell>
          <table:table-cell table:number-columns-repeated="3"/>
          <table:table-cell office:value-type="float" office:value="2486" calcext:value-type="float">
            <text:p>2486</text:p>
          </table:table-cell>
          <table:table-cell office:value-type="float" office:value="0.709801912308" calcext:value-type="float">
            <text:p>0.7098019123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.0748081207275" calcext:value-type="float">
            <text:p>0.0748081207</text:p>
          </table:table-cell>
          <table:table-cell table:number-columns-repeated="2"/>
          <table:table-cell office:value-type="float" office:value="2487" calcext:value-type="float">
            <text:p>2487</text:p>
          </table:table-cell>
          <table:table-cell office:value-type="float" office:value="0.0601620674133" calcext:value-type="float">
            <text:p>0.0601620674</text:p>
          </table:table-cell>
          <table:table-cell table:number-columns-repeated="3"/>
          <table:table-cell office:value-type="float" office:value="2487" calcext:value-type="float">
            <text:p>2487</text:p>
          </table:table-cell>
          <table:table-cell office:value-type="float" office:value="0.720096111298" calcext:value-type="float">
            <text:p>0.7200961113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.073343038559" calcext:value-type="float">
            <text:p>0.0733430386</text:p>
          </table:table-cell>
          <table:table-cell table:number-columns-repeated="2"/>
          <table:table-cell office:value-type="float" office:value="2488" calcext:value-type="float">
            <text:p>2488</text:p>
          </table:table-cell>
          <table:table-cell office:value-type="float" office:value="0.0579631328583" calcext:value-type="float">
            <text:p>0.0579631329</text:p>
          </table:table-cell>
          <table:table-cell table:number-columns-repeated="3"/>
          <table:table-cell office:value-type="float" office:value="2488" calcext:value-type="float">
            <text:p>2488</text:p>
          </table:table-cell>
          <table:table-cell office:value-type="float" office:value="0.718366146088" calcext:value-type="float">
            <text:p>0.7183661461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.0769560337067" calcext:value-type="float">
            <text:p>0.0769560337</text:p>
          </table:table-cell>
          <table:table-cell table:number-columns-repeated="2"/>
          <table:table-cell office:value-type="float" office:value="2489" calcext:value-type="float">
            <text:p>2489</text:p>
          </table:table-cell>
          <table:table-cell office:value-type="float" office:value="0.0668759346008" calcext:value-type="float">
            <text:p>0.0668759346</text:p>
          </table:table-cell>
          <table:table-cell table:number-columns-repeated="3"/>
          <table:table-cell office:value-type="float" office:value="2489" calcext:value-type="float">
            <text:p>2489</text:p>
          </table:table-cell>
          <table:table-cell office:value-type="float" office:value="0.811416864395" calcext:value-type="float">
            <text:p>0.8114168644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0742580890656" calcext:value-type="float">
            <text:p>0.0742580891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0.0660870075226" calcext:value-type="float">
            <text:p>0.0660870075</text:p>
          </table:table-cell>
          <table:table-cell table:number-columns-repeated="3"/>
          <table:table-cell office:value-type="float" office:value="2490" calcext:value-type="float">
            <text:p>2490</text:p>
          </table:table-cell>
          <table:table-cell office:value-type="float" office:value="0.693891048431" calcext:value-type="float">
            <text:p>0.6938910484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0750930309296" calcext:value-type="float">
            <text:p>0.0750930309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0.066605091095" calcext:value-type="float">
            <text:p>0.0666050911</text:p>
          </table:table-cell>
          <table:table-cell table:number-columns-repeated="3"/>
          <table:table-cell office:value-type="float" office:value="2491" calcext:value-type="float">
            <text:p>2491</text:p>
          </table:table-cell>
          <table:table-cell office:value-type="float" office:value="0.692837953568" calcext:value-type="float">
            <text:p>0.6928379536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0730209350586" calcext:value-type="float">
            <text:p>0.0730209351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0.0667722225189" calcext:value-type="float">
            <text:p>0.0667722225</text:p>
          </table:table-cell>
          <table:table-cell table:number-columns-repeated="3"/>
          <table:table-cell office:value-type="float" office:value="2492" calcext:value-type="float">
            <text:p>2492</text:p>
          </table:table-cell>
          <table:table-cell office:value-type="float" office:value="0.696147918701" calcext:value-type="float">
            <text:p>0.6961479187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.0721919536591" calcext:value-type="float">
            <text:p>0.0721919537</text:p>
          </table:table-cell>
          <table:table-cell table:number-columns-repeated="2"/>
          <table:table-cell office:value-type="float" office:value="2493" calcext:value-type="float">
            <text:p>2493</text:p>
          </table:table-cell>
          <table:table-cell office:value-type="float" office:value="0.0645680427551" calcext:value-type="float">
            <text:p>0.0645680428</text:p>
          </table:table-cell>
          <table:table-cell table:number-columns-repeated="3"/>
          <table:table-cell office:value-type="float" office:value="2493" calcext:value-type="float">
            <text:p>2493</text:p>
          </table:table-cell>
          <table:table-cell office:value-type="float" office:value="0.691639900208" calcext:value-type="float">
            <text:p>0.6916399002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0726778507233" calcext:value-type="float">
            <text:p>0.0726778507</text:p>
          </table:table-cell>
          <table:table-cell table:number-columns-repeated="2"/>
          <table:table-cell office:value-type="float" office:value="2494" calcext:value-type="float">
            <text:p>2494</text:p>
          </table:table-cell>
          <table:table-cell office:value-type="float" office:value="0.0666129589081" calcext:value-type="float">
            <text:p>0.0666129589</text:p>
          </table:table-cell>
          <table:table-cell table:number-columns-repeated="3"/>
          <table:table-cell office:value-type="float" office:value="2494" calcext:value-type="float">
            <text:p>2494</text:p>
          </table:table-cell>
          <table:table-cell office:value-type="float" office:value="0.70653796196" calcext:value-type="float">
            <text:p>0.706537962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.0720460414886" calcext:value-type="float">
            <text:p>0.0720460415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0.0660309791565" calcext:value-type="float">
            <text:p>0.0660309792</text:p>
          </table:table-cell>
          <table:table-cell table:number-columns-repeated="3"/>
          <table:table-cell office:value-type="float" office:value="2495" calcext:value-type="float">
            <text:p>2495</text:p>
          </table:table-cell>
          <table:table-cell office:value-type="float" office:value="0.722643852234" calcext:value-type="float">
            <text:p>0.7226438522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0743589401245" calcext:value-type="float">
            <text:p>0.0743589401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0.0681052207947" calcext:value-type="float">
            <text:p>0.0681052208</text:p>
          </table:table-cell>
          <table:table-cell table:number-columns-repeated="3"/>
          <table:table-cell office:value-type="float" office:value="2496" calcext:value-type="float">
            <text:p>2496</text:p>
          </table:table-cell>
          <table:table-cell office:value-type="float" office:value="0.713960886002" calcext:value-type="float">
            <text:p>0.713960886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.0761020183563" calcext:value-type="float">
            <text:p>0.0761020184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0.0584218502045" calcext:value-type="float">
            <text:p>0.0584218502</text:p>
          </table:table-cell>
          <table:table-cell table:number-columns-repeated="3"/>
          <table:table-cell office:value-type="float" office:value="2497" calcext:value-type="float">
            <text:p>2497</text:p>
          </table:table-cell>
          <table:table-cell office:value-type="float" office:value="0.696949005127" calcext:value-type="float">
            <text:p>0.6969490051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.075795173645" calcext:value-type="float">
            <text:p>0.0757951736</text:p>
          </table:table-cell>
          <table:table-cell table:number-columns-repeated="2"/>
          <table:table-cell office:value-type="float" office:value="2498" calcext:value-type="float">
            <text:p>2498</text:p>
          </table:table-cell>
          <table:table-cell office:value-type="float" office:value="0.0673038959503" calcext:value-type="float">
            <text:p>0.067303896</text:p>
          </table:table-cell>
          <table:table-cell table:number-columns-repeated="3"/>
          <table:table-cell office:value-type="float" office:value="2498" calcext:value-type="float">
            <text:p>2498</text:p>
          </table:table-cell>
          <table:table-cell office:value-type="float" office:value="0.702189922333" calcext:value-type="float">
            <text:p>0.7021899223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.0724341869354" calcext:value-type="float">
            <text:p>0.0724341869</text:p>
          </table:table-cell>
          <table:table-cell table:number-columns-repeated="2"/>
          <table:table-cell office:value-type="float" office:value="2499" calcext:value-type="float">
            <text:p>2499</text:p>
          </table:table-cell>
          <table:table-cell office:value-type="float" office:value="0.0589239597321" calcext:value-type="float">
            <text:p>0.0589239597</text:p>
          </table:table-cell>
          <table:table-cell table:number-columns-repeated="3"/>
          <table:table-cell office:value-type="float" office:value="2499" calcext:value-type="float">
            <text:p>2499</text:p>
          </table:table-cell>
          <table:table-cell office:value-type="float" office:value="0.697294950485" calcext:value-type="float">
            <text:p>0.6972949505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745868682861" calcext:value-type="float">
            <text:p>0.074586868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594799518585" calcext:value-type="float">
            <text:p>0.0594799519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0.696520805359" calcext:value-type="float">
            <text:p>0.69652080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5:55:40.740548348</meta:creation-date>
    <dc:date>2018-04-07T16:08:51.899716342</dc:date>
    <meta:editing-duration>PT3M2S</meta:editing-duration>
    <meta:editing-cycles>1</meta:editing-cycles>
    <meta:document-statistic meta:table-count="1" meta:cell-count="3020" meta:object-count="0"/>
    <meta:generator>LibreOffice/5.1.6.2$Linux_X86_64 LibreOffice_project/10m0$Build-2</meta:generator>
  </office:meta>
</office:document-meta>
</file>